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Ubuntu" svg:font-family="Ubuntu" style:font-adornments="Regular"/>
    <style:font-face style:name="Tahoma" svg:font-family="Tahoma"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Liberation Mono1"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1" svg:font-family="'DejaVu Sans'" style:font-adornments="Condensed Oblique"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31in" fo:margin-left="0in" fo:margin-right="0in" fo:margin-top="0.0396in" fo:margin-bottom="0.1576in" table:align="margins" fo:keep-with-next="auto" style:may-break-between-rows="false"/>
    </style:style>
    <style:style style:name="Table1.A" style:family="table-column">
      <style:table-column-properties style:column-width="1.7479in" style:rel-column-width="17112*"/>
    </style:style>
    <style:style style:name="Table1.B" style:family="table-column">
      <style:table-column-properties style:column-width="4.9451in" style:rel-column-width="48423*"/>
    </style:style>
    <style:style style:name="Table1.1" style:family="table-row">
      <style:table-row-properties fo:keep-together="always"/>
    </style:style>
    <style:style style:name="Table1.A1" style:family="table-cell">
      <style:table-cell-properties fo:background-color="#e6e6e6" fo:padding="0.0382in"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A6" style:family="table-cell">
      <style:table-cell-properties style:vertical-align="middle" fo:background-color="#ffffff" fo:padding="0.0382in" fo:border-left="none" fo:border-right="none" fo:border-top="none" fo:border-bottom="0.05pt solid #000000">
        <style:background-image/>
      </style:table-cell-properties>
    </style:style>
    <style:style style:name="Table2" style:family="table">
      <style:table-properties style:width="6.6931in" fo:margin-left="0in" fo:margin-right="0in" fo:margin-top="0.0785in" fo:margin-bottom="0.0785in" table:align="margins" style:may-break-between-rows="false"/>
    </style:style>
    <style:style style:name="Table2.A" style:family="table-column">
      <style:table-column-properties style:column-width="0.9646in" style:rel-column-width="9444*"/>
    </style:style>
    <style:style style:name="Table2.B" style:family="table-column">
      <style:table-column-properties style:column-width="5.7285in" style:rel-column-width="56091*"/>
    </style:style>
    <style:style style:name="Table2.A1" style:family="table-cell">
      <style:table-cell-properties style:vertical-align="middle" fo:background-color="#94bd5e" fo:padding="0.059in" fo:border-left="none" fo:border-right="none" fo:border-top="1pt solid #999999" fo:border-bottom="1pt solid #999999">
        <style:background-image/>
      </style:table-cell-properties>
    </style:style>
    <style:style style:name="Table2.B1" style:family="table-cell">
      <style:table-cell-properties fo:background-color="transparent" fo:padding="0.059in" fo:border-left="none" fo:border-right="none" fo:border-top="1pt solid #999999" fo:border-bottom="1pt solid #999999">
        <style:background-image/>
      </style:table-cell-properties>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51in" fo:margin-left="0in" fo:margin-right="-0.0021in" fo:margin-top="0.1181in" fo:margin-bottom="0.1181in" table:align="margins" style:may-break-between-rows="false"/>
    </style:style>
    <style:style style:name="Table4.A" style:family="table-column">
      <style:table-column-properties style:column-width="0.9701in" style:rel-column-width="9496*"/>
    </style:style>
    <style:style style:name="Table4.B" style:family="table-column">
      <style:table-column-properties style:column-width="5.725in" style:rel-column-width="56039*"/>
    </style:style>
    <style:style style:name="Table4.A1" style:family="table-cell">
      <style:table-cell-properties style:vertical-align="middle" fo:background-color="#94bd5e" fo:padding="0.059in" fo:border-left="none" fo:border-right="none" fo:border-top="1pt solid #999999" fo:border-bottom="1pt solid #999999">
        <style:background-image/>
      </style:table-cell-properties>
    </style:style>
    <style:style style:name="Table4.B1" style:family="table-cell">
      <style:table-cell-properties style:vertical-align="middle" fo:padding="0.059in" fo:border-left="none" fo:border-right="none" fo:border-top="1pt solid #999999" fo:border-bottom="1pt solid #999999"/>
    </style:style>
    <style:style style:name="Table5" style:family="table">
      <style:table-properties style:width="6.6951in" fo:margin-left="0in" fo:margin-right="-0.0021in" fo:margin-top="0.1181in" fo:margin-bottom="0.1181in" table:align="margins" style:may-break-between-rows="false"/>
    </style:style>
    <style:style style:name="Table5.A" style:family="table-column">
      <style:table-column-properties style:column-width="0.9701in" style:rel-column-width="9496*"/>
    </style:style>
    <style:style style:name="Table5.B" style:family="table-column">
      <style:table-column-properties style:column-width="5.725in" style:rel-column-width="56039*"/>
    </style:style>
    <style:style style:name="Table5.A1" style:family="table-cell">
      <style:table-cell-properties style:vertical-align="middle" fo:background-color="#94bd5e" fo:padding="0.059in" fo:border-left="none" fo:border-right="none" fo:border-top="1pt solid #999999" fo:border-bottom="1pt solid #999999">
        <style:background-image/>
      </style:table-cell-properties>
    </style:style>
    <style:style style:name="Table5.B1" style:family="table-cell">
      <style:table-cell-properties style:vertical-align="middle" fo:padding="0.059in" fo:border-left="none" fo:border-right="none" fo:border-top="1pt solid #999999" fo:border-bottom="1pt solid #999999"/>
    </style:style>
    <style:style style:name="Table6" style:family="table">
      <style:table-properties style:width="6.6931in" fo:margin-left="0in" fo:margin-right="0in" fo:margin-top="0.0785in" fo:margin-bottom="0.1181in" table:align="margins" style:may-break-between-rows="false"/>
    </style:style>
    <style:style style:name="Table6.A" style:family="table-column">
      <style:table-column-properties style:column-width="0.9694in" style:rel-column-width="9492*"/>
    </style:style>
    <style:style style:name="Table6.B" style:family="table-column">
      <style:table-column-properties style:column-width="5.7236in" style:rel-column-width="56043*"/>
    </style:style>
    <style:style style:name="Table6.A1" style:family="table-cell">
      <style:table-cell-properties style:vertical-align="middle" fo:background-color="#94bd5e" fo:padding="0.059in" fo:border-left="none" fo:border-right="none" fo:border-top="1pt solid #999999" fo:border-bottom="1pt solid #999999">
        <style:background-image/>
      </style:table-cell-properties>
    </style:style>
    <style:style style:name="Table6.B1" style:family="table-cell">
      <style:table-cell-properties style:vertical-align="middle" fo:padding="0.059in" fo:border-left="none" fo:border-right="none" fo:border-top="1pt solid #999999" fo:border-bottom="1pt solid #999999"/>
    </style:style>
    <style:style style:name="Table7" style:family="table">
      <style:table-properties style:width="6.6931in" fo:margin-left="0in" fo:margin-right="0in" fo:margin-top="0.0785in" fo:margin-bottom="0.1965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0.9701in" style:rel-column-width="9499*"/>
    </style:style>
    <style:style style:name="Table7.B" style:family="table-column">
      <style:table-column-properties style:column-width="5.7229in"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059in"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059in" fo:border-left="none" fo:border-right="none" fo:border-top="1pt solid #999999" fo:border-bottom="1pt solid #999999"/>
    </style:style>
    <style:style style:name="Table8" style:family="table">
      <style:table-properties style:width="6.6896in" fo:margin-left="0.0056in" fo:margin-right="-0.0021in" fo:margin-top="0.1181in" fo:margin-bottom="0.1181in"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0.9701in" style:rel-column-width="9504*"/>
    </style:style>
    <style:style style:name="Table8.B" style:family="table-column">
      <style:table-column-properties style:column-width="5.7194in" style:rel-column-width="56031*"/>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ffd320" fo:padding="0.059in" fo:border-left="none" fo:border-right="none" fo:border-top="1pt solid #999999" fo:border-bottom="1pt solid #999999" style:writing-mode="page">
        <style:background-image/>
      </style:table-cell-properties>
    </style:style>
    <style:style style:name="Table8.B1" style:family="table-cell">
      <style:table-cell-properties style:vertical-align="middle" fo:padding="0.059in"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lways"/>
      <style:text-properties officeooo:paragraph-rsid="008f345f"/>
    </style:style>
    <style:style style:name="P4" style:family="paragraph" style:parent-style-name="OOoTextBody" style:master-page-name="">
      <style:paragraph-properties style:page-number="auto" fo:keep-with-next="always"/>
      <style:text-properties officeooo:paragraph-rsid="009136bc"/>
    </style:style>
    <style:style style:name="P5" style:family="paragraph" style:parent-style-name="OOoTextBody" style:master-page-name="">
      <style:paragraph-properties style:page-number="auto" fo:keep-with-next="always"/>
      <style:text-properties fo:font-weight="normal" officeooo:paragraph-rsid="009136bc" style:font-weight-asian="normal" style:font-weight-complex="normal"/>
    </style:style>
    <style:style style:name="P6" style:family="paragraph" style:parent-style-name="OOoTextBody" style:master-page-name="">
      <style:paragraph-properties style:page-number="auto" fo:keep-with-next="always"/>
      <style:text-properties officeooo:rsid="007ceca8" officeooo:paragraph-rsid="009136bc"/>
    </style:style>
    <style:style style:name="P7" style:family="paragraph" style:parent-style-name="OOoTextBody" style:master-page-name="">
      <style:paragraph-properties fo:keep-together="always" fo:orphans="0" fo:widows="0" style:page-number="auto" fo:keep-with-next="always"/>
      <style:text-properties officeooo:paragraph-rsid="009136bc"/>
    </style:style>
    <style:style style:name="P8" style:family="paragraph" style:parent-style-name="OOoTextBody" style:master-page-name="">
      <style:paragraph-properties style:page-number="auto" fo:keep-with-next="always"/>
      <style:text-properties officeooo:paragraph-rsid="00928573"/>
    </style:style>
    <style:style style:name="P9" style:family="paragraph" style:parent-style-name="OOoTextBody" style:master-page-name="">
      <style:paragraph-properties style:page-number="auto" fo:keep-with-next="always"/>
      <style:text-properties officeooo:rsid="00396eba" officeooo:paragraph-rsid="00928573"/>
    </style:style>
    <style:style style:name="P10" style:family="paragraph" style:parent-style-name="OOoTextBody" style:master-page-name="">
      <style:paragraph-properties style:page-number="auto" fo:keep-with-next="always"/>
      <style:text-properties officeooo:paragraph-rsid="00b8c9f6"/>
    </style:style>
    <style:style style:name="P11" style:family="paragraph" style:parent-style-name="OOoDefinition" style:master-page-name="">
      <style:paragraph-properties fo:orphans="2" fo:widows="2" style:page-number="auto" fo:keep-with-next="always">
        <style:tab-stops/>
      </style:paragraph-properties>
      <style:text-properties fo:font-size="11pt" officeooo:paragraph-rsid="009136bc"/>
    </style:style>
    <style:style style:name="P12" style:family="paragraph" style:parent-style-name="OOoTextBody_5f_ListIntro" style:master-page-name="">
      <style:paragraph-properties style:page-number="auto" fo:keep-with-next="always"/>
      <style:text-properties officeooo:paragraph-rsid="00928573"/>
    </style:style>
    <style:style style:name="P13" style:family="paragraph" style:parent-style-name="OOoTextBody" style:master-page-name="">
      <style:paragraph-properties style:page-number="auto" fo:break-before="auto" fo:break-after="auto">
        <style:tab-stops/>
      </style:paragraph-properties>
      <style:text-properties officeooo:paragraph-rsid="008f345f"/>
    </style:style>
    <style:style style:name="P14" style:family="paragraph" style:parent-style-name="OOoTextBody" style:master-page-name="">
      <style:paragraph-properties style:page-number="auto" fo:keep-with-next="auto"/>
      <style:text-properties officeooo:paragraph-rsid="009136bc"/>
    </style:style>
    <style:style style:name="P15" style:family="paragraph" style:parent-style-name="OOoTextBody" style:master-page-name="">
      <style:paragraph-properties style:page-number="auto" fo:keep-with-next="auto"/>
      <style:text-properties officeooo:paragraph-rsid="00928573"/>
    </style:style>
    <style:style style:name="P16" style:family="paragraph" style:parent-style-name="OOoTextBody" style:master-page-name="">
      <style:paragraph-properties style:page-number="auto" fo:keep-with-next="auto"/>
      <style:text-properties officeooo:paragraph-rsid="00b8c9f6"/>
    </style:style>
    <style:style style:name="P17" style:family="paragraph" style:parent-style-name="OOoTextBody" style:master-page-name="">
      <style:paragraph-properties fo:keep-together="always" fo:orphans="0" fo:widows="0" style:page-number="auto"/>
      <style:text-properties officeooo:paragraph-rsid="008f345f"/>
    </style:style>
    <style:style style:name="P18" style:family="paragraph" style:parent-style-name="OOoTextBody" style:master-page-name="">
      <style:paragraph-properties fo:keep-together="always" fo:orphans="0" fo:widows="0" style:page-number="auto"/>
      <style:text-properties officeooo:paragraph-rsid="009136bc"/>
    </style:style>
    <style:style style:name="P19" style:family="paragraph" style:parent-style-name="OOoTextBody" style:master-page-name="">
      <style:paragraph-properties fo:keep-together="always" fo:orphans="0" fo:widows="0" style:page-number="auto"/>
      <style:text-properties officeooo:paragraph-rsid="00928573"/>
    </style:style>
    <style:style style:name="P20" style:family="paragraph" style:parent-style-name="OOoTextBody" style:master-page-name="">
      <style:paragraph-properties fo:keep-together="always" fo:orphans="0" fo:widows="0" style:page-number="auto"/>
      <style:text-properties officeooo:paragraph-rsid="00b8c9f6"/>
    </style:style>
    <style:style style:name="P21" style:family="paragraph" style:parent-style-name="OOoTextBody" style:master-page-name="">
      <style:paragraph-properties fo:keep-together="always" style:page-number="auto"/>
      <style:text-properties officeooo:paragraph-rsid="008f345f"/>
    </style:style>
    <style:style style:name="P22" style:family="paragraph" style:parent-style-name="OOoTextBody" style:master-page-name="">
      <style:paragraph-properties style:page-number="auto">
        <style:tab-stops>
          <style:tab-stop style:position="2.1654in"/>
          <style:tab-stop style:position="4.3307in"/>
        </style:tab-stops>
      </style:paragraph-properties>
      <style:text-properties officeooo:paragraph-rsid="006ce868"/>
    </style:style>
    <style:style style:name="P23" style:family="paragraph" style:parent-style-name="OOoTextBody" style:master-page-name="">
      <style:paragraph-properties style:page-number="auto"/>
      <style:text-properties officeooo:paragraph-rsid="009136bc"/>
    </style:style>
    <style:style style:name="P24" style:family="paragraph" style:parent-style-name="OOoTextBody" style:master-page-name="">
      <style:paragraph-properties style:page-number="auto"/>
      <style:text-properties officeooo:paragraph-rsid="00928573"/>
    </style:style>
    <style:style style:name="P25" style:family="paragraph" style:parent-style-name="OOoTextBody_5f_ListIntro" style:master-page-name="">
      <style:paragraph-properties style:page-number="auto"/>
      <style:text-properties officeooo:paragraph-rsid="00928573"/>
    </style:style>
    <style:style style:name="P26" style:family="paragraph" style:parent-style-name="OOoTextBody_5f_ListIntro" style:master-page-name="">
      <style:paragraph-properties style:page-number="auto"/>
      <style:text-properties officeooo:paragraph-rsid="00b8c9f6"/>
    </style:style>
    <style:style style:name="P27" style:family="paragraph" style:parent-style-name="OOoDefinitionTerm" style:master-page-name="">
      <style:paragraph-properties style:page-number="auto"/>
      <style:text-properties officeooo:paragraph-rsid="008f345f"/>
    </style:style>
    <style:style style:name="P28" style:family="paragraph" style:parent-style-name="OOoDefinition" style:master-page-name="">
      <style:paragraph-properties fo:keep-together="always" fo:orphans="0" fo:widows="0" style:page-number="auto"/>
      <style:text-properties officeooo:paragraph-rsid="009136bc"/>
    </style:style>
    <style:style style:name="P29" style:family="paragraph" style:parent-style-name="OOoDefinition" style:master-page-name="">
      <style:paragraph-properties fo:orphans="2" fo:widows="2" style:page-number="auto">
        <style:tab-stops/>
      </style:paragraph-properties>
      <style:text-properties fo:font-size="11pt" officeooo:paragraph-rsid="009136bc"/>
    </style:style>
    <style:style style:name="P30" style:family="paragraph" style:parent-style-name="OOoDefinition" style:master-page-name="">
      <style:paragraph-properties fo:orphans="2" fo:widows="2" style:page-number="auto">
        <style:tab-stops/>
      </style:paragraph-properties>
      <style:text-properties fo:font-size="11pt" officeooo:rsid="006269a4" officeooo:paragraph-rsid="009136bc"/>
    </style:style>
    <style:style style:name="P31" style:family="paragraph" style:parent-style-name="OOoDefinition" style:master-page-name="">
      <style:paragraph-properties style:page-number="auto"/>
      <style:text-properties officeooo:paragraph-rsid="009136bc"/>
    </style:style>
    <style:style style:name="P32" style:family="paragraph" style:parent-style-name="OOoFigure">
      <style:paragraph-properties fo:margin-top="0.0398in" fo:margin-bottom="0.0827in" style:contextual-spacing="false"/>
      <style:text-properties style:font-name="Liberation Sans1" officeooo:paragraph-rsid="009136bc" style:font-name-asian="DejaVu Sans" style:font-name-complex="Lucidasans"/>
    </style:style>
    <style:style style:name="P33" style:family="paragraph" style:parent-style-name="OOoFigure">
      <style:paragraph-properties fo:margin-top="0.0398in" fo:margin-bottom="0.0827in" style:contextual-spacing="false"/>
      <style:text-properties officeooo:paragraph-rsid="009136bc"/>
    </style:style>
    <style:style style:name="P34" style:family="paragraph" style:parent-style-name="OOoPageBreak">
      <style:paragraph-properties fo:margin-top="0.0398in" fo:margin-bottom="0.0827in" style:contextual-spacing="false"/>
      <style:text-properties style:font-name="Liberation Sans1" officeooo:paragraph-rsid="00928573" style:font-name-asian="DejaVu Sans" style:font-name-complex="Lucidasans"/>
    </style:style>
    <style:style style:name="P35" style:family="paragraph" style:parent-style-name="OOoTextBody">
      <style:paragraph-properties>
        <style:tab-stops>
          <style:tab-stop style:position="2.1654in"/>
          <style:tab-stop style:position="4.3307in"/>
        </style:tab-stops>
      </style:paragraph-properties>
    </style:style>
    <style:style style:name="P36" style:family="paragraph" style:parent-style-name="OOoTextBody">
      <style:text-properties officeooo:paragraph-rsid="005c847e"/>
    </style:style>
    <style:style style:name="P37" style:family="paragraph" style:parent-style-name="OOoTextBody">
      <style:paragraph-properties fo:orphans="0" fo:widows="0"/>
      <style:text-properties officeooo:paragraph-rsid="00b8c9f6"/>
    </style:style>
    <style:style style:name="P38" style:family="paragraph" style:parent-style-name="OOoTextBody">
      <style:text-properties officeooo:paragraph-rsid="008f345f"/>
    </style:style>
    <style:style style:name="P39" style:family="paragraph" style:parent-style-name="OOoTextBody">
      <style:text-properties officeooo:paragraph-rsid="0090c09a"/>
    </style:style>
    <style:style style:name="P40" style:family="paragraph" style:parent-style-name="OOoTextBody">
      <style:paragraph-properties fo:text-align="start" style:justify-single-word="false"/>
      <style:text-properties officeooo:paragraph-rsid="009136bc"/>
    </style:style>
    <style:style style:name="P41" style:family="paragraph" style:parent-style-name="OOoTextBody">
      <style:text-properties officeooo:rsid="00a296b9" officeooo:paragraph-rsid="009136bc"/>
    </style:style>
    <style:style style:name="P42" style:family="paragraph" style:parent-style-name="OOoTextBody">
      <style:text-properties officeooo:rsid="00a71452" officeooo:paragraph-rsid="009136bc"/>
    </style:style>
    <style:style style:name="P43" style:family="paragraph" style:parent-style-name="OOoTextBody">
      <style:text-properties officeooo:rsid="005e1b9a" officeooo:paragraph-rsid="009136bc"/>
    </style:style>
    <style:style style:name="P44" style:family="paragraph" style:parent-style-name="OOoTextBody">
      <style:text-properties officeooo:rsid="009a32f0" officeooo:paragraph-rsid="009136bc"/>
    </style:style>
    <style:style style:name="P45" style:family="paragraph" style:parent-style-name="OOoTextBody">
      <style:text-properties officeooo:paragraph-rsid="009136bc"/>
    </style:style>
    <style:style style:name="P46" style:family="paragraph" style:parent-style-name="OOoTextBody">
      <style:text-properties officeooo:paragraph-rsid="00928573"/>
    </style:style>
    <style:style style:name="P47" style:family="paragraph" style:parent-style-name="OOoTextBody">
      <style:text-properties fo:font-style="normal" fo:font-weight="normal" officeooo:paragraph-rsid="00928573" style:font-style-asian="normal" style:font-weight-asian="normal" style:font-style-complex="normal" style:font-weight-complex="normal"/>
    </style:style>
    <style:style style:name="P48" style:family="paragraph" style:parent-style-name="OOoTextBody">
      <style:text-properties officeooo:rsid="0044942a" officeooo:paragraph-rsid="00928573"/>
    </style:style>
    <style:style style:name="P49" style:family="paragraph" style:parent-style-name="OOoTextBody">
      <style:text-properties officeooo:rsid="0029f313" officeooo:paragraph-rsid="00b753c4"/>
    </style:style>
    <style:style style:name="P50" style:family="paragraph" style:parent-style-name="OOoTextBody">
      <style:text-properties officeooo:paragraph-rsid="00b8c9f6" fo:background-color="transparent"/>
    </style:style>
    <style:style style:name="P51" style:family="paragraph" style:parent-style-name="OOoTextBody">
      <style:text-properties officeooo:rsid="00694965" officeooo:paragraph-rsid="00b8c9f6"/>
    </style:style>
    <style:style style:name="P52" style:family="paragraph" style:parent-style-name="OOoTextBody">
      <style:text-properties officeooo:rsid="006a26e9" officeooo:paragraph-rsid="00b8c9f6"/>
    </style:style>
    <style:style style:name="P53" style:family="paragraph" style:parent-style-name="OOoTextBody">
      <style:text-properties officeooo:rsid="0097e2e0" officeooo:paragraph-rsid="00b8c9f6"/>
    </style:style>
    <style:style style:name="P54" style:family="paragraph" style:parent-style-name="OOoTextBody">
      <style:text-properties officeooo:rsid="009a6a70" officeooo:paragraph-rsid="00b8c9f6"/>
    </style:style>
    <style:style style:name="P55" style:family="paragraph" style:parent-style-name="OOoTextBody">
      <style:text-properties officeooo:paragraph-rsid="00b8c9f6"/>
    </style:style>
    <style:style style:name="P56" style:family="paragraph" style:parent-style-name="OOoBookTitle">
      <style:paragraph-properties fo:margin-top="3.7402in" fo:margin-bottom="0.0398in" style:contextual-spacing="false" fo:text-align="center" style:justify-single-word="false"/>
    </style:style>
    <style:style style:name="P57" style:family="paragraph" style:parent-style-name="OOoSubtitle">
      <style:text-properties officeooo:paragraph-rsid="001d6ec7"/>
    </style:style>
    <style:style style:name="P58" style:family="paragraph" style:parent-style-name="OOoSubtitle">
      <style:text-properties fo:font-size="18pt" fo:letter-spacing="normal" officeooo:paragraph-rsid="0090c09a" style:font-size-asian="18pt" style:font-size-complex="18pt"/>
    </style:style>
    <style:style style:name="P59" style:family="paragraph" style:parent-style-name="OOoSubtitle">
      <style:text-properties officeooo:paragraph-rsid="008f6aa6"/>
    </style:style>
    <style:style style:name="P60" style:family="paragraph" style:parent-style-name="OOoSubtitle">
      <style:text-properties officeooo:paragraph-rsid="00928573"/>
    </style:style>
    <style:style style:name="P61" style:family="paragraph" style:parent-style-name="OOoTextBody" style:master-page-name="">
      <style:paragraph-properties fo:margin-top="0in" fo:margin-bottom="0in" style:contextual-spacing="false" style:page-number="auto">
        <style:tab-stops>
          <style:tab-stop style:position="2.1654in"/>
          <style:tab-stop style:position="4.3307in"/>
        </style:tab-stops>
      </style:paragraph-properties>
      <style:text-properties officeooo:paragraph-rsid="008f345f"/>
    </style:style>
    <style:style style:name="P62" style:family="paragraph" style:parent-style-name="OOoTextBody_5f_ListIntro" style:master-page-name="">
      <style:paragraph-properties fo:margin-top="0in" fo:margin-bottom="0in" style:contextual-spacing="false" style:page-number="auto"/>
      <style:text-properties officeooo:paragraph-rsid="009136bc"/>
    </style:style>
    <style:style style:name="P63" style:family="paragraph" style:parent-style-name="OOoFigureCaption">
      <style:paragraph-properties fo:margin-top="0in" fo:margin-bottom="0in" style:contextual-spacing="false">
        <style:tab-stops/>
      </style:paragraph-properties>
      <style:text-properties officeooo:paragraph-rsid="009136bc"/>
    </style:style>
    <style:style style:name="P64" style:family="paragraph" style:parent-style-name="OOoFigure">
      <style:text-properties officeooo:paragraph-rsid="00190d66"/>
    </style:style>
    <style:style style:name="P65" style:family="paragraph" style:parent-style-name="OOoFigure">
      <style:text-properties officeooo:paragraph-rsid="008f345f"/>
    </style:style>
    <style:style style:name="P66" style:family="paragraph" style:parent-style-name="OOoFigure">
      <style:text-properties officeooo:rsid="00a14cd5" officeooo:paragraph-rsid="009136bc"/>
    </style:style>
    <style:style style:name="P67" style:family="paragraph" style:parent-style-name="OOoFigure">
      <style:text-properties officeooo:paragraph-rsid="009136bc"/>
    </style:style>
    <style:style style:name="P68" style:family="paragraph" style:parent-style-name="OOoFigure">
      <style:paragraph-properties fo:text-align="end" style:justify-single-word="false"/>
      <style:text-properties officeooo:paragraph-rsid="00928573"/>
    </style:style>
    <style:style style:name="P69" style:family="paragraph" style:parent-style-name="OOoFigure">
      <style:text-properties officeooo:paragraph-rsid="00928573"/>
    </style:style>
    <style:style style:name="P70" style:family="paragraph" style:parent-style-name="OOoFigure">
      <style:text-properties officeooo:rsid="0024d752" officeooo:paragraph-rsid="00b8c9f6"/>
    </style:style>
    <style:style style:name="P71" style:family="paragraph" style:parent-style-name="OOoFigure">
      <style:text-properties officeooo:rsid="00173d87" officeooo:paragraph-rsid="00b8c9f6"/>
    </style:style>
    <style:style style:name="P72" style:family="paragraph" style:parent-style-name="OOoFigure">
      <style:text-properties officeooo:paragraph-rsid="00b8c9f6"/>
    </style:style>
    <style:style style:name="P73" style:family="paragraph" style:parent-style-name="OOoFigure" style:master-page-name="">
      <style:paragraph-properties fo:margin-top="0.0827in" fo:margin-bottom="0.161in" style:contextual-spacing="false" style:page-number="auto"/>
      <style:text-properties officeooo:paragraph-rsid="00b8c9f6"/>
    </style:style>
    <style:style style:name="P74" style:family="paragraph" style:parent-style-name="OOoTableCaption">
      <style:text-properties officeooo:paragraph-rsid="008f345f"/>
    </style:style>
    <style:style style:name="P75" style:family="paragraph" style:parent-style-name="OOoTableCaption">
      <style:text-properties officeooo:paragraph-rsid="009136bc"/>
    </style:style>
    <style:style style:name="P76" style:family="paragraph" style:parent-style-name="OOoTableCaption">
      <style:text-properties officeooo:paragraph-rsid="00928573"/>
    </style:style>
    <style:style style:name="P77" style:family="paragraph" style:parent-style-name="OOoTableText">
      <style:text-properties officeooo:rsid="0023a314" officeooo:paragraph-rsid="008f345f"/>
    </style:style>
    <style:style style:name="P78" style:family="paragraph" style:parent-style-name="OOoTableText">
      <style:paragraph-properties fo:text-align="start" style:justify-single-word="false"/>
      <style:text-properties fo:color="#000000" loext:opacity="100%" style:text-outline="false" style:text-line-through-style="none" style:text-line-through-type="none" style:font-name="Liberation Sans1" fo:font-size="10.4499998092651pt" fo:font-style="normal" fo:text-shadow="none" style:text-underline-style="none" fo:font-weight="normal" officeooo:paragraph-rsid="008f345f" style:font-size-asian="10.4499998092651pt" style:font-style-asian="normal" style:font-weight-asian="normal" style:font-size-complex="10.4499998092651pt" style:font-style-complex="normal" style:font-weight-complex="normal" style:text-overline-style="none" style:text-overline-color="font-color"/>
    </style:style>
    <style:style style:name="P79" style:family="paragraph" style:parent-style-name="OOoTableText">
      <style:paragraph-properties fo:text-align="start" style:justify-single-word="false"/>
      <style:text-properties fo:color="#000000" loext:opacity="100%" style:text-outline="false" style:text-line-through-style="none" style:text-line-through-type="none" style:font-name="Liberation Sans1" fo:font-size="10.4499998092651pt" fo:font-style="normal" fo:text-shadow="none" style:text-underline-style="none" fo:font-weight="normal" officeooo:paragraph-rsid="00928573" style:font-size-asian="10.4499998092651pt" style:font-style-asian="normal" style:font-weight-asian="normal" style:font-size-complex="10.4499998092651pt" style:font-style-complex="normal" style:font-weight-complex="normal" style:text-overline-style="none" style:text-overline-color="font-color"/>
    </style:style>
    <style:style style:name="P80" style:family="paragraph" style:parent-style-name="OOoTableText">
      <style:text-properties officeooo:paragraph-rsid="008f345f"/>
    </style:style>
    <style:style style:name="P81" style:family="paragraph" style:parent-style-name="OOoTableText">
      <style:paragraph-properties fo:orphans="2" fo:widows="2">
        <style:tab-stops/>
      </style:paragraph-properties>
      <style:text-properties officeooo:paragraph-rsid="009136bc"/>
    </style:style>
    <style:style style:name="P82" style:family="paragraph" style:parent-style-name="OOoTableText">
      <style:text-properties officeooo:rsid="009ec1b3" officeooo:paragraph-rsid="009136bc"/>
    </style:style>
    <style:style style:name="P83" style:family="paragraph" style:parent-style-name="OOoTableText">
      <style:text-properties officeooo:rsid="00e7c66c" officeooo:paragraph-rsid="009136bc"/>
    </style:style>
    <style:style style:name="P84" style:family="paragraph" style:parent-style-name="OOoTableText">
      <style:text-properties officeooo:paragraph-rsid="009136bc"/>
    </style:style>
    <style:style style:name="P85" style:family="paragraph" style:parent-style-name="OOoTableText">
      <style:paragraph-properties fo:text-align="center" style:justify-single-word="false"/>
      <style:text-properties officeooo:paragraph-rsid="00928573"/>
    </style:style>
    <style:style style:name="P86" style:family="paragraph" style:parent-style-name="OOoTableText">
      <style:text-properties officeooo:paragraph-rsid="00928573"/>
    </style:style>
    <style:style style:name="P87" style:family="paragraph" style:parent-style-name="OOoTableText">
      <style:text-properties officeooo:rsid="001fd884" officeooo:paragraph-rsid="00b8c9f6"/>
    </style:style>
    <style:style style:name="P88" style:family="paragraph" style:parent-style-name="OOoTableText">
      <style:text-properties officeooo:paragraph-rsid="00b8c9f6"/>
    </style:style>
    <style:style style:name="P89" style:family="paragraph" style:parent-style-name="OOoTableText">
      <style:paragraph-properties fo:margin-left="0.0827in" fo:margin-right="0.0429in" fo:text-align="start" style:justify-single-word="false" fo:text-indent="0in" style:auto-text-indent="false"/>
      <style:text-properties fo:color="#000000" loext:opacity="100%" style:text-outline="false" style:text-line-through-style="none" style:text-line-through-type="none" style:font-name="Liberation Sans1" fo:font-size="10.4499998092651pt" fo:font-style="normal" fo:text-shadow="none" style:text-underline-style="none" fo:font-weight="normal" officeooo:paragraph-rsid="008f345f" style:font-size-asian="10.4499998092651pt" style:font-style-asian="normal" style:font-weight-asian="normal" style:font-size-complex="10.4499998092651pt" style:font-style-complex="normal" style:font-weight-complex="normal" style:text-overline-style="none" style:text-overline-color="font-color"/>
    </style:style>
    <style:style style:name="P90" style:family="paragraph" style:parent-style-name="OOoTableHeader">
      <style:paragraph-properties fo:text-align="start" style:justify-single-word="false"/>
      <style:text-properties fo:color="#000000" loext:opacity="100%" style:text-outline="false" style:text-line-through-style="none" style:text-line-through-type="none" style:font-name="DejaVu Sans1" fo:font-size="11pt" fo:font-style="oblique" fo:text-shadow="none" style:text-underline-style="none" fo:font-weight="bold" officeooo:paragraph-rsid="008f345f" style:font-size-asian="11pt" style:font-style-asian="oblique" style:font-weight-asian="bold" style:font-size-complex="11pt" style:font-style-complex="oblique" style:font-weight-complex="bold" style:text-overline-style="none" style:text-overline-color="font-color"/>
    </style:style>
    <style:style style:name="P91" style:family="paragraph" style:parent-style-name="OOoTableHeader">
      <style:text-properties officeooo:paragraph-rsid="009136bc"/>
    </style:style>
    <style:style style:name="P92" style:family="paragraph" style:parent-style-name="OOoTableHeader">
      <style:paragraph-properties fo:text-align="center" style:justify-single-word="false"/>
      <style:text-properties officeooo:paragraph-rsid="00928573"/>
    </style:style>
    <style:style style:name="P93" style:family="paragraph" style:parent-style-name="OOoTableHeader">
      <style:text-properties officeooo:paragraph-rsid="00928573"/>
    </style:style>
    <style:style style:name="P94" style:family="paragraph" style:parent-style-name="OOoTableHeader">
      <style:paragraph-properties fo:text-align="start" style:justify-single-word="false" style:shadow="none"/>
      <style:text-properties fo:color="#000000" loext:opacity="100%" style:text-outline="false" style:text-line-through-style="none" style:text-line-through-type="none" style:font-name="Liberation Sans3" fo:font-size="11pt" fo:font-style="italic" fo:text-shadow="none" style:text-underline-style="none" fo:font-weight="bold" officeooo:paragraph-rsid="008f345f"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PageBreak">
      <style:text-properties officeooo:paragraph-rsid="008f6aa6"/>
    </style:style>
    <style:style style:name="P96" style:family="paragraph" style:parent-style-name="OOoPageBreak">
      <style:text-properties officeooo:paragraph-rsid="0090c09a"/>
    </style:style>
    <style:style style:name="P97" style:family="paragraph" style:parent-style-name="Frame_20_contents">
      <style:paragraph-properties fo:text-align="start" style:justify-single-word="false"/>
      <style:text-properties officeooo:paragraph-rsid="0067a0b8"/>
    </style:style>
    <style:style style:name="P98" style:family="paragraph" style:parent-style-name="Frame_20_contents">
      <style:paragraph-properties fo:text-align="start" style:justify-single-word="false"/>
      <style:text-properties officeooo:paragraph-rsid="0073fad9"/>
    </style:style>
    <style:style style:name="P99" style:family="paragraph" style:parent-style-name="Frame_20_contents">
      <style:text-properties officeooo:paragraph-rsid="005e9c52"/>
    </style:style>
    <style:style style:name="P100" style:family="paragraph" style:parent-style-name="Frame_20_contents">
      <style:text-properties officeooo:paragraph-rsid="00675c81"/>
    </style:style>
    <style:style style:name="P101" style:family="paragraph" style:parent-style-name="Frame_20_contents">
      <style:text-properties officeooo:paragraph-rsid="0067a0b8"/>
    </style:style>
    <style:style style:name="P102" style:family="paragraph" style:parent-style-name="Frame_20_contents">
      <style:text-properties officeooo:paragraph-rsid="0072b579"/>
    </style:style>
    <style:style style:name="P103" style:family="paragraph" style:parent-style-name="Frame_20_contents">
      <style:text-properties officeooo:paragraph-rsid="0079748b"/>
    </style:style>
    <style:style style:name="P104" style:family="paragraph" style:parent-style-name="OOoTextBody_5f_ListIntro">
      <style:text-properties officeooo:paragraph-rsid="008f345f"/>
    </style:style>
    <style:style style:name="P105" style:family="paragraph" style:parent-style-name="OOoTextBody_5f_ListIntro">
      <style:text-properties officeooo:paragraph-rsid="009136bc"/>
    </style:style>
    <style:style style:name="P106" style:family="paragraph" style:parent-style-name="OOoTextBody_5f_ListIntro">
      <style:text-properties officeooo:paragraph-rsid="00928573"/>
    </style:style>
    <style:style style:name="P107" style:family="paragraph" style:parent-style-name="OOoTextBody_5f_ListIntro">
      <style:text-properties fo:font-weight="normal" officeooo:rsid="00358418" officeooo:paragraph-rsid="00b8c9f6" style:font-weight-asian="normal" style:font-weight-complex="normal"/>
    </style:style>
    <style:style style:name="P108" style:family="paragraph" style:parent-style-name="OOoTextBody_5f_ListIntro">
      <style:text-properties officeooo:paragraph-rsid="00b8c9f6"/>
    </style:style>
    <style:style style:name="P109" style:family="paragraph" style:parent-style-name="OOoDefinitionTerm">
      <style:text-properties officeooo:paragraph-rsid="008f345f"/>
    </style:style>
    <style:style style:name="P110" style:family="paragraph" style:parent-style-name="OOoDefinitionTerm">
      <style:text-properties officeooo:rsid="006522ee" officeooo:paragraph-rsid="009136bc"/>
    </style:style>
    <style:style style:name="P111" style:family="paragraph" style:parent-style-name="OOoDefinitionTerm">
      <style:text-properties officeooo:rsid="0029c38f" officeooo:paragraph-rsid="009136bc"/>
    </style:style>
    <style:style style:name="P112" style:family="paragraph" style:parent-style-name="OOoDefinitionTerm">
      <style:text-properties officeooo:rsid="0051cca3" officeooo:paragraph-rsid="009136bc"/>
    </style:style>
    <style:style style:name="P113" style:family="paragraph" style:parent-style-name="OOoDefinitionTerm">
      <style:text-properties officeooo:rsid="003ef30b" officeooo:paragraph-rsid="009136bc"/>
    </style:style>
    <style:style style:name="P114" style:family="paragraph" style:parent-style-name="OOoDefinitionTerm">
      <style:text-properties officeooo:rsid="00850716" officeooo:paragraph-rsid="009136bc"/>
    </style:style>
    <style:style style:name="P115" style:family="paragraph" style:parent-style-name="OOoDefinitionTerm">
      <style:text-properties officeooo:rsid="009624ac" officeooo:paragraph-rsid="009136bc"/>
    </style:style>
    <style:style style:name="P116" style:family="paragraph" style:parent-style-name="OOoDefinitionTerm">
      <style:text-properties officeooo:rsid="009ddfff" officeooo:paragraph-rsid="009136bc"/>
    </style:style>
    <style:style style:name="P117" style:family="paragraph" style:parent-style-name="OOoDefinitionTerm">
      <style:text-properties officeooo:rsid="009a32f0" officeooo:paragraph-rsid="009136bc"/>
    </style:style>
    <style:style style:name="P118" style:family="paragraph" style:parent-style-name="OOoDefinitionTerm">
      <style:text-properties officeooo:rsid="009a63ef" officeooo:paragraph-rsid="009136bc"/>
    </style:style>
    <style:style style:name="P119" style:family="paragraph" style:parent-style-name="OOoDefinitionTerm">
      <style:text-properties officeooo:paragraph-rsid="009136bc"/>
    </style:style>
    <style:style style:name="P120" style:family="paragraph" style:parent-style-name="OOoDefinitionTerm">
      <style:text-properties officeooo:paragraph-rsid="00928573"/>
    </style:style>
    <style:style style:name="P121" style:family="paragraph" style:parent-style-name="OOoDefinitionTerm">
      <style:text-properties officeooo:paragraph-rsid="00b753c4"/>
    </style:style>
    <style:style style:name="P122" style:family="paragraph" style:parent-style-name="OOoDefinitionTerm">
      <style:text-properties officeooo:rsid="0072b579" officeooo:paragraph-rsid="00b8c9f6"/>
    </style:style>
    <style:style style:name="P123" style:family="paragraph" style:parent-style-name="OOoDefinitionTerm">
      <style:text-properties officeooo:rsid="001f976e" officeooo:paragraph-rsid="00b8c9f6"/>
    </style:style>
    <style:style style:name="P124" style:family="paragraph" style:parent-style-name="OOoDefinitionTerm">
      <style:text-properties officeooo:paragraph-rsid="00b8c9f6"/>
    </style:style>
    <style:style style:name="P125" style:family="paragraph" style:parent-style-name="OOoTip_2f_Note_2f_Caution">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officeooo:paragraph-rsid="008f345f"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OOoTip_2f_Note_2f_Caution">
      <style:paragraph-properties fo:text-align="center"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bold" officeooo:paragraph-rsid="00928573"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OOoTip_2f_Note_2f_Caution">
      <style:text-properties officeooo:paragraph-rsid="009136bc"/>
    </style:style>
    <style:style style:name="P128" style:family="paragraph" style:parent-style-name="OOoTip_2f_Note_2f_Caution">
      <style:text-properties officeooo:paragraph-rsid="00928573"/>
    </style:style>
    <style:style style:name="P129" style:family="paragraph" style:parent-style-name="OOoTip_2f_Note_2f_Caution">
      <style:text-properties officeooo:paragraph-rsid="00b8c9f6"/>
    </style:style>
    <style:style style:name="P130" style:family="paragraph" style:parent-style-name="OOoTip_2f_Note_2f_Caution">
      <style:paragraph-properties fo:margin-left="0in" fo:margin-right="0in" fo:orphans="2" fo:widows="2" fo:text-indent="0in" style:auto-text-indent="false">
        <style:tab-stops/>
      </style:paragraph-properties>
      <style:text-properties officeooo:paragraph-rsid="00b8c9f6"/>
    </style:style>
    <style:style style:name="P131" style:family="paragraph" style:parent-style-name="OOoDefinition">
      <style:text-properties officeooo:paragraph-rsid="008f345f"/>
    </style:style>
    <style:style style:name="P132" style:family="paragraph" style:parent-style-name="OOoDefinition">
      <style:text-properties officeooo:rsid="006522ee" officeooo:paragraph-rsid="009136bc"/>
    </style:style>
    <style:style style:name="P133" style:family="paragraph" style:parent-style-name="OOoDefinition">
      <style:text-properties officeooo:rsid="009624ac" officeooo:paragraph-rsid="009136bc"/>
    </style:style>
    <style:style style:name="P134" style:family="paragraph" style:parent-style-name="OOoDefinition">
      <style:text-properties officeooo:rsid="009570fc" officeooo:paragraph-rsid="009136bc"/>
    </style:style>
    <style:style style:name="P135" style:family="paragraph" style:parent-style-name="OOoDefinition">
      <style:text-properties officeooo:rsid="009a32f0" officeooo:paragraph-rsid="009136bc"/>
    </style:style>
    <style:style style:name="P136" style:family="paragraph" style:parent-style-name="OOoDefinition">
      <style:text-properties officeooo:rsid="009738ca" officeooo:paragraph-rsid="009136bc"/>
    </style:style>
    <style:style style:name="P137" style:family="paragraph" style:parent-style-name="OOoDefinition">
      <style:text-properties officeooo:rsid="009a19c5" officeooo:paragraph-rsid="009136bc"/>
    </style:style>
    <style:style style:name="P138" style:family="paragraph" style:parent-style-name="OOoDefinition">
      <style:text-properties officeooo:rsid="0035fb02" officeooo:paragraph-rsid="009136bc"/>
    </style:style>
    <style:style style:name="P139" style:family="paragraph" style:parent-style-name="OOoDefinition">
      <style:text-properties officeooo:paragraph-rsid="009136bc"/>
    </style:style>
    <style:style style:name="P140" style:family="paragraph" style:parent-style-name="OOoDefinition">
      <style:text-properties officeooo:paragraph-rsid="00928573"/>
    </style:style>
    <style:style style:name="P141" style:family="paragraph" style:parent-style-name="OOoDefinition">
      <style:text-properties officeooo:paragraph-rsid="00b753c4"/>
    </style:style>
    <style:style style:name="P142" style:family="paragraph" style:parent-style-name="OOoDefinition">
      <style:text-properties officeooo:rsid="0072b579" officeooo:paragraph-rsid="00b8c9f6"/>
    </style:style>
    <style:style style:name="P143" style:family="paragraph" style:parent-style-name="OOoDefinition">
      <style:text-properties officeooo:rsid="001f976e" officeooo:paragraph-rsid="00b8c9f6"/>
    </style:style>
    <style:style style:name="P144" style:family="paragraph" style:parent-style-name="OOoDefinition">
      <style:text-properties officeooo:paragraph-rsid="00b8c9f6"/>
    </style:style>
    <style:style style:name="P145" style:family="paragraph" style:parent-style-name="OOoFigure">
      <style:paragraph-properties fo:break-before="auto" fo:break-after="auto"/>
      <style:text-properties officeooo:paragraph-rsid="009136bc"/>
    </style:style>
    <style:style style:name="P146" style:family="paragraph" style:parent-style-name="OOoTextBody" style:master-page-name="">
      <style:paragraph-properties fo:margin-top="0.0429in" fo:margin-bottom="0.0429in" style:contextual-spacing="false" style:page-number="auto"/>
      <style:text-properties officeooo:paragraph-rsid="009136bc"/>
    </style:style>
    <style:style style:name="P147" style:family="paragraph" style:parent-style-name="OOoFigure">
      <style:paragraph-properties fo:margin-top="0.0429in" fo:margin-bottom="0.0429in" style:contextual-spacing="false"/>
      <style:text-properties officeooo:paragraph-rsid="009136bc"/>
    </style:style>
    <style:style style:name="P148" style:family="paragraph" style:parent-style-name="OOoTextBody">
      <style:paragraph-properties fo:margin-top="0.0591in" fo:margin-bottom="0.0827in" style:contextual-spacing="false"/>
      <style:text-properties officeooo:paragraph-rsid="009136bc"/>
    </style:style>
    <style:style style:name="P149" style:family="paragraph" style:parent-style-name="OOoFigure">
      <style:paragraph-properties fo:margin-top="0.0591in" fo:margin-bottom="0.0827in" style:contextual-spacing="false"/>
      <style:text-properties officeooo:paragraph-rsid="009136bc"/>
    </style:style>
    <style:style style:name="P150" style:family="paragraph" style:parent-style-name="OOoTextBody_5f_ListIntro">
      <style:paragraph-properties fo:margin-left="0.25in" fo:margin-right="0in" fo:text-indent="0in" style:auto-text-indent="false"/>
      <style:text-properties officeooo:paragraph-rsid="009136bc"/>
    </style:style>
    <style:style style:name="P151" style:family="paragraph" style:parent-style-name="OOoDefinition">
      <style:paragraph-properties fo:margin-top="0in" fo:margin-bottom="0.0429in" style:contextual-spacing="false"/>
      <style:text-properties officeooo:paragraph-rsid="009136bc"/>
    </style:style>
    <style:style style:name="P152" style:family="paragraph" style:parent-style-name="OOoList_20_1_5f_TextBody" style:master-page-name="">
      <style:paragraph-properties fo:margin-top="0in" fo:margin-bottom="0.0429in" style:contextual-spacing="false" style:page-number="auto"/>
      <style:text-properties officeooo:paragraph-rsid="00928573"/>
    </style:style>
    <style:style style:name="P153" style:family="paragraph" style:parent-style-name="OOoDefinition">
      <style:paragraph-properties fo:margin-top="0in" fo:margin-bottom="0.1575in" style:contextual-spacing="false">
        <style:tab-stops/>
      </style:paragraph-properties>
      <style:text-properties fo:font-weight="normal" officeooo:paragraph-rsid="009136bc" style:font-weight-asian="normal" style:font-weight-complex="normal"/>
    </style:style>
    <style:style style:name="P154" style:family="paragraph" style:parent-style-name="OOoFigure">
      <style:paragraph-properties fo:margin-top="0in" fo:margin-bottom="0.0827in" style:contextual-spacing="false"/>
      <style:text-properties officeooo:paragraph-rsid="009136bc"/>
    </style:style>
    <style:style style:name="P155" style:family="paragraph" style:parent-style-name="OOoList_20_1_5f_TextBody" style:master-page-name="">
      <style:paragraph-properties fo:margin-top="0in" fo:margin-bottom="0.0827in" style:contextual-spacing="false" style:page-number="auto"/>
      <style:text-properties officeooo:paragraph-rsid="00928573"/>
    </style:style>
    <style:style style:name="P156" style:family="paragraph" style:parent-style-name="OOoFigure" style:master-page-name="">
      <style:paragraph-properties fo:margin-top="0.0827in" fo:margin-bottom="0.1181in" style:contextual-spacing="false" style:page-number="auto">
        <style:tab-stops/>
      </style:paragraph-properties>
      <style:text-properties officeooo:paragraph-rsid="009136bc"/>
    </style:style>
    <style:style style:name="P157" style:family="paragraph" style:parent-style-name="OOoFigure" style:master-page-name="">
      <style:paragraph-properties fo:margin-top="0.1575in" fo:margin-bottom="0.0827in" style:contextual-spacing="false" style:page-number="auto"/>
      <style:text-properties officeooo:paragraph-rsid="009136bc"/>
    </style:style>
    <style:style style:name="P158" style:family="paragraph" style:parent-style-name="OOoFigure">
      <style:paragraph-properties fo:margin-top="0.0827in" fo:margin-bottom="0.2008in" style:contextual-spacing="false"/>
      <style:text-properties officeooo:paragraph-rsid="009136bc"/>
    </style:style>
    <style:style style:name="P159" style:family="paragraph" style:parent-style-name="OOoDefinitionTerm">
      <style:paragraph-properties fo:margin-top="0.0398in" fo:margin-bottom="0in" style:contextual-spacing="false"/>
      <style:text-properties officeooo:paragraph-rsid="009136bc"/>
    </style:style>
    <style:style style:name="P160" style:family="paragraph" style:parent-style-name="OOoFigureCaption">
      <style:text-properties officeooo:paragraph-rsid="006052d2"/>
    </style:style>
    <style:style style:name="P161" style:family="paragraph" style:parent-style-name="OOoFigureCaption">
      <style:text-properties officeooo:paragraph-rsid="0064245b"/>
    </style:style>
    <style:style style:name="P162" style:family="paragraph" style:parent-style-name="OOoFigureCaption">
      <style:text-properties officeooo:paragraph-rsid="0072af54"/>
    </style:style>
    <style:style style:name="P163" style:family="paragraph" style:parent-style-name="OOoFigureCaption">
      <style:text-properties officeooo:paragraph-rsid="006522ee"/>
    </style:style>
    <style:style style:name="P164" style:family="paragraph" style:parent-style-name="OOoFigureCaption">
      <style:text-properties officeooo:paragraph-rsid="00745720"/>
    </style:style>
    <style:style style:name="P165" style:family="paragraph" style:parent-style-name="OOoFigureCaption">
      <style:text-properties officeooo:paragraph-rsid="0075f1ff"/>
    </style:style>
    <style:style style:name="P166" style:family="paragraph" style:parent-style-name="OOoFigureCaption">
      <style:text-properties officeooo:paragraph-rsid="00583aa7"/>
    </style:style>
    <style:style style:name="P167" style:family="paragraph" style:parent-style-name="OOoFigureCaption">
      <style:text-properties officeooo:paragraph-rsid="00653cc1"/>
    </style:style>
    <style:style style:name="P168" style:family="paragraph" style:parent-style-name="OOoFigureCaption">
      <style:text-properties officeooo:paragraph-rsid="005d2b8c"/>
    </style:style>
    <style:style style:name="P169" style:family="paragraph" style:parent-style-name="OOoFigureCaption">
      <style:paragraph-properties fo:text-align="center" style:justify-single-word="false"/>
    </style:style>
    <style:style style:name="P170" style:family="paragraph" style:parent-style-name="OOoFigureCaption">
      <style:text-properties officeooo:paragraph-rsid="006c08d0"/>
    </style:style>
    <style:style style:name="P171" style:family="paragraph" style:parent-style-name="OOoFigureCaption">
      <style:text-properties officeooo:paragraph-rsid="0066d0ce"/>
    </style:style>
    <style:style style:name="P172" style:family="paragraph" style:parent-style-name="OOoFigureCaption">
      <style:text-properties officeooo:paragraph-rsid="006c8d6a"/>
    </style:style>
    <style:style style:name="P173" style:family="paragraph" style:parent-style-name="OOoFigureCaption">
      <style:text-properties officeooo:paragraph-rsid="00564528"/>
    </style:style>
    <style:style style:name="P174" style:family="paragraph" style:parent-style-name="OOoFigureCaption">
      <style:text-properties officeooo:paragraph-rsid="007ba965"/>
    </style:style>
    <style:style style:name="P175" style:family="paragraph" style:parent-style-name="OOoFigureCaption">
      <style:text-properties officeooo:paragraph-rsid="0069aa0f"/>
    </style:style>
    <style:style style:name="P176" style:family="paragraph" style:parent-style-name="OOoFigureCaption">
      <style:text-properties officeooo:paragraph-rsid="006a82c7"/>
    </style:style>
    <style:style style:name="P177" style:family="paragraph" style:parent-style-name="OOoFigureCaption">
      <style:text-properties officeooo:paragraph-rsid="006b302d"/>
    </style:style>
    <style:style style:name="P178" style:family="paragraph" style:parent-style-name="OOoFigureCaption">
      <style:text-properties officeooo:paragraph-rsid="006b57d7"/>
    </style:style>
    <style:style style:name="P179" style:family="paragraph" style:parent-style-name="OOoFigureCaption">
      <style:text-properties officeooo:paragraph-rsid="006d2c7d"/>
    </style:style>
    <style:style style:name="P180" style:family="paragraph" style:parent-style-name="OOoFigureCaption">
      <style:text-properties officeooo:paragraph-rsid="006e4163"/>
    </style:style>
    <style:style style:name="P181" style:family="paragraph" style:parent-style-name="OOoFigureCaption">
      <style:text-properties officeooo:paragraph-rsid="006f104a"/>
    </style:style>
    <style:style style:name="P182" style:family="paragraph" style:parent-style-name="OOoFigureCaption">
      <style:text-properties officeooo:paragraph-rsid="00701c9d"/>
    </style:style>
    <style:style style:name="P183" style:family="paragraph" style:parent-style-name="OOoFigureCaption">
      <style:text-properties officeooo:paragraph-rsid="0070638b"/>
    </style:style>
    <style:style style:name="P184" style:family="paragraph" style:parent-style-name="OOoFigureCaption">
      <style:paragraph-properties fo:text-align="start" style:justify-single-word="false"/>
    </style:style>
    <style:style style:name="P185" style:family="paragraph" style:parent-style-name="OOoDefinitionTerm">
      <style:paragraph-properties fo:margin-top="0.0634in" fo:margin-bottom="0in" style:contextual-spacing="false"/>
      <style:text-properties officeooo:paragraph-rsid="00928573"/>
    </style:style>
    <style:style style:name="P186" style:family="paragraph" style:parent-style-name="OOoTableText">
      <style:paragraph-properties fo:margin-left="0.0984in" fo:margin-right="0in" fo:text-indent="0in" style:auto-text-indent="false"/>
      <style:text-properties officeooo:paragraph-rsid="00928573"/>
    </style:style>
    <style:style style:name="P187" style:family="paragraph" style:parent-style-name="OOoTableText">
      <style:paragraph-properties fo:margin-left="0.1in" fo:margin-right="0in" fo:text-indent="0in" style:auto-text-indent="false"/>
      <style:text-properties officeooo:paragraph-rsid="00928573"/>
    </style:style>
    <style:style style:name="P188" style:family="paragraph" style:parent-style-name="OOoContents_20_1">
      <style:paragraph-properties>
        <style:tab-stops>
          <style:tab-stop style:position="6.6929in" style:type="right" style:leader-style="dotted" style:leader-text="."/>
        </style:tab-stops>
      </style:paragraph-properties>
    </style:style>
    <style:style style:name="P189" style:family="paragraph" style:parent-style-name="OOoContents_20_2">
      <style:paragraph-properties>
        <style:tab-stops>
          <style:tab-stop style:position="6.4965in" style:type="right" style:leader-style="dotted" style:leader-text="."/>
        </style:tab-stops>
      </style:paragraph-properties>
    </style:style>
    <style:style style:name="P190" style:family="paragraph" style:parent-style-name="Figure">
      <style:text-properties officeooo:paragraph-rsid="0023d03f"/>
    </style:style>
    <style:style style:name="P191" style:family="paragraph" style:parent-style-name="OOoFigure">
      <style:paragraph-properties fo:margin-top="0.0827in" fo:margin-bottom="0.0429in" style:contextual-spacing="false"/>
      <style:text-properties officeooo:paragraph-rsid="00b8c9f6"/>
    </style:style>
    <style:style style:name="P192" style:family="paragraph" style:parent-style-name="OOoNewChapter" style:master-page-name="OOoTitlePage">
      <style:paragraph-properties style:page-number="auto"/>
    </style:style>
    <style:style style:name="P193" style:family="paragraph" style:parent-style-name="OOoNewChapter" style:master-page-name="OOoFirstPage">
      <style:paragraph-properties style:page-number="auto"/>
    </style:style>
    <style:style style:name="P194" style:family="paragraph" style:parent-style-name="OOoNewChapter" style:master-page-name="OOoFirstPage">
      <style:paragraph-properties style:page-number="auto"/>
      <style:text-properties officeooo:paragraph-rsid="008f6aa6"/>
    </style:style>
    <style:style style:name="P195" style:family="paragraph" style:parent-style-name="OOoNewChapter" style:master-page-name="OOoFirstPage">
      <style:paragraph-properties style:page-number="auto"/>
      <style:text-properties officeooo:paragraph-rsid="00928573"/>
    </style:style>
    <style:style style:name="P196" style:family="paragraph" style:parent-style-name="OOoToCHead" style:master-page-name="OOoFrontMatter">
      <style:paragraph-properties style:page-number="auto"/>
    </style:style>
    <style:style style:name="P197" style:family="paragraph" style:parent-style-name="OOoHeading_20_0">
      <style:text-properties officeooo:paragraph-rsid="001d6ec7"/>
    </style:style>
    <style:style style:name="P198" style:family="paragraph" style:parent-style-name="OOoHeading_20_0">
      <style:text-properties officeooo:paragraph-rsid="008f6aa6"/>
    </style:style>
    <style:style style:name="P199" style:family="paragraph" style:parent-style-name="OOoHeading_20_0">
      <style:text-properties officeooo:paragraph-rsid="00928573"/>
    </style:style>
    <style:style style:name="P200" style:family="paragraph" style:parent-style-name="OOoHeading_20_1">
      <style:text-properties officeooo:paragraph-rsid="008f345f"/>
    </style:style>
    <style:style style:name="P201" style:family="paragraph" style:parent-style-name="OOoHeading_20_1">
      <style:text-properties officeooo:paragraph-rsid="00b753c4"/>
    </style:style>
    <style:style style:name="P202" style:family="paragraph" style:parent-style-name="OOoHeading_20_1">
      <style:text-properties officeooo:paragraph-rsid="00b8c9f6"/>
    </style:style>
    <style:style style:name="P203" style:family="paragraph" style:parent-style-name="OOoHeading_20_1">
      <style:text-properties officeooo:rsid="002a0374" officeooo:paragraph-rsid="009136bc"/>
    </style:style>
    <style:style style:name="P204" style:family="paragraph" style:parent-style-name="OOoHeading_20_1">
      <style:text-properties officeooo:paragraph-rsid="00928573"/>
    </style:style>
    <style:style style:name="P205" style:family="paragraph" style:parent-style-name="OOoHeading_20_1" style:master-page-name="">
      <style:paragraph-properties style:page-number="auto"/>
      <style:text-properties officeooo:paragraph-rsid="00928573"/>
    </style:style>
    <style:style style:name="P206" style:family="paragraph" style:parent-style-name="OOoHeading_20_1" style:master-page-name="">
      <style:paragraph-properties style:page-number="auto" fo:keep-with-next="always"/>
      <style:text-properties officeooo:paragraph-rsid="00b8c9f6"/>
    </style:style>
    <style:style style:name="P207" style:family="paragraph" style:parent-style-name="OOoHeading_20_1" style:master-page-name="">
      <style:paragraph-properties style:page-number="auto" fo:break-before="auto" fo:break-after="auto"/>
      <style:text-properties officeooo:paragraph-rsid="009136bc"/>
    </style:style>
    <style:style style:name="P208" style:family="paragraph" style:parent-style-name="OOoHeading_20_1" style:master-page-name="">
      <style:paragraph-properties style:page-number="auto" fo:keep-with-next="auto"/>
      <style:text-properties officeooo:paragraph-rsid="00928573"/>
    </style:style>
    <style:style style:name="P209" style:family="paragraph" style:parent-style-name="OOoHeading_20_1" style:master-page-name="OOoPageStyle">
      <style:paragraph-properties style:page-number="auto"/>
      <style:text-properties officeooo:paragraph-rsid="008f345f"/>
    </style:style>
    <style:style style:name="P210" style:family="paragraph" style:parent-style-name="OOoHeading_20_1" style:master-page-name="OOoPageStyle">
      <style:paragraph-properties style:page-number="auto"/>
      <style:text-properties officeooo:paragraph-rsid="00b8c9f6"/>
    </style:style>
    <style:style style:name="P211" style:family="paragraph" style:parent-style-name="OOoHeading_20_1" style:master-page-name="OOoPageStyle">
      <style:paragraph-properties style:page-number="auto" fo:break-before="auto" fo:break-after="auto"/>
      <style:text-properties officeooo:paragraph-rsid="009136bc"/>
    </style:style>
    <style:style style:name="P212" style:family="paragraph" style:parent-style-name="OOoHeading_20_1" style:master-page-name="OOoPageStyle">
      <style:paragraph-properties style:page-number="auto" fo:break-before="auto" fo:break-after="auto"/>
      <style:text-properties officeooo:paragraph-rsid="00928573"/>
    </style:style>
    <style:style style:name="P213" style:family="paragraph" style:parent-style-name="OOoHeading_20_1">
      <style:paragraph-properties fo:margin-top="0.1728in" fo:margin-bottom="0.1256in" style:contextual-spacing="false"/>
      <style:text-properties officeooo:paragraph-rsid="009136bc"/>
    </style:style>
    <style:style style:name="P214" style:family="paragraph" style:parent-style-name="OOoHeading_20_2">
      <style:text-properties officeooo:paragraph-rsid="008f345f"/>
    </style:style>
    <style:style style:name="P215" style:family="paragraph" style:parent-style-name="OOoHeading_20_2">
      <style:text-properties officeooo:paragraph-rsid="00b8c9f6"/>
    </style:style>
    <style:style style:name="P216" style:family="paragraph" style:parent-style-name="OOoHeading_20_2">
      <style:text-properties officeooo:rsid="0026eaba" officeooo:paragraph-rsid="00b8c9f6"/>
    </style:style>
    <style:style style:name="P217" style:family="paragraph" style:parent-style-name="OOoHeading_20_2">
      <style:text-properties officeooo:rsid="0027421a" officeooo:paragraph-rsid="00b8c9f6"/>
    </style:style>
    <style:style style:name="P218" style:family="paragraph" style:parent-style-name="OOoHeading_20_2">
      <style:text-properties officeooo:paragraph-rsid="009136bc"/>
    </style:style>
    <style:style style:name="P219" style:family="paragraph" style:parent-style-name="OOoHeading_20_2">
      <style:text-properties officeooo:rsid="0022c105" officeooo:paragraph-rsid="009136bc"/>
    </style:style>
    <style:style style:name="P220" style:family="paragraph" style:parent-style-name="OOoHeading_20_2">
      <style:text-properties officeooo:rsid="00290e34" officeooo:paragraph-rsid="009136bc"/>
    </style:style>
    <style:style style:name="P221" style:family="paragraph" style:parent-style-name="OOoHeading_20_2">
      <style:text-properties officeooo:rsid="0086d501" officeooo:paragraph-rsid="009136bc"/>
    </style:style>
    <style:style style:name="P222" style:family="paragraph" style:parent-style-name="OOoHeading_20_2">
      <style:text-properties officeooo:rsid="005e1b9a" officeooo:paragraph-rsid="009136bc"/>
    </style:style>
    <style:style style:name="P223" style:family="paragraph" style:parent-style-name="OOoHeading_20_2">
      <style:text-properties officeooo:paragraph-rsid="00928573"/>
    </style:style>
    <style:style style:name="P224" style:family="paragraph" style:parent-style-name="OOoHeading_20_2">
      <style:paragraph-properties fo:margin-top="0.1138in" fo:margin-bottom="0.0429in" style:contextual-spacing="false"/>
      <style:text-properties officeooo:rsid="00582121" officeooo:paragraph-rsid="00b8c9f6"/>
    </style:style>
    <style:style style:name="P225" style:family="paragraph" style:parent-style-name="OOoHeading_20_2" style:master-page-name="">
      <style:paragraph-properties fo:margin-top="0.1138in" fo:margin-bottom="0.0429in" style:contextual-spacing="false" style:page-number="auto" fo:keep-with-next="always"/>
      <style:text-properties officeooo:paragraph-rsid="00b8c9f6"/>
    </style:style>
    <style:style style:name="P226" style:family="paragraph" style:parent-style-name="OOoHeading_20_2" style:master-page-name="">
      <style:paragraph-properties style:page-number="auto"/>
      <style:text-properties officeooo:paragraph-rsid="00b8c9f6"/>
    </style:style>
    <style:style style:name="P227" style:family="paragraph" style:parent-style-name="OOoHeading_20_2" style:master-page-name="">
      <style:paragraph-properties style:page-number="auto" fo:keep-with-next="always"/>
      <style:text-properties officeooo:paragraph-rsid="009136bc"/>
    </style:style>
    <style:style style:name="P228" style:family="paragraph" style:parent-style-name="OOoHeading_20_2" style:master-page-name="">
      <style:paragraph-properties style:page-number="auto" fo:keep-with-next="always"/>
      <style:text-properties officeooo:paragraph-rsid="00928573"/>
    </style:style>
    <style:style style:name="P229" style:family="paragraph" style:parent-style-name="OOoHeading_20_2" style:master-page-name="">
      <style:paragraph-properties style:page-number="auto" fo:keep-with-next="auto"/>
      <style:text-properties officeooo:paragraph-rsid="00928573"/>
    </style:style>
    <style:style style:name="P230" style:family="paragraph" style:parent-style-name="OOoHeading_20_2">
      <style:paragraph-properties fo:break-before="auto" fo:break-after="auto"/>
      <style:text-properties officeooo:rsid="002b6457" officeooo:paragraph-rsid="00b8c9f6"/>
    </style:style>
    <style:style style:name="P231" style:family="paragraph" style:parent-style-name="OOoHeading_20_2">
      <style:paragraph-properties fo:break-before="auto" fo:break-after="auto"/>
      <style:text-properties officeooo:paragraph-rsid="00b8c9f6"/>
    </style:style>
    <style:style style:name="P232" style:family="paragraph" style:parent-style-name="OOoHeading_20_2">
      <style:paragraph-properties fo:break-before="auto" fo:break-after="auto"/>
      <style:text-properties officeooo:paragraph-rsid="009136bc"/>
    </style:style>
    <style:style style:name="P233" style:family="paragraph" style:parent-style-name="OOoHeading_20_2">
      <style:paragraph-properties fo:margin-top="0.0783in" fo:margin-bottom="0.0827in" style:contextual-spacing="false"/>
      <style:text-properties officeooo:paragraph-rsid="009136bc"/>
    </style:style>
    <style:style style:name="P234" style:family="paragraph" style:parent-style-name="OOoHeading_20_2" style:master-page-name="">
      <style:paragraph-properties fo:margin-top="0.1138in" fo:margin-bottom="0.0827in" style:contextual-spacing="false" style:page-number="auto"/>
      <style:text-properties officeooo:paragraph-rsid="00928573"/>
    </style:style>
    <style:style style:name="P235" style:family="paragraph" style:parent-style-name="OOoHeading_20_2">
      <style:paragraph-properties fo:margin-top="0.1138in" fo:margin-bottom="0.0827in" style:contextual-spacing="false"/>
      <style:text-properties officeooo:paragraph-rsid="00928573"/>
    </style:style>
    <style:style style:name="P236" style:family="paragraph" style:parent-style-name="OOoHeading_20_3">
      <style:text-properties officeooo:paragraph-rsid="00b8c9f6"/>
    </style:style>
    <style:style style:name="P237" style:family="paragraph" style:parent-style-name="OOoHeading_20_3">
      <style:text-properties officeooo:paragraph-rsid="009136bc"/>
    </style:style>
    <style:style style:name="P238" style:family="paragraph" style:parent-style-name="OOoList_20_1_20_Cont.">
      <style:text-properties officeooo:paragraph-rsid="008f345f"/>
    </style:style>
    <style:style style:name="P239" style:family="paragraph" style:parent-style-name="OOoList_20_1_20_Cont.">
      <style:text-properties officeooo:paragraph-rsid="00b8c9f6"/>
    </style:style>
    <style:style style:name="P240" style:family="paragraph" style:parent-style-name="OOoList_20_1_20_Cont." style:list-style-name="OOoBullets_20_1">
      <style:text-properties officeooo:paragraph-rsid="00b8c9f6"/>
    </style:style>
    <style:style style:name="P241" style:family="paragraph" style:parent-style-name="OOoList_20_1_20_Cont." style:list-style-name="OOoBullets_20_1">
      <style:text-properties officeooo:paragraph-rsid="009136bc"/>
    </style:style>
    <style:style style:name="P242" style:family="paragraph" style:parent-style-name="OOoList_20_1_20_Cont." style:list-style-name="OOoBullets_20_1">
      <style:text-properties officeooo:rsid="0073fad9" officeooo:paragraph-rsid="00b8c9f6"/>
    </style:style>
    <style:style style:name="P243" style:family="paragraph" style:parent-style-name="OOoList_20_1_20_Cont.">
      <style:text-properties officeooo:paragraph-rsid="009136bc"/>
    </style:style>
    <style:style style:name="P244" style:family="paragraph" style:parent-style-name="OOoList_20_1_20_Cont.">
      <style:text-properties officeooo:paragraph-rsid="00928573"/>
    </style:style>
    <style:style style:name="P245" style:family="paragraph" style:parent-style-name="OOoList_20_1_20_Cont.">
      <style:text-properties officeooo:rsid="00285776" officeooo:paragraph-rsid="00928573"/>
    </style:style>
    <style:style style:name="P246" style:family="paragraph" style:parent-style-name="OOoList_20_1_20_Cont.">
      <style:paragraph-properties fo:margin-left="0.75in" fo:margin-right="0in" fo:text-indent="-0.2598in" style:auto-text-indent="false"/>
      <style:text-properties officeooo:paragraph-rsid="009136bc"/>
    </style:style>
    <style:style style:name="P247" style:family="paragraph" style:parent-style-name="OOoList_20_1_20_Cont.">
      <style:paragraph-properties fo:margin-top="0in" fo:margin-bottom="0in" style:contextual-spacing="false"/>
      <style:text-properties officeooo:paragraph-rsid="009136bc"/>
    </style:style>
    <style:style style:name="P248" style:family="paragraph" style:parent-style-name="OOoList_20_1_20_End">
      <style:text-properties officeooo:paragraph-rsid="008f345f"/>
    </style:style>
    <style:style style:name="P249" style:family="paragraph" style:parent-style-name="OOoList_20_1_20_End">
      <style:text-properties officeooo:paragraph-rsid="00b8c9f6"/>
    </style:style>
    <style:style style:name="P250" style:family="paragraph" style:parent-style-name="OOoList_20_1_20_End" style:list-style-name="OOoBullets_20_1">
      <style:text-properties officeooo:paragraph-rsid="00b8c9f6"/>
    </style:style>
    <style:style style:name="P251" style:family="paragraph" style:parent-style-name="OOoList_20_1_20_End" style:list-style-name="OOoBullets_20_1">
      <style:text-properties officeooo:paragraph-rsid="009136bc"/>
    </style:style>
    <style:style style:name="P252" style:family="paragraph" style:parent-style-name="OOoList_20_1_20_End">
      <style:text-properties officeooo:paragraph-rsid="009136bc"/>
    </style:style>
    <style:style style:name="P253" style:family="paragraph" style:parent-style-name="OOoList_20_1_20_End">
      <style:text-properties officeooo:paragraph-rsid="00928573"/>
    </style:style>
    <style:style style:name="P254" style:family="paragraph" style:parent-style-name="OOoList_20_1_20_End">
      <style:text-properties officeooo:rsid="00285776" officeooo:paragraph-rsid="00928573"/>
    </style:style>
    <style:style style:name="P255" style:family="paragraph" style:parent-style-name="OOoList_20_1_20_End">
      <style:paragraph-properties fo:margin-left="0.75in" fo:margin-right="0in" fo:text-indent="-0.2598in" style:auto-text-indent="false"/>
      <style:text-properties officeooo:paragraph-rsid="009136bc"/>
    </style:style>
    <style:style style:name="P256" style:family="paragraph" style:parent-style-name="OOoList_20_1_20_Start">
      <style:text-properties officeooo:paragraph-rsid="008f345f"/>
    </style:style>
    <style:style style:name="P257" style:family="paragraph" style:parent-style-name="OOoList_20_1_20_Start">
      <style:text-properties officeooo:paragraph-rsid="00b8c9f6"/>
    </style:style>
    <style:style style:name="P258" style:family="paragraph" style:parent-style-name="OOoList_20_1_20_Start" style:list-style-name="OOoBullets_20_1">
      <style:text-properties officeooo:paragraph-rsid="009136bc"/>
    </style:style>
    <style:style style:name="P259" style:family="paragraph" style:parent-style-name="OOoList_20_1_20_Start">
      <style:paragraph-properties fo:orphans="0" fo:widows="0"/>
      <style:text-properties officeooo:paragraph-rsid="00b8c9f6"/>
    </style:style>
    <style:style style:name="P260" style:family="paragraph" style:parent-style-name="OOoList_20_1_20_Start">
      <style:text-properties officeooo:paragraph-rsid="009136bc"/>
    </style:style>
    <style:style style:name="P261" style:family="paragraph" style:parent-style-name="OOoList_20_1_20_Start">
      <style:text-properties officeooo:paragraph-rsid="00928573"/>
    </style:style>
    <style:style style:name="P262" style:family="paragraph" style:parent-style-name="OOoList_20_1_20_Start">
      <style:text-properties officeooo:rsid="00285776" officeooo:paragraph-rsid="00928573"/>
    </style:style>
    <style:style style:name="P263" style:family="paragraph" style:parent-style-name="OOoList_20_1_20_Start" style:list-style-name="OOoBullets_20_1" style:master-page-name="">
      <style:paragraph-properties style:page-number="auto" fo:keep-with-next="always"/>
      <style:text-properties officeooo:paragraph-rsid="00b8c9f6"/>
    </style:style>
    <style:style style:name="P264" style:family="paragraph" style:parent-style-name="OOoList_20_1_20_Start" style:master-page-name="">
      <style:paragraph-properties fo:keep-together="always" fo:orphans="0" fo:widows="0" style:page-number="auto" fo:keep-with-next="always"/>
      <style:text-properties officeooo:paragraph-rsid="00b8c9f6"/>
    </style:style>
    <style:style style:name="P265" style:family="paragraph" style:parent-style-name="OOoList_20_1_20_Start" style:master-page-name="">
      <style:paragraph-properties style:page-number="auto" fo:keep-with-next="always"/>
      <style:text-properties officeooo:paragraph-rsid="00928573"/>
    </style:style>
    <style:style style:name="P266" style:family="paragraph" style:parent-style-name="OOoList_20_1_20_Start">
      <style:paragraph-properties fo:margin-left="0.75in" fo:margin-right="0in" fo:text-indent="-0.2598in" style:auto-text-indent="false"/>
      <style:text-properties officeooo:paragraph-rsid="009136bc"/>
    </style:style>
    <style:style style:name="P267" style:family="paragraph" style:parent-style-name="OOoList_20_1_20_Start" style:master-page-name="">
      <style:paragraph-properties fo:margin-top="0in" fo:margin-bottom="0in" style:contextual-spacing="false" style:page-number="auto" fo:keep-with-next="always"/>
      <style:text-properties officeooo:paragraph-rsid="009136bc"/>
    </style:style>
    <style:style style:name="P268" style:family="paragraph" style:parent-style-name="OOoList_20_2_20_End">
      <style:text-properties officeooo:paragraph-rsid="00b8c9f6"/>
    </style:style>
    <style:style style:name="P269" style:family="paragraph" style:parent-style-name="OOoList_20_2_20_Start">
      <style:text-properties officeooo:paragraph-rsid="00b8c9f6"/>
    </style:style>
    <style:style style:name="P270" style:family="paragraph" style:parent-style-name="OOoNum_20_123_20_Cont.">
      <style:text-properties officeooo:paragraph-rsid="008f345f"/>
    </style:style>
    <style:style style:name="P271" style:family="paragraph" style:parent-style-name="OOoNum_20_123_20_Cont." style:list-style-name="OOoNum_20_123">
      <style:text-properties officeooo:paragraph-rsid="008f345f"/>
    </style:style>
    <style:style style:name="P272" style:family="paragraph" style:parent-style-name="OOoNum_20_123_20_Cont." style:list-style-name="OOoNum_20_123">
      <style:text-properties officeooo:paragraph-rsid="00b8c9f6"/>
    </style:style>
    <style:style style:name="P273" style:family="paragraph" style:parent-style-name="OOoNum_20_123_20_Cont." style:list-style-name="OOoNum_20_123">
      <style:text-properties officeooo:paragraph-rsid="009136bc"/>
    </style:style>
    <style:style style:name="P274" style:family="paragraph" style:parent-style-name="OOoNum_20_123_20_Cont." style:list-style-name="OOoNum_20_123">
      <style:text-properties officeooo:paragraph-rsid="00928573"/>
    </style:style>
    <style:style style:name="P275" style:family="paragraph" style:parent-style-name="OOoNum_20_123_20_Cont.">
      <style:text-properties officeooo:paragraph-rsid="00b8c9f6"/>
    </style:style>
    <style:style style:name="P276" style:family="paragraph" style:parent-style-name="OOoNum_20_123_20_Cont.">
      <style:text-properties officeooo:paragraph-rsid="009136bc"/>
    </style:style>
    <style:style style:name="P277" style:family="paragraph" style:parent-style-name="OOoNum_20_123_20_Cont.">
      <style:paragraph-properties fo:orphans="0" fo:widows="0"/>
      <style:text-properties officeooo:paragraph-rsid="009136bc"/>
    </style:style>
    <style:style style:name="P278" style:family="paragraph" style:parent-style-name="OOoNum_20_123_20_Cont.">
      <style:text-properties officeooo:paragraph-rsid="00928573"/>
    </style:style>
    <style:style style:name="P279" style:family="paragraph" style:parent-style-name="OOoNum_20_123_20_Cont." style:list-style-name="OOoNum_20_123">
      <style:text-properties fo:font-weight="normal" officeooo:paragraph-rsid="00928573" style:font-weight-asian="normal" style:font-weight-complex="normal"/>
    </style:style>
    <style:style style:name="P280" style:family="paragraph" style:parent-style-name="OOoNum_20_123_20_End">
      <style:text-properties officeooo:paragraph-rsid="008f345f"/>
    </style:style>
    <style:style style:name="P281" style:family="paragraph" style:parent-style-name="OOoNum_20_123_20_End" style:list-style-name="OOoNum_20_123">
      <style:text-properties officeooo:paragraph-rsid="008f345f"/>
    </style:style>
    <style:style style:name="P282" style:family="paragraph" style:parent-style-name="OOoNum_20_123_20_End" style:list-style-name="OOoNum_20_123">
      <style:text-properties officeooo:paragraph-rsid="00b8c9f6"/>
    </style:style>
    <style:style style:name="P283" style:family="paragraph" style:parent-style-name="OOoNum_20_123_20_End" style:list-style-name="OOoNum_20_123">
      <style:text-properties officeooo:paragraph-rsid="00928573"/>
    </style:style>
    <style:style style:name="P284" style:family="paragraph" style:parent-style-name="OOoNum_20_123_20_End">
      <style:text-properties officeooo:paragraph-rsid="00b8c9f6"/>
    </style:style>
    <style:style style:name="P285" style:family="paragraph" style:parent-style-name="OOoNum_20_123_20_End">
      <style:paragraph-properties fo:orphans="0" fo:widows="0"/>
      <style:text-properties officeooo:paragraph-rsid="009136bc"/>
    </style:style>
    <style:style style:name="P286" style:family="paragraph" style:parent-style-name="OOoNum_20_123_20_End">
      <style:text-properties officeooo:paragraph-rsid="009136bc"/>
    </style:style>
    <style:style style:name="P287" style:family="paragraph" style:parent-style-name="OOoNum_20_123_20_End">
      <style:text-properties officeooo:paragraph-rsid="00928573"/>
    </style:style>
    <style:style style:name="P288" style:family="paragraph" style:parent-style-name="OOoNum_20_123_20_End">
      <style:text-properties officeooo:rsid="002c25ab" officeooo:paragraph-rsid="00928573"/>
    </style:style>
    <style:style style:name="P289" style:family="paragraph" style:parent-style-name="OOoNum_20_123_20_Start">
      <style:text-properties officeooo:paragraph-rsid="008f345f"/>
    </style:style>
    <style:style style:name="P290" style:family="paragraph" style:parent-style-name="OOoNum_20_123_20_Start" style:list-style-name="OOoNum_20_123">
      <style:text-properties officeooo:paragraph-rsid="00928573"/>
    </style:style>
    <style:style style:name="P291" style:family="paragraph" style:parent-style-name="OOoNum_20_123_20_Start" style:list-style-name="OOoNum_20_123">
      <style:text-properties officeooo:rsid="00638740" officeooo:paragraph-rsid="00b8c9f6"/>
    </style:style>
    <style:style style:name="P292" style:family="paragraph" style:parent-style-name="OOoNum_20_123_20_Start">
      <style:text-properties officeooo:paragraph-rsid="00b8c9f6"/>
    </style:style>
    <style:style style:name="P293" style:family="paragraph" style:parent-style-name="OOoNum_20_123_20_Start">
      <style:text-properties officeooo:paragraph-rsid="009136bc"/>
    </style:style>
    <style:style style:name="P294" style:family="paragraph" style:parent-style-name="OOoNum_20_123_20_Start">
      <style:text-properties officeooo:paragraph-rsid="00928573"/>
    </style:style>
    <style:style style:name="P295" style:family="paragraph" style:parent-style-name="OOoNum_20_123_20_Start" style:list-style-name="OOoNum_20_123" style:master-page-name="">
      <style:paragraph-properties style:page-number="auto" style:shadow="none" fo:keep-with-next="always"/>
      <style:text-properties officeooo:paragraph-rsid="00b8c9f6"/>
    </style:style>
    <style:style style:name="P296" style:family="paragraph" style:parent-style-name="OOoNum_20_123_20_Start" style:master-page-name="">
      <style:paragraph-properties style:page-number="auto" fo:keep-with-next="always"/>
      <style:text-properties officeooo:paragraph-rsid="009136bc"/>
    </style:style>
    <style:style style:name="P297" style:family="paragraph" style:parent-style-name="OOoNum_20_123_20_Start" style:list-style-name="OOoNum_20_123" style:master-page-name="">
      <style:paragraph-properties style:page-number="auto" fo:keep-with-next="always"/>
      <style:text-properties officeooo:paragraph-rsid="00928573"/>
    </style:style>
    <style:style style:name="T1" style:family="text">
      <style:text-properties officeooo:rsid="003402c9"/>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officeooo:rsid="00382529"/>
    </style:style>
    <style:style style:name="T5" style:family="text">
      <style:text-properties style:font-name="Times New Roman"/>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1c6f67" style:font-style-asian="italic" style:font-style-complex="italic"/>
    </style:style>
    <style:style style:name="T10" style:family="text">
      <style:text-properties style:font-weight-asian="bold" style:font-weight-complex="bold"/>
    </style:style>
    <style:style style:name="T11" style:family="text">
      <style:text-properties officeooo:rsid="001b5a63"/>
    </style:style>
    <style:style style:name="T12" style:family="text">
      <style:text-properties officeooo:rsid="0018dfb6"/>
    </style:style>
    <style:style style:name="T13" style:family="text">
      <style:text-properties style:font-name="Liberation Sans1" fo:font-size="11pt"/>
    </style:style>
    <style:style style:name="T14" style:family="text">
      <style:text-properties style:font-name="Liberation Sans1" style:font-name-asian="DejaVu Sans" style:font-name-complex="Lucidasans"/>
    </style:style>
    <style:style style:name="T15" style:family="text">
      <style:text-properties officeooo:rsid="00193d6d"/>
    </style:style>
    <style:style style:name="T16" style:family="text">
      <style:text-properties style:font-name="Times New Roman2" fo:font-size="12pt" style:letter-kerning="true"/>
    </style:style>
    <style:style style:name="T17" style:family="text">
      <style:text-properties style:font-name="Times New Roman2" fo:font-size="11pt"/>
    </style:style>
    <style:style style:name="T18" style:family="text">
      <style:text-properties fo:background-color="transparent" loext:char-shading-value="0"/>
    </style:style>
    <style:style style:name="T19" style:family="text">
      <style:text-properties officeooo:rsid="00b11231" fo:background-color="transparent" loext:char-shading-value="0"/>
    </style:style>
    <style:style style:name="T20" style:family="text">
      <style:text-properties fo:font-weight="bold" style:font-weight-asian="bold" style:font-weight-complex="bold"/>
    </style:style>
    <style:style style:name="T21" style:family="text">
      <style:text-properties officeooo:rsid="001c6f67"/>
    </style:style>
    <style:style style:name="T22" style:family="text">
      <style:text-properties officeooo:rsid="001da8a9"/>
    </style:style>
    <style:style style:name="T23" style:family="text">
      <style:text-properties officeooo:rsid="001a4f1d"/>
    </style:style>
    <style:style style:name="T24" style:family="text">
      <style:text-properties style:font-name="Wingdings"/>
    </style:style>
    <style:style style:name="T25" style:family="text">
      <style:text-properties fo:font-weight="normal" style:font-weight-asian="normal" style:font-weight-complex="normal"/>
    </style:style>
    <style:style style:name="T26" style:family="text">
      <style:text-properties fo:font-weight="normal" officeooo:rsid="0070ac59" style:font-weight-asian="normal" style:font-weight-complex="normal"/>
    </style:style>
    <style:style style:name="T27" style:family="text">
      <style:text-properties fo:font-weight="normal" officeooo:rsid="002e55be" style:font-weight-asian="normal" style:font-weight-complex="normal"/>
    </style:style>
    <style:style style:name="T28" style:family="text">
      <style:text-properties fo:font-weight="normal" officeooo:rsid="0027421a" style:font-weight-asian="normal" style:font-weight-complex="normal"/>
    </style:style>
    <style:style style:name="T29" style:family="text">
      <style:text-properties fo:font-weight="normal" officeooo:rsid="00b753c4" style:font-weight-asian="normal" style:font-weight-complex="normal"/>
    </style:style>
    <style:style style:name="T30" style:family="text">
      <style:text-properties style:use-window-font-color="true" loext:opacity="0%"/>
    </style:style>
    <style:style style:name="T31" style:family="text">
      <style:text-properties style:use-window-font-color="true" loext:opacity="0%" style:font-name="Times New Roman2" fo:font-size="11pt"/>
    </style:style>
    <style:style style:name="T32" style:family="text">
      <style:text-properties style:use-window-font-color="true" loext:opacity="0%" fo:font-style="italic"/>
    </style:style>
    <style:style style:name="T33" style:family="text">
      <style:text-properties officeooo:rsid="001af45b"/>
    </style:style>
    <style:style style:name="T34" style:family="text">
      <style:text-properties fo:language="en" fo:country="US"/>
    </style:style>
    <style:style style:name="T35" style:family="text">
      <style:text-properties officeooo:rsid="0024d752"/>
    </style:style>
    <style:style style:name="T36" style:family="text">
      <style:text-properties officeooo:rsid="000f7194"/>
    </style:style>
    <style:style style:name="T37" style:family="text">
      <style:text-properties officeooo:rsid="000d046e"/>
    </style:style>
    <style:style style:name="T38" style:family="text">
      <style:text-properties officeooo:rsid="00173d87"/>
    </style:style>
    <style:style style:name="T39" style:family="text">
      <style:text-properties officeooo:rsid="001f976e"/>
    </style:style>
    <style:style style:name="T40" style:family="text">
      <style:text-properties officeooo:rsid="002e55be"/>
    </style:style>
    <style:style style:name="T41" style:family="text">
      <style:text-properties officeooo:rsid="00289ada"/>
    </style:style>
    <style:style style:name="T42" style:family="text">
      <style:text-properties officeooo:rsid="002c1140"/>
    </style:style>
    <style:style style:name="T43" style:family="text">
      <style:text-properties officeooo:rsid="002d1d86"/>
    </style:style>
    <style:style style:name="T44" style:family="text">
      <style:text-properties officeooo:rsid="0012798d"/>
    </style:style>
    <style:style style:name="T45" style:family="text">
      <style:text-properties officeooo:rsid="00183a36"/>
    </style:style>
    <style:style style:name="T46" style:family="text">
      <style:text-properties officeooo:rsid="005bdd69"/>
    </style:style>
    <style:style style:name="T47" style:family="text">
      <style:text-properties officeooo:rsid="009fa96e"/>
    </style:style>
    <style:style style:name="T48" style:family="text">
      <style:text-properties officeooo:rsid="00279e90"/>
    </style:style>
    <style:style style:name="T49" style:family="text">
      <style:text-properties officeooo:rsid="0023a314"/>
    </style:style>
    <style:style style:name="T50" style:family="text">
      <style:text-properties officeooo:rsid="00289745"/>
    </style:style>
    <style:style style:name="T51" style:family="text">
      <style:text-properties officeooo:rsid="00129322"/>
    </style:style>
    <style:style style:name="T52" style:family="text">
      <style:text-properties officeooo:rsid="002a41ce"/>
    </style:style>
    <style:style style:name="T53" style:family="text">
      <style:text-properties officeooo:rsid="004d8331"/>
    </style:style>
    <style:style style:name="T54" style:family="text">
      <style:text-properties officeooo:rsid="005e68eb"/>
    </style:style>
    <style:style style:name="T55" style:family="text">
      <style:text-properties style:font-name="Tahoma" fo:font-size="10.5pt" fo:font-style="normal" fo:font-weight="normal" style:font-size-asian="10.5pt" style:font-style-asian="normal" style:font-weight-asian="normal" style:font-size-complex="10.5pt"/>
    </style:style>
    <style:style style:name="T56" style:family="text">
      <style:text-properties fo:font-size="10.5pt" style:font-size-asian="10.5pt" style:font-size-complex="10.5pt"/>
    </style:style>
    <style:style style:name="T57" style:family="text">
      <style:text-properties officeooo:rsid="006522ee"/>
    </style:style>
    <style:style style:name="T58" style:family="text">
      <style:text-properties officeooo:rsid="0072af54"/>
    </style:style>
    <style:style style:name="T59" style:family="text">
      <style:text-properties officeooo:rsid="00a46cd4"/>
    </style:style>
    <style:style style:name="T60" style:family="text">
      <style:text-properties officeooo:rsid="0075f1ff"/>
    </style:style>
    <style:style style:name="T61" style:family="text">
      <style:text-properties officeooo:rsid="004cdd70"/>
    </style:style>
    <style:style style:name="T62" style:family="text">
      <style:text-properties officeooo:rsid="004c4e35"/>
    </style:style>
    <style:style style:name="T63" style:family="text">
      <style:text-properties officeooo:rsid="004d705d"/>
    </style:style>
    <style:style style:name="T64" style:family="text">
      <style:text-properties officeooo:rsid="005fb143"/>
    </style:style>
    <style:style style:name="T65" style:family="text">
      <style:text-properties fo:font-size="11pt"/>
    </style:style>
    <style:style style:name="T66" style:family="text">
      <style:text-properties officeooo:rsid="00853e91"/>
    </style:style>
    <style:style style:name="T67" style:family="text">
      <style:text-properties officeooo:rsid="007ac899"/>
    </style:style>
    <style:style style:name="T68" style:family="text">
      <style:text-properties officeooo:rsid="005fc37c"/>
    </style:style>
    <style:style style:name="T69" style:family="text">
      <style:text-properties officeooo:rsid="007c9803"/>
    </style:style>
    <style:style style:name="T70" style:family="text">
      <style:text-properties officeooo:rsid="007b52c6"/>
    </style:style>
    <style:style style:name="T71" style:family="text">
      <style:text-properties style:font-name-asian="DejaVu Sans" style:font-name-complex="Lucidasans"/>
    </style:style>
    <style:style style:name="T72" style:family="text">
      <style:text-properties officeooo:rsid="00292880"/>
    </style:style>
    <style:style style:name="T73" style:family="text">
      <style:text-properties officeooo:rsid="00b753c4"/>
    </style:style>
    <style:style style:name="T74" style:family="text">
      <style:text-properties officeooo:rsid="0029f313"/>
    </style:style>
    <style:style style:name="T75" style:family="text">
      <style:text-properties officeooo:rsid="00b11231"/>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5" style:family="graphic" style:parent-style-name="Frame">
      <style:graphic-properties style:wrap="none" style:vertical-pos="top" style:vertical-rel="baseline" style:horizontal-pos="center" style:horizontal-rel="paragraph" fo:background-color="transparent" draw:fill="none" draw:fill-color="#ffffff" fo:padding="0in" fo:border="none"/>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192"><text:user-field-get text:display="none" style:data-style-name="N0" text:name="MD"/></text:p>
      <text:p text:style-name="P56">Getting Started<text:line-break/>with<text:line-break/>LibreOffice <text:span text:style-name="T11">4.2</text:span></text:p>
      <text:p text:style-name="OOoTextBody"/>
      <text:p text:style-name="OOoPageBreak"/>
      <text:h text:style-name="OOoHeading_20_1" text:outline-level="2"><text:bookmark-start text:name="__RefHeading__45095_49035610"/>Copyright<text:bookmark-end text:name="__RefHeading__45095_49035610"/></text:h>
      <text:p text:style-name="P36">This document is Copyright <text:span text:style-name="T5">© </text:span>2010–201<text:span text:style-name="T66">4</text:span> by the LibreOffice Documentation Team. Contributors are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47">http://creativecommons.org/licenses/by/4.0/</text:span></text:a>), version 4.0 or later.</text:p>
      <text:p text:style-name="OOoCopyrightPage">Contributors</text:p>
      <text:p text:style-name="P22">Jean Hollis Weber<text:tab/>Peter Schofield<text:tab/>Ron Faile Jr.<text:line-break/>Martin Fox<text:tab/>Dan Lewis<text:tab/>David Michel<text:line-break/>Andrew Pitonyak<text:tab/>Hazel Russman<text:tab/>Jeremy Cartwright<text:line-break/>John A Smith<text:tab/><text:span text:style-name="T53">Martin Saffron</text:span><text:tab/>Laurent Balland-Poirier<text:line-break/><text:span text:style-name="T64">Bruce Byfield<text:tab/>Reizinger Zoltán</text:span></text:p>
      <text:p text:style-name="P35"><text:span text:style-name="OOoStrongEmphasis">Cover art:</text:span><text:line-break/>Klaus-Jürgen Weghorn<text:tab/>Jean Hollis Weber</text:p>
      <text:p text:style-name="OOoCopyrightPage">Acknowledgements</text:p>
      <text:p text:style-name="OOoTextBody_5f_ListIntro">This book is adapted and updated from <text:span text:style-name="OOoEmphasis">Getting Started with OpenOffice.org 3.3</text:span>. The contributors to that book are listed on page <text:bookmark-ref text:reference-format="page" text:ref-name="__RefHeading__6761_1241987491">13</text:bookmark-ref>.</text:p>
      <text:p text:style-name="OOoCopyrightPage">Feedback</text:p>
      <text:p text:style-name="P3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36"><text:span text:style-name="OOoStrongEmphasis"><text:span text:style-name="T54">Note:</text:span></text:span><text:span text:style-name="T54"> Everything you send to a mailing list, including your email address and any other personal information that is written in the message, is publicly archived and cannot be deleted.</text:span></text:p>
      <text:p text:style-name="OOoCopyrightPage">Publication date and software version</text:p>
      <text:p text:style-name="OOoTextBody">Published <text:span text:style-name="T46">18 June</text:span> 201<text:span text:style-name="T46">4</text:span>. Based on LibreOffice <text:span text:style-name="T11">4.2</text:span>.</text:p>
      <text:p text:style-name="P196">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189"><text:a xlink:type="simple" xlink:href="#__RefHeading__45095_49035610" text:style-name="Internet_20_link" text:visited-style-name="Internet_20_link">Copyright<text:tab/>2</text:a></text:p>
          <text:p text:style-name="P188"><text:a xlink:type="simple" xlink:href="#__RefHeading__126734_789510747" text:style-name="Internet_20_link" text:visited-style-name="Internet_20_link">Preface<text:tab/>9</text:a></text:p>
          <text:p text:style-name="P189"><text:a xlink:type="simple" xlink:href="#__RefHeading__126736_789510747" text:style-name="Internet_20_link" text:visited-style-name="Internet_20_link">Who is this book for?<text:tab/>10</text:a></text:p>
          <text:p text:style-name="P189"><text:a xlink:type="simple" xlink:href="#__RefHeading__6749_1241987491" text:style-name="Internet_20_link" text:visited-style-name="Internet_20_link">What's in this book?<text:tab/>10</text:a></text:p>
          <text:p text:style-name="P189"><text:a xlink:type="simple" xlink:href="#__RefHeading__6751_1241987491" text:style-name="Internet_20_link" text:visited-style-name="Internet_20_link">Where to get more help<text:tab/>10</text:a></text:p>
          <text:p text:style-name="P189"><text:a xlink:type="simple" xlink:href="#__RefHeading__11088_1241987491" text:style-name="Internet_20_link" text:visited-style-name="Internet_20_link">What you see may be different<text:tab/>11</text:a></text:p>
          <text:p text:style-name="P189"><text:a xlink:type="simple" xlink:href="#__RefHeading__11174_1241987491" text:style-name="Internet_20_link" text:visited-style-name="Internet_20_link">Using LibreOffice on a Mac<text:tab/>12</text:a></text:p>
          <text:p text:style-name="P189"><text:a xlink:type="simple" xlink:href="#__RefHeading__10924_1241987491" text:style-name="Internet_20_link" text:visited-style-name="Internet_20_link">What are all these things called?<text:tab/>12</text:a></text:p>
          <text:p text:style-name="P189"><text:a xlink:type="simple" xlink:href="#__RefHeading__1552_1307201209" text:style-name="Internet_20_link" text:visited-style-name="Internet_20_link">Who wrote this book?<text:tab/>13</text:a></text:p>
          <text:p text:style-name="P189"><text:a xlink:type="simple" xlink:href="#__RefHeading__6761_1241987491" text:style-name="Internet_20_link" text:visited-style-name="Internet_20_link">Acknowledgements<text:tab/>13</text:a></text:p>
          <text:p text:style-name="P189"><text:a xlink:type="simple" xlink:href="#__RefHeading__6763_1241987491" text:style-name="Internet_20_link" text:visited-style-name="Internet_20_link">Frequently asked questions<text:tab/>14</text:a></text:p>
          <text:p text:style-name="P189"><text:a xlink:type="simple" xlink:href="#__RefHeading__55004_1646717133" text:style-name="Internet_20_link" text:visited-style-name="Internet_20_link">What’s new in LibreOffice 4.2?<text:tab/>14</text:a></text:p>
          <text:p text:style-name="P188"><text:a xlink:type="simple" xlink:href="#__RefHeading__4141_129573012" text:style-name="Internet_20_link" text:visited-style-name="Internet_20_link">Chapter 1 Introducing LibreOffice<text:tab/>15</text:a></text:p>
          <text:p text:style-name="P189"><text:a xlink:type="simple" xlink:href="#__RefHeading__55006_1646717133" text:style-name="Internet_20_link" text:visited-style-name="Internet_20_link">What is LibreOffice?<text:tab/>16</text:a></text:p>
          <text:p text:style-name="P189"><text:a xlink:type="simple" xlink:href="#__RefHeading__22019_697337876" text:style-name="Internet_20_link" text:visited-style-name="Internet_20_link">Advantages of LibreOffice<text:tab/>17</text:a></text:p>
          <text:p text:style-name="P189"><text:a xlink:type="simple" xlink:href="#__RefHeading__22021_697337876" text:style-name="Internet_20_link" text:visited-style-name="Internet_20_link">Minimum requirements<text:tab/>18</text:a></text:p>
          <text:p text:style-name="P189"><text:a xlink:type="simple" xlink:href="#__RefHeading__22023_697337876" text:style-name="Internet_20_link" text:visited-style-name="Internet_20_link">How to get the software<text:tab/>18</text:a></text:p>
          <text:p text:style-name="P189"><text:a xlink:type="simple" xlink:href="#__RefHeading__22025_697337876" text:style-name="Internet_20_link" text:visited-style-name="Internet_20_link">How to install the software<text:tab/>18</text:a></text:p>
          <text:p text:style-name="P189"><text:a xlink:type="simple" xlink:href="#__RefHeading__3640_1802778174" text:style-name="Internet_20_link" text:visited-style-name="Internet_20_link">Extensions and add-ons<text:tab/>18</text:a></text:p>
          <text:p text:style-name="P189"><text:a xlink:type="simple" xlink:href="#__RefHeading__22035_697337876" text:style-name="Internet_20_link" text:visited-style-name="Internet_20_link">Starting LibreOffice<text:tab/>18</text:a></text:p>
          <text:p text:style-name="P189"><text:a xlink:type="simple" xlink:href="#__RefHeading__4826_1132080204" text:style-name="Internet_20_link" text:visited-style-name="Internet_20_link">Parts of the main window<text:tab/>21</text:a></text:p>
          <text:p text:style-name="P189"><text:a xlink:type="simple" xlink:href="#__RefHeading__22077_697337876" text:style-name="Internet_20_link" text:visited-style-name="Internet_20_link">Starting new documents<text:tab/>25</text:a></text:p>
          <text:p text:style-name="P189"><text:a xlink:type="simple" xlink:href="#__RefHeading__35663913" text:style-name="Internet_20_link" text:visited-style-name="Internet_20_link">Opening existing documents<text:tab/>26</text:a></text:p>
          <text:p text:style-name="P189"><text:a xlink:type="simple" xlink:href="#__RefHeading__22079_697337876" text:style-name="Internet_20_link" text:visited-style-name="Internet_20_link">Saving documents<text:tab/>27</text:a></text:p>
          <text:p text:style-name="P189"><text:a xlink:type="simple" xlink:href="#__RefHeading__22085_697337876" text:style-name="Internet_20_link" text:visited-style-name="Internet_20_link">Renaming and deleting files<text:tab/>29</text:a></text:p>
          <text:p text:style-name="P189"><text:a xlink:type="simple" xlink:href="#__RefHeading__22087_697337876" text:style-name="Internet_20_link" text:visited-style-name="Internet_20_link">Open and Save As dialogs<text:tab/>29</text:a></text:p>
          <text:p text:style-name="P189"><text:a xlink:type="simple" xlink:href="#__RefHeading__22089_697337876" text:style-name="Internet_20_link" text:visited-style-name="Internet_20_link">Using the Navigator<text:tab/>30</text:a></text:p>
          <text:p text:style-name="P189"><text:a xlink:type="simple" xlink:href="#__RefHeading__22091_697337876" text:style-name="Internet_20_link" text:visited-style-name="Internet_20_link">Undoing and redoing changes<text:tab/>31</text:a></text:p>
          <text:p text:style-name="P189"><text:a xlink:type="simple" xlink:href="#__RefHeading__22093_697337876" text:style-name="Internet_20_link" text:visited-style-name="Internet_20_link">Closing a document<text:tab/>31</text:a></text:p>
          <text:p text:style-name="P189"><text:a xlink:type="simple" xlink:href="#__RefHeading__22095_697337876" text:style-name="Internet_20_link" text:visited-style-name="Internet_20_link">Closing LibreOffice<text:tab/>31</text:a></text:p>
          <text:p text:style-name="P188"><text:a xlink:type="simple" xlink:href="#__RefHeading__182476_1540564012" text:style-name="Internet_20_link" text:visited-style-name="Internet_20_link">Chapter 2 Setting up LibreOffice<text:tab/>33</text:a></text:p>
          <text:p text:style-name="P189"><text:a xlink:type="simple" xlink:href="#__RefHeading__182478_1540564012" text:style-name="Internet_20_link" text:visited-style-name="Internet_20_link">Choosing options for all of LibreOffice<text:tab/>34</text:a></text:p>
          <text:p text:style-name="P189"><text:a xlink:type="simple" xlink:href="#__RefHeading__136148_780470623" text:style-name="Internet_20_link" text:visited-style-name="Internet_20_link">Choosing Load/Save options<text:tab/>49</text:a></text:p>
          <text:p text:style-name="P189"><text:a xlink:type="simple" xlink:href="#__RefHeading__136158_780470623" text:style-name="Internet_20_link" text:visited-style-name="Internet_20_link">Choosing language settings<text:tab/>53</text:a></text:p>
          <text:p text:style-name="P189"><text:a xlink:type="simple" xlink:href="#__RefHeading__136166_780470623" text:style-name="Internet_20_link" text:visited-style-name="Internet_20_link">Choosing Internet options<text:tab/>58</text:a></text:p>
          <text:p text:style-name="P189"><text:a xlink:type="simple" xlink:href="#__RefHeading__136168_780470623" text:style-name="Internet_20_link" text:visited-style-name="Internet_20_link">Controlling LibreOffice’s AutoCorrect functions<text:tab/>59</text:a></text:p>
          <text:p text:style-name="P188"><text:a xlink:type="simple" xlink:href="#__RefHeading__182480_1540564012" text:style-name="Internet_20_link" text:visited-style-name="Internet_20_link">Chapter 3 Using Styles and Templates<text:tab/>61</text:a></text:p>
          <text:p text:style-name="P189"><text:a xlink:type="simple" xlink:href="#__RefHeading__182482_1540564012" text:style-name="Internet_20_link" text:visited-style-name="Internet_20_link">What is a template?<text:tab/>62</text:a></text:p>
          <text:p text:style-name="P189"><text:a xlink:type="simple" xlink:href="#__RefHeading__165509_78047062311111" text:style-name="Internet_20_link" text:visited-style-name="Internet_20_link">What are styles?<text:tab/>62</text:a></text:p>
          <text:p text:style-name="P189"><text:a xlink:type="simple" xlink:href="#__RefHeading__165511_780470623" text:style-name="Internet_20_link" text:visited-style-name="Internet_20_link">Applying styles<text:tab/>63</text:a></text:p>
          <text:p text:style-name="P189"><text:a xlink:type="simple" xlink:href="#__RefHeading__165521_780470623" text:style-name="Internet_20_link" text:visited-style-name="Internet_20_link">Modifying styles<text:tab/>65</text:a></text:p>
          <text:p text:style-name="P189"><text:a xlink:type="simple" xlink:href="#__RefHeading__165531_780470623" text:style-name="Internet_20_link" text:visited-style-name="Internet_20_link">Creating new (custom) styles<text:tab/>67</text:a></text:p>
          <text:p text:style-name="P189"><text:soft-page-break/><text:a xlink:type="simple" xlink:href="#__RefHeading__6250_424592115" text:style-name="Internet_20_link" text:visited-style-name="Internet_20_link">Copying styles from a template or document<text:tab/>68</text:a></text:p>
          <text:p text:style-name="P189"><text:a xlink:type="simple" xlink:href="#__RefHeading__165543_780470623" text:style-name="Internet_20_link" text:visited-style-name="Internet_20_link">Deleting styles<text:tab/>69</text:a></text:p>
          <text:p text:style-name="P189"><text:a xlink:type="simple" xlink:href="#__RefHeading__165545_780470623" text:style-name="Internet_20_link" text:visited-style-name="Internet_20_link">Using a template to create a document<text:tab/>69</text:a></text:p>
          <text:p text:style-name="P189"><text:a xlink:type="simple" xlink:href="#__RefHeading__165547_780470623" text:style-name="Internet_20_link" text:visited-style-name="Internet_20_link">Creating a template<text:tab/>70</text:a></text:p>
          <text:p text:style-name="P189"><text:a xlink:type="simple" xlink:href="#__RefHeading__165553_780470623" text:style-name="Internet_20_link" text:visited-style-name="Internet_20_link">Editing a template<text:tab/>71</text:a></text:p>
          <text:p text:style-name="P189"><text:a xlink:type="simple" xlink:href="#__RefHeading__40102586" text:style-name="Internet_20_link" text:visited-style-name="Internet_20_link">Adding templates obtained from other sources<text:tab/>72</text:a></text:p>
          <text:p text:style-name="P189"><text:a xlink:type="simple" xlink:href="#__RefHeading__7025_1080284074" text:style-name="Internet_20_link" text:visited-style-name="Internet_20_link">Setting a default template<text:tab/>73</text:a></text:p>
          <text:p text:style-name="P189"><text:a xlink:type="simple" xlink:href="#__RefHeading__165561_780470623" text:style-name="Internet_20_link" text:visited-style-name="Internet_20_link">Associating a document with a different template<text:tab/>74</text:a></text:p>
          <text:p text:style-name="P189"><text:a xlink:type="simple" xlink:href="#__RefHeading__165563_780470623" text:style-name="Internet_20_link" text:visited-style-name="Internet_20_link">Organizing templates<text:tab/>74</text:a></text:p>
          <text:p text:style-name="P189"><text:a xlink:type="simple" xlink:href="#__RefHeading__165577_780470623" text:style-name="Internet_20_link" text:visited-style-name="Internet_20_link">Examples of style use<text:tab/>76</text:a></text:p>
          <text:p text:style-name="P188"><text:a xlink:type="simple" xlink:href="#__RefHeading__182484_1540564012" text:style-name="Internet_20_link" text:visited-style-name="Internet_20_link">Chapter 4 Getting Started with Writer<text:tab/>79</text:a></text:p>
          <text:p text:style-name="P189"><text:a xlink:type="simple" xlink:href="#__RefHeading__182486_1540564012" text:style-name="Internet_20_link" text:visited-style-name="Internet_20_link">What is Writer?<text:tab/>80</text:a></text:p>
          <text:p text:style-name="P189"><text:a xlink:type="simple" xlink:href="#__RefHeading__19478_697337876" text:style-name="Internet_20_link" text:visited-style-name="Internet_20_link">The Writer interface<text:tab/>80</text:a></text:p>
          <text:p text:style-name="P189"><text:a xlink:type="simple" xlink:href="#__RefHeading__19482_697337876" text:style-name="Internet_20_link" text:visited-style-name="Internet_20_link">Changing document views<text:tab/>85</text:a></text:p>
          <text:p text:style-name="P189"><text:a xlink:type="simple" xlink:href="#__RefHeading__19484_697337876" text:style-name="Internet_20_link" text:visited-style-name="Internet_20_link">Moving quickly through a document<text:tab/>85</text:a></text:p>
          <text:p text:style-name="P189"><text:a xlink:type="simple" xlink:href="#__RefHeading__19486_697337876" text:style-name="Internet_20_link" text:visited-style-name="Internet_20_link">Working with documents<text:tab/>86</text:a></text:p>
          <text:p text:style-name="P189"><text:a xlink:type="simple" xlink:href="#__RefHeading__19490_697337876" text:style-name="Internet_20_link" text:visited-style-name="Internet_20_link">Working with text<text:tab/>87</text:a></text:p>
          <text:p text:style-name="P189"><text:a xlink:type="simple" xlink:href="#__RefHeading__19518_697337876" text:style-name="Internet_20_link" text:visited-style-name="Internet_20_link">Formatting text<text:tab/>96</text:a></text:p>
          <text:p text:style-name="P189"><text:a xlink:type="simple" xlink:href="#__RefHeading__19534_697337876" text:style-name="Internet_20_link" text:visited-style-name="Internet_20_link">Formatting pages<text:tab/>101</text:a></text:p>
          <text:p text:style-name="P189"><text:a xlink:type="simple" xlink:href="#__RefHeading__19544_697337876" text:style-name="Internet_20_link" text:visited-style-name="Internet_20_link">Adding comments to a document<text:tab/>105</text:a></text:p>
          <text:p text:style-name="P189"><text:a xlink:type="simple" xlink:href="#__RefHeading__19546_697337876" text:style-name="Internet_20_link" text:visited-style-name="Internet_20_link">Creating a table of contents<text:tab/>106</text:a></text:p>
          <text:p text:style-name="P189"><text:a xlink:type="simple" xlink:href="#__RefHeading__19548_697337876" text:style-name="Internet_20_link" text:visited-style-name="Internet_20_link">Creating indexes and bibliographies<text:tab/>107</text:a></text:p>
          <text:p text:style-name="P189"><text:a xlink:type="simple" xlink:href="#__RefHeading__19550_697337876" text:style-name="Internet_20_link" text:visited-style-name="Internet_20_link">Working with graphics<text:tab/>107</text:a></text:p>
          <text:p text:style-name="P189"><text:a xlink:type="simple" xlink:href="#__RefHeading__15546_508553458" text:style-name="Internet_20_link" text:visited-style-name="Internet_20_link">Printing<text:tab/>107</text:a></text:p>
          <text:p text:style-name="P189"><text:a xlink:type="simple" xlink:href="#__RefHeading__15690_508553458" text:style-name="Internet_20_link" text:visited-style-name="Internet_20_link">Using mail merge<text:tab/>107</text:a></text:p>
          <text:p text:style-name="P189"><text:a xlink:type="simple" xlink:href="#__RefHeading__19576_697337876" text:style-name="Internet_20_link" text:visited-style-name="Internet_20_link">Tracking changes to a document<text:tab/>108</text:a></text:p>
          <text:p text:style-name="P189"><text:a xlink:type="simple" xlink:href="#__RefHeading__23424_697337876" text:style-name="Internet_20_link" text:visited-style-name="Internet_20_link">Using fields<text:tab/>108</text:a></text:p>
          <text:p text:style-name="P189"><text:a xlink:type="simple" xlink:href="#__RefHeading__22921_697337876" text:style-name="Internet_20_link" text:visited-style-name="Internet_20_link">Linking to another part of a document<text:tab/>108</text:a></text:p>
          <text:p text:style-name="P189"><text:a xlink:type="simple" xlink:href="#__RefHeading__19580_697337876" text:style-name="Internet_20_link" text:visited-style-name="Internet_20_link">Using master documents<text:tab/>111</text:a></text:p>
          <text:p text:style-name="P189"><text:a xlink:type="simple" xlink:href="#__RefHeading__19582_697337876" text:style-name="Internet_20_link" text:visited-style-name="Internet_20_link">Creating fill-in forms<text:tab/>111</text:a></text:p>
          <text:p text:style-name="P188"><text:a xlink:type="simple" xlink:href="#__RefHeading__126016_196514830" text:style-name="Internet_20_link" text:visited-style-name="Internet_20_link">Chapter 5 Getting Started with Calc<text:tab/>113</text:a></text:p>
          <text:p text:style-name="P189"><text:a xlink:type="simple" xlink:href="#__RefHeading__71679_1611026022" text:style-name="Internet_20_link" text:visited-style-name="Internet_20_link">What is Calc?<text:tab/>114</text:a></text:p>
          <text:p text:style-name="P189"><text:a xlink:type="simple" xlink:href="#__RefHeading__74050_1365249792" text:style-name="Internet_20_link" text:visited-style-name="Internet_20_link">Spreadsheets, sheets and cells<text:tab/>114</text:a></text:p>
          <text:p text:style-name="P189"><text:a xlink:type="simple" xlink:href="#__RefHeading__74052_1365249792" text:style-name="Internet_20_link" text:visited-style-name="Internet_20_link">Calc main window<text:tab/>114</text:a></text:p>
          <text:p text:style-name="P189"><text:a xlink:type="simple" xlink:href="#__RefHeading__17109_1267672555" text:style-name="Internet_20_link" text:visited-style-name="Internet_20_link">Opening a CSV file<text:tab/>119</text:a></text:p>
          <text:p text:style-name="P189"><text:a xlink:type="simple" xlink:href="#__RefHeading__30391_1380607024" text:style-name="Internet_20_link" text:visited-style-name="Internet_20_link">Saving spreadsheets<text:tab/>121</text:a></text:p>
          <text:p text:style-name="P189"><text:a xlink:type="simple" xlink:href="#__RefHeading__40248_841367368" text:style-name="Internet_20_link" text:visited-style-name="Internet_20_link">Navigating within spreadsheets<text:tab/>122</text:a></text:p>
          <text:p text:style-name="P189"><text:a xlink:type="simple" xlink:href="#__RefHeading__30397_1380607024" text:style-name="Internet_20_link" text:visited-style-name="Internet_20_link">Selecting items in a spreadsheet<text:tab/>126</text:a></text:p>
          <text:p text:style-name="P189"><text:a xlink:type="simple" xlink:href="#__RefHeading__74088_1365249792" text:style-name="Internet_20_link" text:visited-style-name="Internet_20_link">Working with columns and rows<text:tab/>128</text:a></text:p>
          <text:p text:style-name="P189"><text:a xlink:type="simple" xlink:href="#__RefHeading__74094_1365249792" text:style-name="Internet_20_link" text:visited-style-name="Internet_20_link">Working with sheets<text:tab/>129</text:a></text:p>
          <text:p text:style-name="P189"><text:a xlink:type="simple" xlink:href="#__RefHeading__74102_1365249792" text:style-name="Internet_20_link" text:visited-style-name="Internet_20_link">Viewing Calc<text:tab/>132</text:a></text:p>
          <text:p text:style-name="P189"><text:a xlink:type="simple" xlink:href="#__RefHeading__31624_1380607024" text:style-name="Internet_20_link" text:visited-style-name="Internet_20_link">Using the keyboard<text:tab/>134</text:a></text:p>
          <text:p text:style-name="P189"><text:a xlink:type="simple" xlink:href="#__RefHeading__74122_1365249792" text:style-name="Internet_20_link" text:visited-style-name="Internet_20_link">Speeding up data entry<text:tab/>138</text:a></text:p>
          <text:p text:style-name="P189"><text:a xlink:type="simple" xlink:href="#__RefHeading__74128_1365249792" text:style-name="Internet_20_link" text:visited-style-name="Internet_20_link">Sharing content between sheets<text:tab/>141</text:a></text:p>
          <text:p text:style-name="P189"><text:soft-page-break/><text:a xlink:type="simple" xlink:href="#__RefHeading__17113_1267672555" text:style-name="Internet_20_link" text:visited-style-name="Internet_20_link">Validating cell contents<text:tab/>141</text:a></text:p>
          <text:p text:style-name="P189"><text:a xlink:type="simple" xlink:href="#__RefHeading__8875_141864493" text:style-name="Internet_20_link" text:visited-style-name="Internet_20_link">Editing data<text:tab/>142</text:a></text:p>
          <text:p text:style-name="P189"><text:a xlink:type="simple" xlink:href="#__RefHeading__74138_1365249792" text:style-name="Internet_20_link" text:visited-style-name="Internet_20_link">Formatting data<text:tab/>143</text:a></text:p>
          <text:p text:style-name="P189"><text:a xlink:type="simple" xlink:href="#__RefHeading__74152_1365249792" text:style-name="Internet_20_link" text:visited-style-name="Internet_20_link">AutoFormat of cells<text:tab/>147</text:a></text:p>
          <text:p text:style-name="P189"><text:a xlink:type="simple" xlink:href="#__RefHeading__74156_1365249792" text:style-name="Internet_20_link" text:visited-style-name="Internet_20_link">Using themes<text:tab/>148</text:a></text:p>
          <text:p text:style-name="P189"><text:a xlink:type="simple" xlink:href="#__RefHeading__10675_1843988802" text:style-name="Internet_20_link" text:visited-style-name="Internet_20_link">Using conditional formatting<text:tab/>148</text:a></text:p>
          <text:p text:style-name="P189"><text:a xlink:type="simple" xlink:href="#__RefHeading__74158_1365249792" text:style-name="Internet_20_link" text:visited-style-name="Internet_20_link">Hiding and showing data<text:tab/>149</text:a></text:p>
          <text:p text:style-name="P189"><text:a xlink:type="simple" xlink:href="#__RefHeading__74164_1365249792" text:style-name="Internet_20_link" text:visited-style-name="Internet_20_link">Sorting records<text:tab/>150</text:a></text:p>
          <text:p text:style-name="P189"><text:a xlink:type="simple" xlink:href="#__RefHeading__14677_1458129930" text:style-name="Internet_20_link" text:visited-style-name="Internet_20_link">Using formulas and functions<text:tab/>151</text:a></text:p>
          <text:p text:style-name="P189"><text:a xlink:type="simple" xlink:href="#__RefHeading__14679_1458129930" text:style-name="Internet_20_link" text:visited-style-name="Internet_20_link">Analyzing data<text:tab/>151</text:a></text:p>
          <text:p text:style-name="P189"><text:a xlink:type="simple" xlink:href="#__RefHeading__74166_1365249792" text:style-name="Internet_20_link" text:visited-style-name="Internet_20_link">Printing<text:tab/>152</text:a></text:p>
          <text:p text:style-name="P188"><text:a xlink:type="simple" xlink:href="#__RefHeading__71681_1611026022" text:style-name="Internet_20_link" text:visited-style-name="Internet_20_link">Chapter 6 Getting Started with Impress<text:tab/>157</text:a></text:p>
          <text:p text:style-name="P189"><text:a xlink:type="simple" xlink:href="#__RefHeading__71683_1611026022" text:style-name="Internet_20_link" text:visited-style-name="Internet_20_link">What is Impress?<text:tab/>158</text:a></text:p>
          <text:p text:style-name="P189"><text:a xlink:type="simple" xlink:href="#__RefHeading__6663_1176140174" text:style-name="Internet_20_link" text:visited-style-name="Internet_20_link">Starting Impress<text:tab/>158</text:a></text:p>
          <text:p text:style-name="P189"><text:a xlink:type="simple" xlink:href="#__RefHeading__12412_2111315184" text:style-name="Internet_20_link" text:visited-style-name="Internet_20_link">Main Impress window<text:tab/>159</text:a></text:p>
          <text:p text:style-name="P189"><text:a xlink:type="simple" xlink:href="#__RefHeading__26344_1454631700" text:style-name="Internet_20_link" text:visited-style-name="Internet_20_link">Workspace views<text:tab/>162</text:a></text:p>
          <text:p text:style-name="P189"><text:a xlink:type="simple" xlink:href="#__RefHeading__26356_1454631700" text:style-name="Internet_20_link" text:visited-style-name="Internet_20_link">Creating a new presentation<text:tab/>166</text:a></text:p>
          <text:p text:style-name="P189"><text:a xlink:type="simple" xlink:href="#__RefHeading__26362_1454631700" text:style-name="Internet_20_link" text:visited-style-name="Internet_20_link">Formatting a presentation<text:tab/>169</text:a></text:p>
          <text:p text:style-name="P189"><text:a xlink:type="simple" xlink:href="#__RefHeading__26384_1454631700" text:style-name="Internet_20_link" text:visited-style-name="Internet_20_link">Adding and formatting text<text:tab/>173</text:a></text:p>
          <text:p text:style-name="P189"><text:a xlink:type="simple" xlink:href="#__RefHeading__8490_1209474805" text:style-name="Internet_20_link" text:visited-style-name="Internet_20_link">Adding pictures, tables, charts, and media<text:tab/>178</text:a></text:p>
          <text:p text:style-name="P189"><text:a xlink:type="simple" xlink:href="#__RefHeading__26370_1454631700" text:style-name="Internet_20_link" text:visited-style-name="Internet_20_link">Working with slide masters and styles<text:tab/>181</text:a></text:p>
          <text:p text:style-name="P189"><text:a xlink:type="simple" xlink:href="#__RefHeading__10118_270421594" text:style-name="Internet_20_link" text:visited-style-name="Internet_20_link">Adding comments to a presentation<text:tab/>187</text:a></text:p>
          <text:p text:style-name="P189"><text:a xlink:type="simple" xlink:href="#__RefHeading__26410_1454631700" text:style-name="Internet_20_link" text:visited-style-name="Internet_20_link">Setting up a slide show<text:tab/>188</text:a></text:p>
          <text:p text:style-name="P188"><text:a xlink:type="simple" xlink:href="#__RefHeading__71685_1611026022" text:style-name="Internet_20_link" text:visited-style-name="Internet_20_link">Chapter 7 Getting Started with Draw<text:tab/>191</text:a></text:p>
          <text:p text:style-name="P189"><text:a xlink:type="simple" xlink:href="#__RefHeading__71687_1611026022" text:style-name="Internet_20_link" text:visited-style-name="Internet_20_link">What is Draw?<text:tab/>192</text:a></text:p>
          <text:p text:style-name="P189"><text:a xlink:type="simple" xlink:href="#__RefHeading__13170_1507506698" text:style-name="Internet_20_link" text:visited-style-name="Internet_20_link">Draw main window<text:tab/>192</text:a></text:p>
          <text:p text:style-name="P189"><text:a xlink:type="simple" xlink:href="#__RefHeading__4455_1904091681" text:style-name="Internet_20_link" text:visited-style-name="Internet_20_link">Choosing and defining colors<text:tab/>197</text:a></text:p>
          <text:p text:style-name="P189"><text:a xlink:type="simple" xlink:href="#__RefHeading__5628_672223153" text:style-name="Internet_20_link" text:visited-style-name="Internet_20_link">Drawing basic shapes<text:tab/>198</text:a></text:p>
          <text:p text:style-name="P189"><text:a xlink:type="simple" xlink:href="#__RefHeading__6320_1624572910" text:style-name="Internet_20_link" text:visited-style-name="Internet_20_link">Glue points and connectors<text:tab/>203</text:a></text:p>
          <text:p text:style-name="P189"><text:a xlink:type="simple" xlink:href="#__RefHeading__5972_1559630130" text:style-name="Internet_20_link" text:visited-style-name="Internet_20_link">Drawing geometric shapes<text:tab/>205</text:a></text:p>
          <text:p text:style-name="P189"><text:a xlink:type="simple" xlink:href="#__RefHeading__5220_1547060756" text:style-name="Internet_20_link" text:visited-style-name="Internet_20_link">Selecting objects<text:tab/>207</text:a></text:p>
          <text:p text:style-name="P189"><text:a xlink:type="simple" xlink:href="#__RefHeading__5479_144512367" text:style-name="Internet_20_link" text:visited-style-name="Internet_20_link">Moving and adjusting object size<text:tab/>208</text:a></text:p>
          <text:p text:style-name="P189"><text:a xlink:type="simple" xlink:href="#__RefHeading__5244_1547060756" text:style-name="Internet_20_link" text:visited-style-name="Internet_20_link">Rotating and slanting an object<text:tab/>210</text:a></text:p>
          <text:p text:style-name="P189"><text:a xlink:type="simple" xlink:href="#__RefHeading__5483_144512367" text:style-name="Internet_20_link" text:visited-style-name="Internet_20_link">Editing objects<text:tab/>211</text:a></text:p>
          <text:p text:style-name="P189"><text:a xlink:type="simple" xlink:href="#__RefHeading__6817_144512367" text:style-name="Internet_20_link" text:visited-style-name="Internet_20_link">Formatting area fill<text:tab/>214</text:a></text:p>
          <text:p text:style-name="P189"><text:a xlink:type="simple" xlink:href="#__RefHeading__6819_144512367" text:style-name="Internet_20_link" text:visited-style-name="Internet_20_link">Using styles<text:tab/>215</text:a></text:p>
          <text:p text:style-name="P189"><text:a xlink:type="simple" xlink:href="#__RefHeading__3973_785521723" text:style-name="Internet_20_link" text:visited-style-name="Internet_20_link">Positioning objects<text:tab/>215</text:a></text:p>
          <text:p text:style-name="P189"><text:a xlink:type="simple" xlink:href="#__RefHeading__9397_1454631700" text:style-name="Internet_20_link" text:visited-style-name="Internet_20_link">Applying special effects<text:tab/>216</text:a></text:p>
          <text:p text:style-name="P189"><text:a xlink:type="simple" xlink:href="#__RefHeading__5341_1081412569" text:style-name="Internet_20_link" text:visited-style-name="Internet_20_link">Combining multiple objects<text:tab/>219</text:a></text:p>
          <text:p text:style-name="P189"><text:a xlink:type="simple" xlink:href="#__RefHeading__9419_1454631700" text:style-name="Internet_20_link" text:visited-style-name="Internet_20_link">Arranging, aligning and distributing objects<text:tab/>221</text:a></text:p>
          <text:p text:style-name="P189"><text:a xlink:type="simple" xlink:href="#__RefHeading__19740_1454631700" text:style-name="Internet_20_link" text:visited-style-name="Internet_20_link">Inserting and editing pictures<text:tab/>221</text:a></text:p>
          <text:p text:style-name="P189"><text:a xlink:type="simple" xlink:href="#__RefHeading__9423_1454631700" text:style-name="Internet_20_link" text:visited-style-name="Internet_20_link">Working with 3D objects<text:tab/>221</text:a></text:p>
          <text:p text:style-name="P189"><text:a xlink:type="simple" xlink:href="#__RefHeading__9427_1454631700" text:style-name="Internet_20_link" text:visited-style-name="Internet_20_link">Exporting graphics<text:tab/>221</text:a></text:p>
          <text:p text:style-name="P189"><text:a xlink:type="simple" xlink:href="#__RefHeading__9429_1454631700" text:style-name="Internet_20_link" text:visited-style-name="Internet_20_link">Inserting comments in a drawing<text:tab/>222</text:a></text:p>
          <text:p text:style-name="P188"><text:soft-page-break/><text:a xlink:type="simple" xlink:href="#__RefHeading__71689_1611026022" text:style-name="Internet_20_link" text:visited-style-name="Internet_20_link">Chapter 8 Getting Started with Base<text:tab/>223</text:a></text:p>
          <text:p text:style-name="P189"><text:a xlink:type="simple" xlink:href="#__RefHeading__71691_1611026022" text:style-name="Internet_20_link" text:visited-style-name="Internet_20_link">Introduction<text:tab/>224</text:a></text:p>
          <text:p text:style-name="P189"><text:a xlink:type="simple" xlink:href="#__RefHeading__19167_1555346661" text:style-name="Internet_20_link" text:visited-style-name="Internet_20_link">Types of database<text:tab/>224</text:a></text:p>
          <text:p text:style-name="P189"><text:a xlink:type="simple" xlink:href="#__RefHeading__53663_1119079289" text:style-name="Internet_20_link" text:visited-style-name="Internet_20_link">Planning your database<text:tab/>225</text:a></text:p>
          <text:p text:style-name="P189"><text:a xlink:type="simple" xlink:href="#__RefHeading__614_454851957" text:style-name="Internet_20_link" text:visited-style-name="Internet_20_link">Creating a new Base file<text:tab/>226</text:a></text:p>
          <text:p text:style-name="P189"><text:a xlink:type="simple" xlink:href="#__RefHeading__11616_1838362256" text:style-name="Internet_20_link" text:visited-style-name="Internet_20_link">Opening an existing database<text:tab/>227</text:a></text:p>
          <text:p text:style-name="P189"><text:a xlink:type="simple" xlink:href="#__RefHeading__616_454851957" text:style-name="Internet_20_link" text:visited-style-name="Internet_20_link">Main database window and its parts<text:tab/>228</text:a></text:p>
          <text:p text:style-name="P189"><text:a xlink:type="simple" xlink:href="#__RefHeading__11620_1838362256" text:style-name="Internet_20_link" text:visited-style-name="Internet_20_link">Database objects<text:tab/>230</text:a></text:p>
          <text:p text:style-name="P189"><text:a xlink:type="simple" xlink:href="#__RefHeading__628_454851957" text:style-name="Internet_20_link" text:visited-style-name="Internet_20_link">Tables: use wizard to create tables<text:tab/>230</text:a></text:p>
          <text:p text:style-name="P189"><text:a xlink:type="simple" xlink:href="#__RefHeading__632_454851957" text:style-name="Internet_20_link" text:visited-style-name="Internet_20_link">Forms: using the Forms Wizard<text:tab/>241</text:a></text:p>
          <text:p text:style-name="P189"><text:a xlink:type="simple" xlink:href="#__RefHeading__630_454851957" text:style-name="Internet_20_link" text:visited-style-name="Internet_20_link">Queries: using the Query Wizard<text:tab/>248</text:a></text:p>
          <text:p text:style-name="P189"><text:a xlink:type="simple" xlink:href="#__RefHeading__634_454851957" text:style-name="Internet_20_link" text:visited-style-name="Internet_20_link">Reports: use wizard to create reports<text:tab/>258</text:a></text:p>
          <text:p text:style-name="P189"><text:a xlink:type="simple" xlink:href="#__RefHeading__652_454851957" text:style-name="Internet_20_link" text:visited-style-name="Internet_20_link">Mixing Base with the rest of LibreOffice<text:tab/>263</text:a></text:p>
          <text:p text:style-name="P189"><text:a xlink:type="simple" xlink:href="#__RefHeading__660_454851957" text:style-name="Internet_20_link" text:visited-style-name="Internet_20_link">Using Base with other data sources<text:tab/>264</text:a></text:p>
          <text:p text:style-name="P188"><text:a xlink:type="simple" xlink:href="#__RefHeading__6030_1784677349" text:style-name="Internet_20_link" text:visited-style-name="Internet_20_link">Chapter 9 Getting Started with Math<text:tab/>265</text:a></text:p>
          <text:p text:style-name="P189"><text:a xlink:type="simple" xlink:href="#__RefHeading__71693_1611026022" text:style-name="Internet_20_link" text:visited-style-name="Internet_20_link">What is Math?<text:tab/>266</text:a></text:p>
          <text:p text:style-name="P189"><text:a xlink:type="simple" xlink:href="#__RefHeading__20855_1760461578" text:style-name="Internet_20_link" text:visited-style-name="Internet_20_link">Getting started<text:tab/>266</text:a></text:p>
          <text:p text:style-name="P189"><text:a xlink:type="simple" xlink:href="#__RefHeading__20857_1760461578" text:style-name="Internet_20_link" text:visited-style-name="Internet_20_link">Entering a formula<text:tab/>267</text:a></text:p>
          <text:p text:style-name="P189"><text:a xlink:type="simple" xlink:href="#__RefHeading__20873_1760461578" text:style-name="Internet_20_link" text:visited-style-name="Internet_20_link">Formula layout<text:tab/>273</text:a></text:p>
          <text:p text:style-name="P189"><text:a xlink:type="simple" xlink:href="#__RefHeading__18195_270489466" text:style-name="Internet_20_link" text:visited-style-name="Internet_20_link">Changing the appearance of formulas<text:tab/>278</text:a></text:p>
          <text:p text:style-name="P189"><text:a xlink:type="simple" xlink:href="#__RefHeading__25423_144202065" text:style-name="Internet_20_link" text:visited-style-name="Internet_20_link">Formulas in Writer documents<text:tab/>281</text:a></text:p>
          <text:p text:style-name="P189"><text:a xlink:type="simple" xlink:href="#__RefHeading__20867_1760461578" text:style-name="Internet_20_link" text:visited-style-name="Internet_20_link">Customizations<text:tab/>284</text:a></text:p>
          <text:p text:style-name="P189"><text:a xlink:type="simple" xlink:href="#__RefHeading__20889_1760461578" text:style-name="Internet_20_link" text:visited-style-name="Internet_20_link">Math commands – Reference<text:tab/>287</text:a></text:p>
          <text:p text:style-name="P188"><text:a xlink:type="simple" xlink:href="#__RefHeading__71695_1611026022" text:style-name="Internet_20_link" text:visited-style-name="Internet_20_link">Chapter 10 Printing, Exporting, and E‑mailing<text:tab/>289</text:a></text:p>
          <text:p text:style-name="P189"><text:a xlink:type="simple" xlink:href="#__RefHeading__71697_1611026022" text:style-name="Internet_20_link" text:visited-style-name="Internet_20_link">Quick printing<text:tab/>290</text:a></text:p>
          <text:p text:style-name="P189"><text:a xlink:type="simple" xlink:href="#__RefHeading__171723_780470623" text:style-name="Internet_20_link" text:visited-style-name="Internet_20_link">Controlling printing<text:tab/>290</text:a></text:p>
          <text:p text:style-name="P189"><text:a xlink:type="simple" xlink:href="#__RefHeading__8527_1712854287" text:style-name="Internet_20_link" text:visited-style-name="Internet_20_link">Exporting to PDF<text:tab/>298</text:a></text:p>
          <text:p text:style-name="P189"><text:a xlink:type="simple" xlink:href="#__RefHeading__4238_1385231065" text:style-name="Internet_20_link" text:visited-style-name="Internet_20_link">Exporting to other formats<text:tab/>304</text:a></text:p>
          <text:p text:style-name="P189"><text:a xlink:type="simple" xlink:href="#__RefHeading__171743_780470623" text:style-name="Internet_20_link" text:visited-style-name="Internet_20_link">E-mailing documents<text:tab/>304</text:a></text:p>
          <text:p text:style-name="P189"><text:a xlink:type="simple" xlink:href="#__RefHeading__171747_780470623" text:style-name="Internet_20_link" text:visited-style-name="Internet_20_link">Digital signing of documents<text:tab/>307</text:a></text:p>
          <text:p text:style-name="P189"><text:a xlink:type="simple" xlink:href="#__RefHeading__9455_1957009194" text:style-name="Internet_20_link" text:visited-style-name="Internet_20_link">Removing personal data<text:tab/>308</text:a></text:p>
          <text:p text:style-name="P188"><text:a xlink:type="simple" xlink:href="#__RefHeading__34924_261791260" text:style-name="Internet_20_link" text:visited-style-name="Internet_20_link">Chapter 11 Graphics, the Gallery, and Fontwork<text:tab/>309</text:a></text:p>
          <text:p text:style-name="P189"><text:a xlink:type="simple" xlink:href="#__RefHeading__56817_1646717133" text:style-name="Internet_20_link" text:visited-style-name="Internet_20_link">Introduction<text:tab/>310</text:a></text:p>
          <text:p text:style-name="P189"><text:a xlink:type="simple" xlink:href="#__RefHeading__13175_2065861793" text:style-name="Internet_20_link" text:visited-style-name="Internet_20_link">Adding images to a document<text:tab/>310</text:a></text:p>
          <text:p text:style-name="P189"><text:a xlink:type="simple" xlink:href="#__RefHeading__72324_1784677349" text:style-name="Internet_20_link" text:visited-style-name="Internet_20_link">Modifying and positioning graphics<text:tab/>313</text:a></text:p>
          <text:p text:style-name="P189"><text:a xlink:type="simple" xlink:href="#__RefHeading__13193_2065861793" text:style-name="Internet_20_link" text:visited-style-name="Internet_20_link">Managing the LibreOffice Gallery<text:tab/>314</text:a></text:p>
          <text:p text:style-name="P189"><text:a xlink:type="simple" xlink:href="#__RefHeading__15492_2065861793" text:style-name="Internet_20_link" text:visited-style-name="Internet_20_link">Creating an image map<text:tab/>317</text:a></text:p>
          <text:p text:style-name="P189"><text:a xlink:type="simple" xlink:href="#__RefHeading__17037_2065861793" text:style-name="Internet_20_link" text:visited-style-name="Internet_20_link">Using LibreOffice’s drawing tools<text:tab/>318</text:a></text:p>
          <text:p text:style-name="P189"><text:a xlink:type="simple" xlink:href="#__RefHeading__17039_2065861793" text:style-name="Internet_20_link" text:visited-style-name="Internet_20_link">Using Fontwork<text:tab/>320</text:a></text:p>
          <text:p text:style-name="P188"><text:a xlink:type="simple" xlink:href="#__RefHeading__71701_1611026022" text:style-name="Internet_20_link" text:visited-style-name="Internet_20_link">Chapter 12 Creating Web Pages<text:tab/>327</text:a></text:p>
          <text:p text:style-name="P189"><text:a xlink:type="simple" xlink:href="#__RefHeading__71703_1611026022" text:style-name="Internet_20_link" text:visited-style-name="Internet_20_link">Introduction<text:tab/>328</text:a></text:p>
          <text:p text:style-name="P189"><text:a xlink:type="simple" xlink:href="#__RefHeading__35834_1130598086" text:style-name="Internet_20_link" text:visited-style-name="Internet_20_link">Relative and absolute hyperlinks<text:tab/>328</text:a></text:p>
          <text:p text:style-name="P189"><text:a xlink:type="simple" xlink:href="#__RefHeading__12704_761994490" text:style-name="Internet_20_link" text:visited-style-name="Internet_20_link">Creating hyperlinks<text:tab/>328</text:a></text:p>
          <text:p text:style-name="P189"><text:a xlink:type="simple" xlink:href="#__RefHeading__12718_761994490" text:style-name="Internet_20_link" text:visited-style-name="Internet_20_link">Creating web pages using the Web Wizard<text:tab/>332</text:a></text:p>
          <text:p text:style-name="P189"><text:soft-page-break/><text:a xlink:type="simple" xlink:href="#__RefHeading__1819_1458240272" text:style-name="Internet_20_link" text:visited-style-name="Internet_20_link">Saving documents as web pages<text:tab/>335</text:a></text:p>
          <text:p text:style-name="P188"><text:a xlink:type="simple" xlink:href="#__RefHeading__71705_1611026022" text:style-name="Internet_20_link" text:visited-style-name="Internet_20_link">Chapter 13 Getting Started with Macros<text:tab/>341</text:a></text:p>
          <text:p text:style-name="P189"><text:a xlink:type="simple" xlink:href="#__RefHeading__71707_1611026022" text:style-name="Internet_20_link" text:visited-style-name="Internet_20_link">Introduction<text:tab/>342</text:a></text:p>
          <text:p text:style-name="P189"><text:a xlink:type="simple" xlink:href="#__RefHeading__8588_1448150400" text:style-name="Internet_20_link" text:visited-style-name="Internet_20_link">Your first macros<text:tab/>342</text:a></text:p>
          <text:p text:style-name="P189"><text:a xlink:type="simple" xlink:href="#__RefHeading__5150_1196992793" text:style-name="Internet_20_link" text:visited-style-name="Internet_20_link">Creating a macro<text:tab/>348</text:a></text:p>
          <text:p text:style-name="P189"><text:a xlink:type="simple" xlink:href="#__RefHeading__5156_1196992793" text:style-name="Internet_20_link" text:visited-style-name="Internet_20_link">Macro recorder failures<text:tab/>351</text:a></text:p>
          <text:p text:style-name="P189"><text:a xlink:type="simple" xlink:href="#__RefHeading__5164_1196992793" text:style-name="Internet_20_link" text:visited-style-name="Internet_20_link">Macro organization<text:tab/>352</text:a></text:p>
          <text:p text:style-name="P189"><text:a xlink:type="simple" xlink:href="#__RefHeading__5172_1196992793" text:style-name="Internet_20_link" text:visited-style-name="Internet_20_link">How to run a macro<text:tab/>356</text:a></text:p>
          <text:p text:style-name="P189"><text:a xlink:type="simple" xlink:href="#__RefHeading__5182_1196992793" text:style-name="Internet_20_link" text:visited-style-name="Internet_20_link">Extensions<text:tab/>358</text:a></text:p>
          <text:p text:style-name="P189"><text:a xlink:type="simple" xlink:href="#__RefHeading__5184_1196992793" text:style-name="Internet_20_link" text:visited-style-name="Internet_20_link">Writing macros without the recorder<text:tab/>359</text:a></text:p>
          <text:p text:style-name="P189"><text:a xlink:type="simple" xlink:href="#__RefHeading__5186_1196992793" text:style-name="Internet_20_link" text:visited-style-name="Internet_20_link">Finding more information<text:tab/>359</text:a></text:p>
          <text:p text:style-name="P188"><text:a xlink:type="simple" xlink:href="#__RefHeading__71709_1611026022" text:style-name="Internet_20_link" text:visited-style-name="Internet_20_link">Chapter 14 Customizing LibreOffice<text:tab/>361</text:a></text:p>
          <text:p text:style-name="P189"><text:a xlink:type="simple" xlink:href="#__RefHeading__71711_1611026022" text:style-name="Internet_20_link" text:visited-style-name="Internet_20_link">Introduction<text:tab/>362</text:a></text:p>
          <text:p text:style-name="P189"><text:a xlink:type="simple" xlink:href="#__RefHeading__10261_2122281821" text:style-name="Internet_20_link" text:visited-style-name="Internet_20_link">Customizing menu content<text:tab/>362</text:a></text:p>
          <text:p text:style-name="P189"><text:a xlink:type="simple" xlink:href="#__RefHeading__10269_2122281821" text:style-name="Internet_20_link" text:visited-style-name="Internet_20_link">Customizing toolbars<text:tab/>365</text:a></text:p>
          <text:p text:style-name="P189"><text:a xlink:type="simple" xlink:href="#__RefHeading__10279_2122281821" text:style-name="Internet_20_link" text:visited-style-name="Internet_20_link">Assigning shortcut keys<text:tab/>368</text:a></text:p>
          <text:p text:style-name="P189"><text:a xlink:type="simple" xlink:href="#__RefHeading__10289_2122281821" text:style-name="Internet_20_link" text:visited-style-name="Internet_20_link">Assigning macros to events<text:tab/>371</text:a></text:p>
          <text:p text:style-name="P189"><text:a xlink:type="simple" xlink:href="#__RefHeading__10291_2122281821" text:style-name="Internet_20_link" text:visited-style-name="Internet_20_link">Adding functionality with extensions<text:tab/>371</text:a></text:p>
          <text:p text:style-name="P188"><text:a xlink:type="simple" xlink:href="#__RefHeading__71713_1611026022" text:style-name="Internet_20_link" text:visited-style-name="Internet_20_link">Appendix A Keyboard Shortcuts<text:tab/>373</text:a></text:p>
          <text:p text:style-name="P189"><text:a xlink:type="simple" xlink:href="#__RefHeading__71715_1611026022" text:style-name="Internet_20_link" text:visited-style-name="Internet_20_link">Introduction<text:tab/>374</text:a></text:p>
          <text:p text:style-name="P189"><text:a xlink:type="simple" xlink:href="#__RefHeading__3055_280305268" text:style-name="Internet_20_link" text:visited-style-name="Internet_20_link">General keyboard shortcuts<text:tab/>375</text:a></text:p>
          <text:p text:style-name="P189"><text:a xlink:type="simple" xlink:href="#__RefHeading__9178_964876837" text:style-name="Internet_20_link" text:visited-style-name="Internet_20_link">Navigating and selecting with the keyboard<text:tab/>376</text:a></text:p>
          <text:p text:style-name="P189"><text:a xlink:type="simple" xlink:href="#__RefHeading__3057_280305268" text:style-name="Internet_20_link" text:visited-style-name="Internet_20_link">Controlling dialogs<text:tab/>377</text:a></text:p>
          <text:p text:style-name="P189"><text:a xlink:type="simple" xlink:href="#__RefHeading__9180_964876837" text:style-name="Internet_20_link" text:visited-style-name="Internet_20_link">Macros<text:tab/>377</text:a></text:p>
          <text:p text:style-name="P189"><text:a xlink:type="simple" xlink:href="#__RefHeading__6648_1474499666" text:style-name="Internet_20_link" text:visited-style-name="Internet_20_link">Getting help<text:tab/>377</text:a></text:p>
          <text:p text:style-name="P189"><text:a xlink:type="simple" xlink:href="#__RefHeading__3063_280305268" text:style-name="Internet_20_link" text:visited-style-name="Internet_20_link">Managing documents<text:tab/>378</text:a></text:p>
          <text:p text:style-name="P189"><text:a xlink:type="simple" xlink:href="#__RefHeading__3065_280305268" text:style-name="Internet_20_link" text:visited-style-name="Internet_20_link">Editing<text:tab/>378</text:a></text:p>
          <text:p text:style-name="P189"><text:a xlink:type="simple" xlink:href="#__RefHeading__4070_474125404" text:style-name="Internet_20_link" text:visited-style-name="Internet_20_link">Selecting rows and columns in a database table opened by F4<text:tab/>379</text:a></text:p>
          <text:p text:style-name="P189"><text:a xlink:type="simple" xlink:href="#__RefHeading__5929_1920147500" text:style-name="Internet_20_link" text:visited-style-name="Internet_20_link">Shortcut keys for drawing objects<text:tab/>379</text:a></text:p>
          <text:p text:style-name="P189"><text:a xlink:type="simple" xlink:href="#__RefHeading__3071_280305268" text:style-name="Internet_20_link" text:visited-style-name="Internet_20_link">Defining keyboard shortcuts<text:tab/>380</text:a></text:p>
          <text:p text:style-name="P189"><text:a xlink:type="simple" xlink:href="#__RefHeading__3073_280305268" text:style-name="Internet_20_link" text:visited-style-name="Internet_20_link">Further reading<text:tab/>380</text:a></text:p>
          <text:p text:style-name="P188"><text:a xlink:type="simple" xlink:href="#__RefHeading__71717_1611026022" text:style-name="Internet_20_link" text:visited-style-name="Internet_20_link">Appendix B Open Source, Open Standards, OpenDocument<text:tab/>381</text:a></text:p>
          <text:p text:style-name="P189"><text:a xlink:type="simple" xlink:href="#__RefHeading__71719_1611026022" text:style-name="Internet_20_link" text:visited-style-name="Internet_20_link">Introduction<text:tab/>382</text:a></text:p>
          <text:p text:style-name="P189"><text:a xlink:type="simple" xlink:href="#__RefHeading__182218_780470623" text:style-name="Internet_20_link" text:visited-style-name="Internet_20_link">A short history of LibreOffice<text:tab/>382</text:a></text:p>
          <text:p text:style-name="P189"><text:a xlink:type="simple" xlink:href="#__RefHeading__182220_780470623" text:style-name="Internet_20_link" text:visited-style-name="Internet_20_link">The LibreOffice community<text:tab/>382</text:a></text:p>
          <text:p text:style-name="P189"><text:a xlink:type="simple" xlink:href="#__RefHeading__182222_780470623" text:style-name="Internet_20_link" text:visited-style-name="Internet_20_link">How is LibreOffice licensed?<text:tab/>383</text:a></text:p>
          <text:p text:style-name="P189"><text:a xlink:type="simple" xlink:href="#__RefHeading__182224_780470623" text:style-name="Internet_20_link" text:visited-style-name="Internet_20_link">What is “open source”?<text:tab/>383</text:a></text:p>
          <text:p text:style-name="P189"><text:a xlink:type="simple" xlink:href="#__RefHeading__3272_1372004992" text:style-name="Internet_20_link" text:visited-style-name="Internet_20_link">What are “open standards”?<text:tab/>383</text:a></text:p>
          <text:p text:style-name="P189"><text:a xlink:type="simple" xlink:href="#__RefHeading__182226_780470623" text:style-name="Internet_20_link" text:visited-style-name="Internet_20_link">What is OpenDocument?<text:tab/>383</text:a></text:p>
          <text:p text:style-name="P189"><text:a xlink:type="simple" xlink:href="#__RefHeading__5835_1372004992" text:style-name="Internet_20_link" text:visited-style-name="Internet_20_link">File formats LibreOffice can open<text:tab/>384</text:a></text:p>
          <text:p text:style-name="P189"><text:a xlink:type="simple" xlink:href="#__RefHeading__182240_780470623" text:style-name="Internet_20_link" text:visited-style-name="Internet_20_link">File formats LibreOffice can save to<text:tab/>386</text:a></text:p>
          <text:p text:style-name="P189"><text:a xlink:type="simple" xlink:href="#__RefHeading__184177_780470623" text:style-name="Internet_20_link" text:visited-style-name="Internet_20_link">Exporting to other formats<text:tab/>388</text:a></text:p>
          <text:p text:style-name="P188"><text:a xlink:type="simple" xlink:href="#__RefHeading__10004_122232533" text:style-name="Internet_20_link" text:visited-style-name="Internet_20_link">Index<text:tab/>389</text:a></text:p>
        </text:index-body>
      </text:table-of-content>
      <text:p text:style-name="Standard"/>
      <text:p text:style-name="P193"/>
      <text:h text:style-name="P197" text:outline-level="1"><text:bookmark-start text:name="__RefHeading__126734_789510747"/>Preface<text:bookmark-end text:name="__RefHeading__126734_789510747"/></text:h>
      <text:p text:style-name="P57"/>
      <text:h text:style-name="P209" text:outline-level="2"><text:bookmark-start text:name="__RefHeading__126736_789510747"/>Who is this book for?<text:bookmark-end text:name="__RefHeading__126736_789510747"/></text:h>
      <text:p text:style-name="P38">Anyone who wants to get up to speed quickly with LibreOffice will find this <text:span text:style-name="T12">Getting Started Guide</text:span> valuable. You may be new to office software, or you may be familiar with another office suite.</text:p>
      <text:h text:style-name="P200" text:outline-level="2"><text:bookmark-start text:name="__RefHeading__6749_1241987491"/>What's in this book?<text:bookmark-end text:name="__RefHeading__6749_1241987491"/></text:h>
      <text:p text:style-name="P104">This book introduces the main components of LibreOffice:</text:p>
      <text:list xml:id="list1837340860" text:style-name="OOoBullets_20_1">
        <text:list-item>
          <text:p text:style-name="P256">Writer (word processing)</text:p>
        </text:list-item>
        <text:list-item>
          <text:p text:style-name="P238">Calc (spreadsheets)</text:p>
        </text:list-item>
        <text:list-item>
          <text:p text:style-name="P238">Impress (presentations)</text:p>
        </text:list-item>
        <text:list-item>
          <text:p text:style-name="P238">Draw (vector graphics)</text:p>
        </text:list-item>
        <text:list-item>
          <text:p text:style-name="P238">Base (database</text:p>
        </text:list-item>
        <text:list-item>
          <text:p text:style-name="P248">Math (equation editor)</text:p>
        </text:list-item>
      </text:list>
      <text:p text:style-name="P38">It also covers some of the features common to all components, including setup and customization, styles and templates, macro recording, and printing. For more detail, see the user guides for the individual components.</text:p>
      <text:h text:style-name="P200" text:outline-level="2"><text:bookmark-start text:name="__RefHeading__6751_1241987491"/>Where to get more help<text:bookmark-end text:name="__RefHeading__6751_1241987491"/></text:h>
      <text:p text:style-name="P17">This book, the other <text:span text:style-name="T13">LibreOffice</text:span> user guides, the built-in Help system, and user support systems assume that you are familiar with your computer and basic functions such as starting a program, opening and saving files.</text:p>
      <text:h text:style-name="P214" text:outline-level="3"><text:bookmark-start text:name="__RefHeading__22027_697337876"/>Help system<text:bookmark-end text:name="__RefHeading__22027_697337876"/></text:h>
      <text:p text:style-name="P38"><text:span text:style-name="T13">LibreOffice</text:span> comes with an extensive <text:alphabetical-index-mark-start text:id="IMark161958664"/>Help system<text:alphabetical-index-mark-end text:id="IMark161958664"/>. This is your first line of support for using <text:span text:style-name="T13">LibreOffice</text:span>.</text:p>
      <text:p text:style-name="P38">To display the full Help system, press <text:span text:style-name="OOoKeystroke">F1</text:span> or select <text:span text:style-name="OOoMenuPath">LibreOffice Help</text:span> from the Help menu. In addition, you can choose whether to activate Tips, Extended tips, and the Help Agent (using <text:span text:style-name="OOoMenuPath">Tools </text:span><text:span text:style-name="OOoMenuPath"><text:span text:style-name="T10">&gt;</text:span></text:span><text:span text:style-name="OOoMenuPath"> Options </text:span><text:span text:style-name="OOoMenuPath"><text:span text:style-name="T10">&gt;</text:span></text:span><text:span text:style-name="OOoMenuPath"> LibreOffice </text:span><text:span text:style-name="OOoMenuPath"><text:span text:style-name="T10">&gt;</text:span></text:span><text:span text:style-name="OOoMenuPath"> General</text:span>). </text:p>
      <text:p text:style-name="P21">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10">&gt;</text:span></text:span><text:span text:style-name="OOoMenuPath"> What's This?</text:span><text:span text:style-name="OOoDefault"> and hold the pointer over the icon.</text:span></text:p>
      <text:h text:style-name="P214" text:outline-level="3"><text:bookmark-start text:name="__RefHeading__22029_697337876"/>Free online support<text:bookmark-end text:name="__RefHeading__22029_697337876"/></text:h>
      <text:p text:style-name="P38">The LibreOffice community not only develops software, but provides free, volunteer-based support. See <text:sequence-ref text:reference-format="category-and-value" text:ref-name="refTable0">Table 1</text:sequence-ref><text:s/>and this web page: <text:a xlink:type="simple" xlink:href="http://www.libreoffice.org/get-help/" text:style-name="Internet_20_link" text:visited-style-name="Visited_20_Internet_20_Link">http://www.libreoffice.org/get-help/</text:a> </text:p>
      <text:p text:style-name="P38"><text:span text:style-name="T48">You</text:span> can get comprehensive online <text:alphabetical-index-mark-start text:id="IMark126349496"/>support<text:alphabetical-index-mark-end text:id="IMark126349496"/> from the community through mailing lists <text:span text:style-name="T49">and</text:span> <text:span text:style-name="T49">the Ask LibreOffice website</text:span>. Other websites run by users also offer free tips and tutorials. This forum provides community support for LibreOffice: <text:a xlink:type="simple" xlink:href="http://en.libreofficeforum.org/" text:style-name="Internet_20_link" text:visited-style-name="Visited_20_Internet_20_Link"><text:span text:style-name="T15">http://en.libreofficeforum.org/</text:span></text:a></text:p>
      <text:p text:style-name="P38"><text:span text:style-name="T15">This site provides support for LibreOffice, among other programs:<text:line-break/></text:span><text:a xlink:type="simple" xlink:href="http://forum.openoffice.org/en/forum/" text:style-name="Internet_20_link" text:visited-style-name="Visited_20_Internet_20_Link"><text:span text:style-name="T15">http://forum.openoffice.org/en/forum/</text:span></text:a><text:span text:style-name="T15"> </text:span></text:p>
      <text:p text:style-name="P74"><text:soft-page-break/>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90">Free LibreOffice support</text:p>
            </table:table-cell>
            <table:covered-table-cell/>
          </table:table-row>
        </table:table-header-rows>
        <table:table-row table:style-name="Table1.1">
          <table:table-cell table:style-name="Table1.A2" office:value-type="string">
            <text:p text:style-name="P77">Ask LibreOffice</text:p>
          </table:table-cell>
          <table:table-cell table:style-name="Table1.A2" office:value-type="string">
            <text:p text:style-name="P80"><text:span text:style-name="T49">Questions and answers from the LibreOffice community<text:line-break/></text:span><text:a xlink:type="simple" xlink:href="http://ask.libreoffice.org/en/questions/" text:style-name="Internet_20_link" text:visited-style-name="Visited_20_Internet_20_Link"><text:span text:style-name="T49">http://ask.libreoffice.org/en/questions/</text:span></text:a><text:span text:style-name="T49"> </text:span></text:p>
          </table:table-cell>
        </table:table-row>
        <table:table-row table:style-name="Table1.1">
          <table:table-cell table:style-name="Table1.A2" office:value-type="string">
            <text:p text:style-name="P80"><text:alphabetical-index-mark-start text:id="IMark141030344"/>Documentation<text:alphabetical-index-mark-end text:id="IMark141030344"/></text:p>
          </table:table-cell>
          <table:table-cell table:style-name="Table1.A2" office:value-type="string">
            <text:p text:style-name="P80"><text:alphabetical-index-mark text:string-value="User guides"/><text:span text:style-name="T18">User guides, how-tos, and other documentation. </text:span><text:a xlink:type="simple" xlink:href="http://www.libreoffice.org/get-help/documentation/" text:style-name="Internet_20_link" text:visited-style-name="Visited_20_Internet_20_Link"><text:span text:style-name="T18">http://www.libreoffice.org/get-help/documentation/</text:span></text:a><text:span text:style-name="T18"><text:line-break/></text:span><text:a xlink:type="simple" xlink:href="https://wiki.documentfoundation.org/Documentation/Publications" text:style-name="Internet_20_link" text:visited-style-name="Visited_20_Internet_20_Link"><text:span text:style-name="T18">https://wiki.documentfoundation.org/Documentation/Publications</text:span></text:a><text:span text:style-name="T18"> </text:span></text:p>
          </table:table-cell>
        </table:table-row>
        <table:table-row table:style-name="Table1.1">
          <table:table-cell table:style-name="Table1.A2" office:value-type="string">
            <text:p text:style-name="P80">FAQs</text:p>
          </table:table-cell>
          <table:table-cell table:style-name="Table1.A2" office:value-type="string">
            <text:p text:style-name="P80"><text:span text:style-name="OOoDefault">Answers to frequently asked questions</text:span><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
          <table:table-cell table:style-name="Table1.A2" office:value-type="string">
            <text:p text:style-name="P80">Mailing lists</text:p>
          </table:table-cell>
          <table:table-cell table:style-name="Table1.A2" office:value-type="string">
            <text:p text:style-name="P80">Free community support is provided by a network of experienced users<text:line-break/><text:a xlink:type="simple" xlink:href="http://www.libreoffice.org/get-help/mailing-lists/" text:style-name="Internet_20_link" text:visited-style-name="Visited_20_Internet_20_Link"><text:span text:style-name="T18">http://www.libreoffice.org/get-help/mailing-lists/</text:span></text:a></text:p>
          </table:table-cell>
        </table:table-row>
        <table:table-row table:style-name="Table1.1">
          <table:table-cell table:style-name="Table1.A6" office:value-type="string">
            <text:p text:style-name="P80"><text:alphabetical-index-mark text:string-value="International Support"/>International support</text:p>
          </table:table-cell>
          <table:table-cell table:style-name="Table1.A6" office:value-type="string">
            <text:p text:style-name="P80">The LibreOffice website in your language.<text:line-break/><text:a xlink:type="simple" xlink:href="http://www.libreoffice.org/international-sites/" text:style-name="Internet_20_link" text:visited-style-name="Visited_20_Internet_20_Link"><text:span text:style-name="T18">http://www.libreoffice.org/international-sites/</text:span></text:a></text:p>
            <text:p text:style-name="P80"><text:span text:style-name="T18">International mailing lists<text:line-break/></text:span><text:a xlink:type="simple" xlink:href="http://wiki.documentfoundation.org/Local_Mailing_Lists" text:style-name="Internet_20_link" text:visited-style-name="Visited_20_Internet_20_Link"><text:span text:style-name="T18">http://wiki.documentfoundation.org/Local_Mailing_Lists</text:span></text:a></text:p>
          </table:table-cell>
        </table:table-row>
        <table:table-row table:style-name="Table1.1">
          <table:table-cell table:style-name="Table1.A2" office:value-type="string">
            <text:p text:style-name="P80">Accessibility options</text:p>
          </table:table-cell>
          <table:table-cell table:style-name="Table1.A2" office:value-type="string">
            <text:p text:style-name="P80">Information about available accessibility options. <text:a xlink:type="simple" xlink:href="http://www.libreoffice.org/get-help/accessibility/" text:style-name="Internet_20_link" text:visited-style-name="Visited_20_Internet_20_Link">http://www.libreoffice.org/get-help/accessibility/</text:a></text:p>
          </table:table-cell>
        </table:table-row>
      </table:table>
      <text:h text:style-name="P214" text:outline-level="3"><text:bookmark-start text:name="__RefHeading__262303_271332650"/>Paid support and training<text:bookmark-end text:name="__RefHeading__262303_271332650"/></text:h>
      <text:p text:style-name="P38">Alternatively, you can pay for support services<text:span text:style-name="T16">. </text:span>Service contracts can be purchased from a vendor or consulting firm specializing in LibreOffice<text:span text:style-name="T16">.</text:span></text:p>
      <text:h text:style-name="P200" text:outline-level="2"><text:bookmark-start text:name="__RefHeading__11088_1241987491"/>What you see may be different<text:bookmark-end text:name="__RefHeading__11088_1241987491"/></text:h>
      <text:h text:style-name="P214" text:outline-level="3"><text:bookmark-start text:name="__RefHeading__1550_1307201209"/>Illustrations<text:bookmark-end text:name="__RefHeading__1550_1307201209"/></text:h>
      <text:p text:style-name="P38">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38">Also, some of the dialogs may be differ because of the settings selected in LibreOffice. You can either use dialogs from your computer system (default) or dialogs provided by LibreOffice. To change to using LibreOffice dialogs:</text:p>
      <text:list xml:id="list2472400326" text:style-name="OOoNum_20_123">
        <text:list-item>
          <text:p text:style-name="P289">On Linux and Windows operating systems, go to <text:span text:style-name="T20">Tools &gt; Options &gt;LibreOffice &gt; General</text:span> on the main menu bar to open the dialog for general options.</text:p>
        </text:list-item>
        <text:list-item>
          <text:p text:style-name="P270">On a Mac operating system, go to <text:span text:style-name="T20">LibreOffice &gt; Preferences &gt; General</text:span> on the main menu bar to open the dialog for general options.</text:p>
        </text:list-item>
        <text:list-item>
          <text:p text:style-name="P270">Select <text:span text:style-name="T8">Use LibreOffice dialogs</text:span> in <text:span text:style-name="T8">Open/Save dialogs</text:span> <text:span text:style-name="T21">and, in Linux and Mac OS X operating systems only, </text:span><text:span text:style-name="T9">Print dialogs </text:span>to display the LibreOffice dialogs on your computer display.</text:p>
        </text:list-item>
        <text:list-item>
          <text:p text:style-name="P280">Click <text:span text:style-name="T20">OK</text:span> to save your settings and close the dialog.</text:p>
        </text:list-item>
      </text:list>
      <text:h text:style-name="P214" text:outline-level="3"><text:bookmark-start text:name="__RefHeading__7596_641027044"/><text:soft-page-break/>Icons<text:bookmark-end text:name="__RefHeading__7596_641027044"/></text:h>
      <text:p text:style-name="P38">The icons used to illustrate some of the many tools available in LibreOffice may differ from the ones used in this guide. The icons in this guide have been taken from a LibreOffice installation that has been set to display the Galaxy set of icons.</text:p>
      <text:p text:style-name="P104">If you wish, you can change your LibreOffice software package to display Galaxy icons as follows:</text:p>
      <text:list xml:id="list184503149420684" text:continue-list="list2472400326" text:style-name="OOoNum_20_123">
        <text:list-item text:start-value="1">
          <text:p text:style-name="P289">On Linux and Windows operating systems, go to <text:span text:style-name="T20">Tools &gt; Options &gt;LibreOffice &gt; View</text:span> on the main menu bar to open the dialog for view options.</text:p>
        </text:list-item>
        <text:list-item>
          <text:p text:style-name="P270">On a Mac operating system, go to <text:span text:style-name="T20">LibreOffice &gt; Preferences &gt; View</text:span> on the main menu bar to open the dialog for view options.</text:p>
        </text:list-item>
        <text:list-item>
          <text:p text:style-name="P270">In <text:span text:style-name="T8">User interface &gt; Icon size and style</text:span> select <text:span text:style-name="T8">Galaxy</text:span> from the options available in the dro<text:span text:style-name="T22">p-</text:span>down list.</text:p>
        </text:list-item>
        <text:list-item>
          <text:p text:style-name="P280">Click <text:span text:style-name="T20">OK</text:span> to save your settings and close the dialog.</text:p>
        </text:list-item>
      </text:list>
      <table:table table:name="Table2" table:style-name="Table2">
        <table:table-column table:style-name="Table2.A"/>
        <table:table-column table:style-name="Table2.B"/>
        <table:table-row table:style-name="TableLine141074576">
          <table:table-cell table:style-name="Table2.A1" office:value-type="string">
            <text:p text:style-name="P125">Note</text:p>
          </table:table-cell>
          <table:table-cell table:style-name="Table2.B1" office:value-type="string">
            <text:p text:style-name="P89">Some Linux operating systems, for example Ubuntu, include LibreOffice as part of the installation and may not include the Galaxy <text:span text:style-name="T23">set of </text:span>icon<text:span text:style-name="T23">s</text:span>. You should be able to download the Galaxy icon set from the software repository for your Linux operating system.</text:p>
          </table:table-cell>
        </table:table-row>
      </table:table>
      <text:h text:style-name="P200" text:outline-level="2"><text:bookmark-start text:name="__RefHeading__11174_1241987491"/>Using LibreOffice on a Mac<text:bookmark-end text:name="__RefHeading__11174_1241987491"/></text:h>
      <text:p text:style-name="P13"><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4">Windows or Linux</text:p>
          </table:table-cell>
          <table:table-cell table:style-name="Table3.A1" office:value-type="string">
            <text:p text:style-name="P94">Mac equivalent</text:p>
          </table:table-cell>
          <table:table-cell table:style-name="Table3.A1" office:value-type="string">
            <text:p text:style-name="P94">Effect</text:p>
          </table:table-cell>
        </table:table-row>
        <table:table-row table:style-name="Table3.1">
          <table:table-cell table:style-name="Table3.A2" office:value-type="string">
            <text:p text:style-name="P78"><text:span text:style-name="OOoMenuPath"><text:span text:style-name="T10">Tools &gt; Options</text:span></text:span> menu selection</text:p>
          </table:table-cell>
          <table:table-cell table:style-name="Table3.A2" office:value-type="string">
            <text:p text:style-name="P78"><text:span text:style-name="OOoMenuPath">LibreOffice &gt; Preferences</text:span></text:p>
          </table:table-cell>
          <table:table-cell table:style-name="Table3.A2" office:value-type="string">
            <text:p text:style-name="P78">Access setup options</text:p>
          </table:table-cell>
        </table:table-row>
        <table:table-row table:style-name="Table3.1">
          <table:table-cell table:style-name="Table3.A2" office:value-type="string">
            <text:p text:style-name="P78"><text:span text:style-name="OOoKeystroke">Right-click</text:span></text:p>
          </table:table-cell>
          <table:table-cell table:style-name="Table3.A2" office:value-type="string">
            <text:p text:style-name="P78"><text:span text:style-name="OOoKeystroke">Control+click</text:span><text:span text:style-name="OOoDefault"> and/or </text:span><text:span text:style-name="OOoKeystroke">right-click</text:span><text:span text:style-name="OOoDefault"> depending on computer setup</text:span></text:p>
          </table:table-cell>
          <table:table-cell table:style-name="Table3.A2" office:value-type="string">
            <text:p text:style-name="P78">Open a context menu</text:p>
          </table:table-cell>
        </table:table-row>
        <table:table-row table:style-name="Table3.1">
          <table:table-cell table:style-name="Table3.A2" office:value-type="string">
            <text:p text:style-name="P78"><text:span text:style-name="OOoKeystroke">Ctrl (Control)</text:span></text:p>
          </table:table-cell>
          <table:table-cell table:style-name="Table3.A2" office:value-type="string">
            <text:p text:style-name="P78"><text:span text:style-name="T24">z</text:span> <text:span text:style-name="T8">(Command)</text:span></text:p>
          </table:table-cell>
          <table:table-cell table:style-name="Table3.A2" office:value-type="string">
            <text:p text:style-name="P78">Used with other keys</text:p>
          </table:table-cell>
        </table:table-row>
        <table:table-row table:style-name="Table3.1">
          <table:table-cell table:style-name="Table3.A2" office:value-type="string">
            <text:p text:style-name="P78"><text:span text:style-name="OOoKeystroke">F5</text:span></text:p>
          </table:table-cell>
          <table:table-cell table:style-name="Table3.A2" office:value-type="string">
            <text:p text:style-name="P78"><text:span text:style-name="OOoKeystroke">Shift</text:span>+<text:span text:style-name="T24">z</text:span>+<text:span text:style-name="OOoKeystroke">F5</text:span></text:p>
          </table:table-cell>
          <table:table-cell table:style-name="Table3.A2" office:value-type="string">
            <text:p text:style-name="P78">Open the Navigator</text:p>
          </table:table-cell>
        </table:table-row>
        <table:table-row table:style-name="Table3.1">
          <table:table-cell table:style-name="Table3.A2" office:value-type="string">
            <text:p text:style-name="P78"><text:span text:style-name="OOoKeystroke">F11</text:span></text:p>
          </table:table-cell>
          <table:table-cell table:style-name="Table3.A2" office:value-type="string">
            <text:p text:style-name="P78"><text:span text:style-name="T24">z</text:span>+<text:span text:style-name="T8">T</text:span></text:p>
          </table:table-cell>
          <table:table-cell table:style-name="Table3.A2" office:value-type="string">
            <text:p text:style-name="P78">Open the Styles and Formatting window</text:p>
          </table:table-cell>
        </table:table-row>
      </table:table>
      <text:h text:style-name="P200" text:outline-level="2"><text:bookmark-start text:name="__RefHeading__10924_1241987491"/>What are all these things called?<text:bookmark-end text:name="__RefHeading__10924_1241987491"/></text:h>
      <text:p text:style-name="P3">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04">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184502585162659" text:continue-list="list184503149420684" text:style-name="OOoNum_20_123">
        <text:list-item text:start-value="1">
          <text:p text:style-name="P289">Tabbed page (not strictly speaking a control).</text:p>
        </text:list-item>
        <text:list-item>
          <text:p text:style-name="P271">Radio buttons (only one can be selected at a time).</text:p>
        </text:list-item>
        <text:list-item>
          <text:p text:style-name="P271">Checkbox (more than one can be selected at a time).</text:p>
        </text:list-item>
        <text:list-item>
          <text:p text:style-name="P271"><text:soft-page-break/>Spin box (click the up and down arrows to change the number shown in the text box next to it, or type in the text box).</text:p>
        </text:list-item>
        <text:list-item>
          <text:p text:style-name="P270">Thumbnail or preview.</text:p>
        </text:list-item>
        <text:list-item>
          <text:p text:style-name="P271">Drop-down list from which to select an item.</text:p>
        </text:list-item>
        <text:list-item>
          <text:p text:style-name="P281">Push buttons.</text:p>
        </text:list-item>
      </text:list>
      <text:p text:style-name="P65"><draw:frame draw:style-name="fr1" draw:name="Frame12" text:anchor-type="as-char" svg:width="5.5118in" draw:z-index="0"><draw:text-box fo:min-height="4.0728in"><text:p text:style-name="P64"/><text:p text:style-name="OOoFigureCaption">Figure <text:sequence text:ref-name="refFigure0" text:name="Figure" text:formula="ooow:Figure+1" style:num-format="1">1</text:sequence>: Dialog showing common controls</text:p></draw:text-box></draw:frame></text:p>
      <text:p text:style-name="P38">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38">Some dialogs can be left open as you work, so you can switch back and forth between the dialog and your document. An example of this type is the Find &amp; Replace dialog.</text:p>
      <text:h text:style-name="P200" text:outline-level="2"><text:bookmark-start text:name="__RefHeading__1552_1307201209"/>Who wrote this book?<text:bookmark-end text:name="__RefHeading__1552_1307201209"/></text:h>
      <text:p text:style-name="P38">This book was written by volunteers from the LibreOffice community. Profits from sales of the printed edition will be used to benefit the community.</text:p>
      <text:h text:style-name="P200" text:outline-level="2"><text:bookmark-start text:name="__RefHeading__6761_1241987491"/>Acknowledgements<text:bookmark-end text:name="__RefHeading__6761_1241987491"/></text:h>
      <text:p text:style-name="P104">This book is adapted <text:span text:style-name="T50">and updated</text:span> from <text:span text:style-name="OOoEmphasis">Getting Started with OpenOffice.org 3.3</text:span>. The contributors to that book are:</text:p>
      <text:p text:style-name="P61">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text:soft-pag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P200" text:outline-level="2"><text:bookmark-start text:name="__RefHeading__6763_1241987491"/>Frequently asked questions<text:bookmark-end text:name="__RefHeading__6763_1241987491"/></text:h>
      <text:p text:style-name="P27"><text:reference-mark-start text:name="How is OOo licensed?"/>How is LibreOffice licensed?<text:reference-mark-end text:name="How is OOo licensed?"/></text:p>
      <text:p text:style-name="P141"><text:span text:style-name="T25">LibreOffice </text:span><text:span text:style-name="T29">4.2</text:span><text:span text:style-name="T25"> is distributed under </text:span>the <text:alphabetical-index-mark-start text:id="IMark160383736"/>Open Source Initiative (OSI)<text:alphabetical-index-mark-end text:id="IMark160383736"/> approved <text:span text:style-name="T72">Mozilla</text:span> Public License (<text:span text:style-name="T72">M</text:span>PL). The <text:span text:style-name="T72">M</text:span>PL <text:alphabetical-index-mark text:string-value="licensing of LibreOffice"/>license is available from <text:a xlink:type="simple" xlink:href="http://www.mozilla.org/MPL/2.0/" text:style-name="Internet_20_link" text:visited-style-name="Visited_20_Internet_20_Link"><text:span text:style-name="T72">http://www.mozilla.org/MPL/2.0/</text:span></text:a><text:span text:style-name="T72">.</text:span></text:p>
      <text:p text:style-name="P121">May I distribute LibreOffice to anyone? <text:span text:style-name="T74">May I sell it? May I use it in my business?</text:span></text:p>
      <text:p text:style-name="P141">Yes.</text:p>
      <text:p text:style-name="P109">How many computers may I install it on?</text:p>
      <text:p text:style-name="P131">As many as you like.</text:p>
      <text:p text:style-name="P109">Is LibreOffice available in my language?</text:p>
      <text:p text:style-name="P131"><text:span text:style-name="T30">LibreOffice has been translated (localized) into over 40 languages, so your language probably is supported</text:span>. Additionally,<text:span text:style-name="T31"> t</text:span><text:span text:style-name="T30">here are over 70 </text:span><text:span text:style-name="T32">s</text:span><text:span text:style-name="T7">pelling</text:span>, <text:span text:style-name="T8">hyphenation</text:span>, and <text:span text:style-name="T8">thesaurus</text:span> dictionaries <text:span text:style-name="T30">available for languages, and dialects that do not have a localized program interface. The dictionaries are available from the LibreOffice website at: </text:span><text:a xlink:type="simple" xlink:href="http://www.libreoffice.org/" text:style-name="Internet_20_link" text:visited-style-name="Visited_20_Internet_20_Link"><text:span text:style-name="Internet_20_link">www.libreoffice.org</text:span></text:a><text:span text:style-name="T30">.</text:span></text:p>
      <text:p text:style-name="P109">How can you make it for free?</text:p>
      <text:p text:style-name="P131">LibreOffice is developed and maintained by volunteers and has the backing of several <text:span text:style-name="T33">organizations</text:span>.</text:p>
      <text:p text:style-name="P109">I am writing a software application<text:span text:style-name="T17">. </text:span>May I use programming code from LibreOffice in my program?</text:p>
      <text:p text:style-name="P141">You may, within the parameters set in the <text:span text:style-name="T72">MPL</text:span>. Read the license: <text:a xlink:type="simple" xlink:href="http://www.mozilla.org/MPL/2.0/" text:style-name="Internet_20_link" text:visited-style-name="Visited_20_Internet_20_Link"><text:span text:style-name="T72">http://www.mozilla.org/MPL/2.0/</text:span></text:a><text:span text:style-name="T72">.</text:span></text:p>
      <text:p text:style-name="P109">Why do I need Java to run LibreOffice? Is it written in Java?</text:p>
      <text:p text:style-name="P131">LibreOffice is not <text:span text:style-name="T34">written</text:span> in Java; it is written in the C++ <text:span text:style-name="T34">language</text:span>. Java is one of several languages that can be used to extend the software. The Java JDK/JRE is only required for some features. The most notable one is the HSQLDB relational database engine.</text:p>
      <text:p text:style-name="P131">Note: Java is available at no cost. If you do not want to use Java, you can still use nearly all of the features of LibreOffice.</text:p>
      <text:p text:style-name="P109">How can I contribute to LibreOffice?</text:p>
      <text:p text:style-name="P131">You can help with the development and user support of LibreOffice in many ways, and you do not need to be a programmer. To start, check out this webpage: <text:a xlink:type="simple" xlink:href="http://www.documentfoundation.org/contribution/" text:style-name="Internet_20_link" text:visited-style-name="Visited_20_Internet_20_Link">http://www.documentfoundation.org/contribution/</text:a></text:p>
      <text:p text:style-name="P109">May I distribute the PDF of this book, or print and sell copies?</text:p>
      <text:p text:style-name="OOoDefinition">Yes, as long as you meet the requirements of one of the licenses in the copyright statement at the beginning of this book. You do not have to request special permission. <text:span text:style-name="T73">W</text:span>e request that you share with the project some of the profits you make from sales of books, in consideration of all the work we have put into producing them.</text:p>
      <text:h text:style-name="P201" text:outline-level="2"><text:bookmark-start text:name="__RefHeading__55004_1646717133"/><text:soft-page-break/>What’s new in LibreOffice 4.2?<text:bookmark-end text:name="__RefHeading__55004_1646717133"/></text:h>
      <text:p text:style-name="P49">The LibreOffice 4.2 Release Notes (changes from version 4.1) are here: <text:a xlink:type="simple" xlink:href="https://wiki.documentfoundation.org/ReleaseNotes/4.2" text:style-name="Internet_20_link" text:visited-style-name="Visited_20_Internet_20_Link">https://wiki.documentfoundation.org/ReleaseNotes/4.2</text:a>.</text:p>
      <text:p text:style-name="P49">You may also want to read the LibreOffice 4.1 Release Notes (changes from version 4.0) here: <text:a xlink:type="simple" xlink:href="https://wiki.documentfoundation.org/ReleaseNotes/4.1" text:style-name="Internet_20_link" text:visited-style-name="Visited_20_Internet_20_Link">https://wiki.documentfoundation.org/ReleaseNotes/4.1</text:a>.</text:p>
      <text:p text:style-name="P194"/>
      <text:h text:style-name="P198" text:outline-level="1"><text:bookmark-start text:name="__RefHeading__4141_129573012"/>Chapter <text:span text:style-name="OOoChapterNumber">1 <text:s/></text:span><text:line-break/>Introducing LibreOffice<text:bookmark-end text:name="__RefHeading__4141_129573012"/></text:h>
      <text:p text:style-name="P59"/>
      <text:p text:style-name="P95"/>
      <text:h text:style-name="P210" text:outline-level="2"><text:bookmark-start text:name="__RefHeading__55006_1646717133"/>What is LibreOffice?<text:bookmark-end text:name="__RefHeading__55006_1646717133"/></text:h>
      <text:p text:style-name="P55">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P55">LibreOffice includes the following <text:alphabetical-index-mark text:string-value="components of OpenOffice.org"/>components.</text:p>
      <text:h text:style-name="P215" text:outline-level="3"><text:bookmark-start text:name="__RefHeading__22007_697337876"/>Writer (word processor)<text:bookmark-end text:name="__RefHeading__22007_697337876"/></text:h>
      <text:p text:style-name="P55">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P215" text:outline-level="3"><text:bookmark-start text:name="__RefHeading__22009_697337876"/>Calc (spreadsheet)<text:bookmark-end text:name="__RefHeading__22009_697337876"/></text:h>
      <text:p text:style-name="P55">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P215" text:outline-level="3"><text:bookmark-start text:name="__RefHeading__22011_697337876"/>Impress (presentations)<text:bookmark-end text:name="__RefHeading__22011_697337876"/></text:h>
      <text:p text:style-name="P55">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P215" text:outline-level="3"><text:bookmark-start text:name="__RefHeading__22013_697337876"/>Draw (vector graphics)<text:bookmark-end text:name="__RefHeading__22013_697337876"/></text:h>
      <text:p text:style-name="P55">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then add it to the Gallery. Draw can import graphics from many common formats and save them in over 20 formats, including PNG, HTML, PDF, and Flash.</text:p>
      <text:h text:style-name="P215" text:outline-level="3"><text:bookmark-start text:name="__RefHeading__22015_697337876"/>Base (database)<text:bookmark-end text:name="__RefHeading__22015_697337876"/></text:h>
      <text:p text:style-name="P55">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 compliant or JDBC compliant database. Base also provides support for a subset of ANSI-92 SQL.</text:p>
      <text:h text:style-name="P215" text:outline-level="3"><text:bookmark-start text:name="__RefHeading__22017_697337876"/><text:soft-page-break/>Math (formula editor)<text:bookmark-end text:name="__RefHeading__22017_697337876"/></text:h>
      <text:p text:style-name="P20">Math is the LibreOffice formula or equation editor. You can use it to create complex equations that include symbols or characters not available in standard font sets. While it is most commonly used to create formulae in other documents, such as Writer and Impress files, Math can also work as a standalone tool. You can save formulae in the standard Mathematical Markup Language (MathML) format for inclusion in web pages and other documents not created by LibreOffice.</text:p>
      <text:h text:style-name="P202" text:outline-level="2"><text:bookmark-start text:name="__RefHeading__22019_697337876"/>Advantages of LibreOffice<text:bookmark-end text:name="__RefHeading__22019_697337876"/></text:h>
      <text:p text:style-name="P108">Here are some of the<text:alphabetical-index-mark text:string-value="advantages of LibreOffice"/> advantages of LibreOffice over other office suites:</text:p>
      <text:list xml:id="list184503733384384" text:continue-list="list1837340860" text:style-name="OOoBullets_20_1">
        <text:list-item text:start-value="1">
          <text:p text:style-name="P257"><text:span text:style-name="OO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P239"><text:span text:style-name="OOoStrongEmphasis">Open source.</text:span> You can distribute, copy, and modify the software as much as you wish, in accordance with either of the LibreOffice Open Source licenses.</text:p>
        </text:list-item>
        <text:list-item>
          <text:p text:style-name="P239"><text:span text:style-name="OOoStrongEmphasis">Cross-platform.</text:span> LibreOffice runs on several hardware architectures and under multiple operating systems, such as Microsoft Windows, Mac OS X and Linux.</text:p>
        </text:list-item>
        <text:list-item>
          <text:p text:style-name="P239"><text:span text:style-name="OOoStrongEmphasis">Extensive</text:span><text:alphabetical-index-mark text:string-value="language support"/><text:span text:style-name="OOoStrongEmphasis"> language support</text:span>. The LibreOffice user interface is available in over 40 languages and the LibreOffice project provides spelling, hyphenation, and thesaurus dictionaries in over 70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P239"><text:span text:style-name="OOoStrongEmphasis">Consistent user interface.</text:span> All the components have a similar “look and feel,” making them easy to use and master.</text:p>
        </text:list-item>
        <text:list-item>
          <text:p text:style-name="P239"><text:span text:style-name="OOoStrongEmphasis">Integration.</text:span> The components of LibreOffice are well integrated with one another.</text:p>
        </text:list-item>
      </text:list>
      <text:list xml:id="list934963609" text:style-name="OOoBullets_20_2">
        <text:list-item>
          <text:list>
            <text:list-item>
              <text:p text:style-name="P269">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268">You do not need to know which application was used to create a particular file. For example, you can open a Draw file from Writer.</text:p>
            </text:list-item>
          </text:list>
        </text:list-item>
      </text:list>
      <text:list xml:id="list184503246926157" text:continue-list="list184503733384384" text:style-name="OOoBullets_20_1">
        <text:list-item>
          <text:p text:style-name="P239"><text:span text:style-name="OOoStrongEmphasis">Granularity. </text:span>Usually, if you change an option, it affects all components. However, LibreOffice options can be set at a component level or even at document level.</text:p>
        </text:list-item>
        <text:list-item>
          <text:p text:style-name="P239"><text:span text:style-name="OOoStrongEmphasis">File compatibility.</text:span> In addition to its native OpenDocument formats, LibreOffice includes PDF and Flash export capabilities, as well as support for opening and saving files in many common formats including Microsoft Office, HTML, XML, WordPerfect, and Lotus 1-2-3 formats. An extension (included) provides the ability to import and edit some PDF files.</text:p>
        </text:list-item>
        <text:list-item>
          <text:p text:style-name="P239"><text:span text:style-name="OOoStrongEmphasis">No vendor lock-in. </text:span>LibreOffice uses <text:alphabetical-index-mark text:string-value="OpenDocument format"/>OpenDocument, an XML (eXtensible Markup Language) file format developed as an industry standard by <text:alphabetical-index-mark-start text:id="IMark119659832"/>OASIS<text:alphabetical-index-mark-end text:id="IMark119659832"/> (Organization for the Advancement of Structured Information Standards). These files can easily be unzipped and read by any text editor, and their framework is open and published.</text:p>
        </text:list-item>
        <text:list-item>
          <text:p text:style-name="P249"><text:span text:style-name="OOoStrongEmphasis">You have a voice.</text:span><text:span text:style-name="Definition"> Enhancements, software fixes, and release dates are community-driven. You can join the community and affect the course of the product you use.</text:span></text:p>
        </text:list-item>
      </text:list>
      <text:p text:style-name="P55">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P202" text:outline-level="2"><text:bookmark-start text:name="__RefHeading__22021_697337876"/><text:soft-page-break/>Minimum requirements<text:bookmark-end text:name="__RefHeading__22021_697337876"/></text:h>
      <text:p text:style-name="P108">LibreOffice 4.2 requires one of the following operating systems:</text:p>
      <text:list xml:id="list37426371" text:style-name="OOoBullets_20_1">
        <text:list-item text:start-value="1">
          <text:p text:style-name="P257"><text:alphabetical-index-mark text:string-value="system requirements" text:key1="Microsoft Windows"/><text:span text:style-name="OOoStrongEmphasis">Microsoft Windows</text:span> XP, Vista, Windows 7, or Windows 8</text:p>
        </text:list-item>
        <text:list-item>
          <text:p text:style-name="P239"><text:alphabetical-index-mark text:string-value="system requirements" text:key1="GNU/Linux"/><text:span text:style-name="OOoStrongEmphasis">GNU/</text:span><text:alphabetical-index-mark text:string-value="system requirements" text:key1="Linux"/><text:span text:style-name="OOoStrongEmphasis">Linux</text:span> Kernel version 2.6.18, glibc2 v2.5 or higher, and gtk v2.10.4 or higher</text:p>
        </text:list-item>
        <text:list-item>
          <text:p text:style-name="P250"><text:alphabetical-index-mark text:string-value="system requirements" text:key1="Mac OS X"/><text:span text:style-name="OOoStrongEmphasis">Mac OS X</text:span> 10.6 (Snow Leopard) or higher for LibreOffice 4.1 and 4.2; for LibreOffice versions up to 4.0, Mac OS X 10.4 or higher</text:p>
        </text:list-item>
      </text:list>
      <text:p text:style-name="P55">Administrator rights are needed for the installation process.</text:p>
      <text:p text:style-name="P55">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P50">For a more detailed listing of requirements, see the LibreOffice website, <text:a xlink:type="simple" xlink:href="http://www.libreoffice.org/get-help/system-requirements/" text:style-name="Internet_20_link" text:visited-style-name="Visited_20_Internet_20_Link"><text:span text:style-name="T75">http://www.libreoffice.org/get-help/system-requirements/</text:span></text:a>.</text:p>
      <text:h text:style-name="P206" text:outline-level="2"><text:bookmark-start text:name="__RefHeading__22023_697337876"/>How to get the software<text:bookmark-end text:name="__RefHeading__22023_697337876"/></text:h>
      <text:p text:style-name="P26">The software can be downloaded from <text:a xlink:type="simple" xlink:href="http://www.libreoffice.org/download" text:style-name="Internet_20_link" text:visited-style-name="Visited_20_Internet_20_Link"><text:span text:style-name="T19">http://www.libreoffice.org/download</text:span></text:a>. You can also download the software by using a Peer-to-Peer client, such as <text:alphabetical-index-mark-start text:id="IMark161363192"/>BitTorrent<text:alphabetical-index-mark-end text:id="IMark161363192"/>, at the same address.</text:p>
      <text:p text:style-name="P50">Linux users will find LibreOffice included in many of the latest Linux distributions; Ubuntu is just one example.</text:p>
      <text:h text:style-name="P202" text:outline-level="2"><text:bookmark-start text:name="__RefHeading__22025_697337876"/>How to install the software<text:bookmark-end text:name="__RefHeading__22025_697337876"/></text:h>
      <text:p text:style-name="P55">Information <text:alphabetical-index-mark text:string-value="installing and setting up"/>on installing and setting up LibreOffice on the various supported operating systems is given here: <text:a xlink:type="simple" xlink:href="http://www.libreoffice.org/get-help/install-howto/" text:style-name="Internet_20_link" text:visited-style-name="Visited_20_Internet_20_Link"><text:span text:style-name="T75">http://www.libreoffice.org/get-help/install-howto/</text:span></text:a>.</text:p>
      <text:h text:style-name="P202" text:outline-level="2"><text:bookmark-start text:name="__RefHeading__3640_1802778174"/>Extensions and add-ons<text:bookmark-end text:name="__RefHeading__3640_1802778174"/></text:h>
      <text:p text:style-name="P55"><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text:span text:style-name="T18">http://extensions.libreoffice.org/</text:span></text:a>. See <text:span text:style-name="OOoEmphasis">Chapter 14 Customizing LibreOffice</text:span> for more information on installing extensions and add-ons.</text:p>
      <text:h text:style-name="P202" text:outline-level="2"><text:bookmark-start text:name="__RefHeading__22035_697337876"/><text:alphabetical-index-mark text:string-value="starting LibreOffice"/>Starting LibreOffice<text:bookmark-end text:name="__RefHeading__22035_697337876"/></text:h>
      <text:p text:style-name="P55">The most common way to launch any component of LibreOffice is by using the system menu, the standard menu from which most applications are started. On Windows, it is called the Start menu. On GNOME, it is called the Applications menu. On KDE it is identified by the KDE logo. On Mac OS X, it is the Applications menu. On Windows 8 you will see tiles on the Start screen, which has replaced the Start menu.</text:p>
      <text:p text:style-name="P55">When LibreOffice was installed on your computer, a menu entry for LibreOffice and each LibreOffice component was added to your system menu if your computer uses a Linux or Windows operating system. On computers operating Mac OS X, only a menu entry for LibreOffice is added to the Applications menu.</text:p>
      <text:p text:style-name="P55">Clicking on the LibreOffice menu entry or tile opens the LibreOffice Start Center (<text:span text:style-name="T35"><text:sequence-ref text:reference-format="category-and-value" text:ref-name="refFigure1">Figure 2</text:sequence-ref></text:span>) from where you can select the individual components of LibreOffice. You can also select to open an existing file or use a template.</text:p>
      <text:p text:style-name="P70"><text:soft-page-break/><draw:frame draw:style-name="fr5" draw:name="Frame1" text:anchor-type="as-char" svg:width="5.5118in" draw:z-index="1"><draw:text-box fo:min-height="3.028in"><text:p text:style-name="P99"/><text:p text:style-name="OOoFigureCaption">Figure <text:sequence text:ref-name="refFigure1" text:name="Figure" text:formula="ooow:Figure+1" style:num-format="1">2</text:sequence>: LibreOffice Start Center</text:p></draw:text-box></draw:frame></text:p>
      <text:h text:style-name="P215" text:outline-level="3"><text:bookmark-start text:name="__RefHeading__4143_129573012"/>Starting from an existing document<text:bookmark-end text:name="__RefHeading__4143_129573012"/></text:h>
      <text:p text:style-name="P20">You can start LibreOffice by double-clicking the filename of an ODF document in a file manager such as Windows Explorer. The appropriate component of LibreOffice will start and the document will be loaded.</text:p>
      <text:p text:style-name="P108">If Microsoft Office is installed on your computer and you have associated Microsoft Office file types with LibreOffice, when you double-click on the file:</text:p>
      <text:list xml:id="list184502810591887" text:continue-list="list184503246926157" text:style-name="OOoBullets_20_1">
        <text:list-item>
          <text:p text:style-name="P257">For a Word file (*.doc or *.docx), it opens in Writer.</text:p>
        </text:list-item>
        <text:list-item>
          <text:p text:style-name="P239">For an Excel file (*.xls or *.xlsx), it opens in Calc.</text:p>
        </text:list-item>
        <text:list-item>
          <text:p text:style-name="P249">For a PowerPoint file (*.ppt or *.pptx), it opens in Impress.</text:p>
        </text:list-item>
      </text:list>
      <text:p text:style-name="P55">If you did not associate the file types and Microsoft Office is installed on your computer, then when you double-click on a Microsoft Office file, it opens using the appropriate Microsoft Office component.</text:p>
      <text:p text:style-name="P55">For more information on opening files, see “<text:bookmark-ref text:reference-format="text" text:ref-name="__RefHeading__35663913">Opening existing documents</text:bookmark-ref>” on page <text:bookmark-ref text:reference-format="page" text:ref-name="__RefHeading__35663913">28</text:bookmark-ref>.</text:p>
      <text:h text:style-name="P215" text:outline-level="3"><text:bookmark-start text:name="__RefHeading__22043_697337876"/>Quickstarter<text:bookmark-end text:name="__RefHeading__22043_697337876"/></text:h>
      <text:p text:style-name="P55">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P51">Computers with a Mac operating system do not have a Quickstarter.</text:p>
      <text:h text:style-name="P236" text:outline-level="4"><text:bookmark-start text:name="__RefHeading__2061_1473490585"/>Activating Quickstarter<text:bookmark-end text:name="__RefHeading__2061_1473490585"/></text:h>
      <text:p text:style-name="P108">On computers operating a Linux or Windows operating system, the default installation of LibreOffice does not set the Quickstarter to load automatically. To activate it:</text:p>
      <text:list xml:id="list184503612181636" text:continue-list="list184502585162659" text:style-name="OOoNum_20_123">
        <text:list-item>
          <text:p text:style-name="P291">Open LibreOffice.</text:p>
        </text:list-item>
        <text:list-item>
          <text:p text:style-name="P272">Go to <text:span text:style-name="OOoMenuPath">Tools &gt; Options &gt; LibreOffice &gt; Memory</text:span> on the menu bar and select <text:span text:style-name="OOoEmphasis">Load LibreOffice during system start-up</text:span> (if using Windows) or select <text:span text:style-name="OOoEmphasis">Enable systray Quickstarter</text:span> (if using Linux).</text:p>
        </text:list-item>
        <text:list-item>
          <text:p text:style-name="P282">Close and restart LibreOffice to have Quickstarter appear.</text:p>
        </text:list-item>
      </text:list>
      <text:h text:style-name="P236" text:outline-level="4"><text:bookmark-start text:name="__RefHeading__22045_697337876"/><text:soft-page-break/>Using Quickstarter on Windows or Linux<text:bookmark-end text:name="__RefHeading__22045_697337876"/></text:h>
      <text:p text:style-name="P52">After Quickstarter has been activated, an icon <text:s/>is installed into the system tray at the bottom of the display. Quickstarter is then available at all times, whether LibreOffice is open or not.</text:p>
      <text:p text:style-name="P108">To start a LibreOffice component directly by using Quickstarter:</text:p>
      <text:list xml:id="list184502368391952" text:continue-list="list184503612181636" text:style-name="OOoNum_20_123">
        <text:list-item text:start-value="1">
          <text:p text:style-name="P272">Right-click the <text:span text:style-name="OOoMenuPath">Quickstarter</text:span> icon in the system tray to open a pop-up menu (<text:sequence-ref text:reference-format="category-and-value" text:ref-name="refFigure2">Figure 3</text:sequence-ref>).</text:p>
        </text:list-item>
        <text:list-item>
          <text:p text:style-name="P272">Select the LibreOffice component you want to open to create a new document, or select <text:span text:style-name="OOoMenuPath">From Template</text:span> to open the Template Manager, or select <text:span text:style-name="OOoMenuPath">Open Document</text:span> to open an existing document.</text:p>
        </text:list-item>
      </text:list>
      <text:p text:style-name="P73"><draw:frame draw:style-name="fr4" draw:name="Frame2" text:anchor-type="as-char" svg:width="2.7563in" draw:z-index="2"><draw:text-box fo:min-height="2.5925in"><text:p text:style-name="P190"/><text:p text:style-name="OOoFigureCaption">Figure <text:sequence text:ref-name="refFigure2" text:name="Figure" text:formula="ooow:Figure+1" style:num-format="1">3</text:sequence>: Quickstarter menu in Windows</text:p></draw:text-box></draw:frame></text:p>
      <text:h text:style-name="P236" text:outline-level="4"><text:bookmark-start text:name="__RefHeading__15512_1081412569"/><text:reference-mark-start text:name="disable qs"/>Disabling Quickstarter<text:bookmark-end text:name="__RefHeading__15512_1081412569"/><text:reference-mark-end text:name="disable qs"/></text:h>
      <text:p text:style-name="P10">To temporarily close Quickstarter on a computer using a Windows operating system, right-click on the <text:span text:style-name="OOoMenuPath">Quickstarter</text:span> icon in the system tray and select <text:span text:style-name="OOoMenuPath">Exit Quickstarter</text:span> in the pop-up menu. However, when the computer is restarted, Quickstarter will be loaded again.</text:p>
      <text:p text:style-name="P108">To prevent the Quickstarter from loading during system startup, do one of the following:</text:p>
      <text:list xml:id="list184503153386897" text:continue-list="list184502810591887" text:style-name="OOoBullets_20_1">
        <text:list-item>
          <text:p text:style-name="P257">Right-click on the <text:span text:style-name="OOoMenuPath">Quickstarter</text:span> icon and deselect <text:span text:style-name="OOoMenuPath">Load LibreOffice during system start-up</text:span> on the pop-up menu (on Windows) or select <text:span text:style-name="OOoMenuPath">Disable systray Quickstarter</text:span> (on Linux).</text:p>
        </text:list-item>
        <text:list-item>
          <text:p text:style-name="P249">Go to <text:span text:style-name="OOoMenuPath">Tools &gt; Options &gt; LibreOffice &gt; Memory</text:span> on the menu bar and deselect <text:span text:style-name="OOoMenuPath">Load LibreOffice during system start-up</text:span> (on Windows) or deselect <text:span text:style-name="OOoMenuPath">Enable systray Quickstarter</text:span> on Linux.</text:p>
        </text:list-item>
      </text:list>
      <text:h text:style-name="P236" text:outline-level="4"><text:bookmark-start text:name="__RefHeading__22049_697337876"/><text:reference-mark-start text:name="Reactivating the Quickstarter"/>Reactivating Quickstarter<text:bookmark-end text:name="__RefHeading__22049_697337876"/><text:reference-mark-end text:name="Reactivating the Quickstarter"/></text:h>
      <text:p text:style-name="P55">If Quickstarter has been disabled, you can reactivate it by <text:span text:style-name="OOoMenuPath">using the instructions given in “</text:span><text:span text:style-name="OOoMenuPath"><text:span text:style-name="T26"><text:bookmark-ref text:reference-format="text" text:ref-name="__RefHeading__2061_1473490585">Activating Quickstarter</text:bookmark-ref></text:span></text:span><text:span text:style-name="OOoMenuPath">” above.</text:span></text:p>
      <text:h text:style-name="P202" text:outline-level="2"><text:bookmark-start text:name="__RefHeading__4826_1132080204"/><text:alphabetical-index-mark text:string-value="parts of the main window"/>Parts of the main window<text:bookmark-end text:name="__RefHeading__4826_1132080204"/></text:h>
      <text:p text:style-name="P10">The main window is similar for each component of LibreOffice, although some details vary. See the relevant chapters in this guide about Writer, Calc, Draw, and Impress for descriptions of those details.</text:p>
      <text:p text:style-name="P55">Common features include the menu bar, standard toolbar, and formatting toolbar at the top of the window and the status bar at the bottom.</text:p>
      <text:h text:style-name="P224" text:outline-level="3"><text:bookmark-start text:name="__RefHeading__4828_1132080204"/><text:soft-page-break/>Menu bar<text:bookmark-end text:name="__RefHeading__4828_1132080204"/></text:h>
      <text:p text:style-name="P108">The <text:alphabetical-index-mark text:string-value="menu bar"/><text:span text:style-name="OOoEmphasis">menu bar</text:span> is located across the top of the LibreOffice window, just below the title bar. When you select one of the menus listed below, a sub-menu drops down to show commands.</text:p>
      <text:list xml:id="list312870648" text:style-name="OOoBullets_20_1">
        <text:list-item text:start-value="1">
          <text:p text:style-name="P257"><text:span text:style-name="OOoStrongEmphasis">File</text:span> – contains commands that apply to the entire document such as Open, Save, and Export as PDF.</text:p>
        </text:list-item>
        <text:list-item>
          <text:p text:style-name="P239"><text:span text:style-name="OOoStrongEmphasis">Edit</text:span> – contains commands for editing the document such as Undo: xxx (where xxx is the command to undo) and Find &amp; Replace. It also contains commands to cut, copy, and paste selected parts of your document.</text:p>
        </text:list-item>
        <text:list-item>
          <text:p text:style-name="P239"><text:span text:style-name="OOoStrongEmphasis">View</text:span> – contains commands for controlling the display of the document such as Zoom and Web Layout.</text:p>
        </text:list-item>
        <text:list-item>
          <text:p text:style-name="P239"><text:span text:style-name="OOoStrongEmphasis">Insert</text:span> – contains commands for inserting elements into your document such as Header, Footer, and Picture.</text:p>
        </text:list-item>
        <text:list-item>
          <text:p text:style-name="P239"><text:span text:style-name="OOoStrongEmphasis">Format</text:span> – contains commands, such as Styles and Formatting and AutoCorrect, for formatting the layout of your document.</text:p>
        </text:list-item>
        <text:list-item>
          <text:p text:style-name="P239"><text:span text:style-name="OOoStrongEmphasis">Table</text:span> – contains all commands to insert and edit a table in a text document.</text:p>
        </text:list-item>
        <text:list-item>
          <text:p text:style-name="P239"><text:span text:style-name="OOoStrongEmphasis">Tools</text:span> – contains functions such as Spelling and Grammar, Customize, and Options.</text:p>
        </text:list-item>
        <text:list-item>
          <text:p text:style-name="P239"><text:span text:style-name="OOoStrongEmphasis">Window</text:span> – contains commands for the display window.</text:p>
        </text:list-item>
        <text:list-item>
          <text:p text:style-name="P250"><text:span text:style-name="OOoStrongEmphasis">Help</text:span> – contains links to the LibreOffice Help file, What’s This?, and information about the program.</text:p>
        </text:list-item>
      </text:list>
      <text:h text:style-name="P225" text:outline-level="3"><text:bookmark-start text:name="__RefHeading__22061_697337876"/><text:alphabetical-index-mark text:string-value="overview" text:key1="toolbars"/>Toolbars<text:bookmark-end text:name="__RefHeading__22061_697337876"/></text:h>
      <text:p text:style-name="P16">LibreOffice has two types of toolbars: docked (fixed in place) and floating. Docked toolbars can be moved to different locations or made to float, and floating toolbars can be docked.</text:p>
      <text:p text:style-name="P55">In a default LibreOffice installation, the top docked toolbar, just under the menu bar, is called the <text:span text:style-name="OOoEmphasis">Standard</text:span> toolbar. It is consistent across the LibreOffice applications.</text:p>
      <text:p text:style-name="P55">The second toolbar at the top, in a default LibreOffice installation, is the <text:alphabetical-index-mark text:string-value="formatting toolbar"/><text:span text:style-name="OO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P236" text:outline-level="4"><text:bookmark-start text:name="__RefHeading__22063_697337876"/>Displaying or hiding toolbars<text:bookmark-end text:name="__RefHeading__22063_697337876"/></text:h>
      <text:p text:style-name="P55">To <text:alphabetical-index-mark text:string-value="displaying or hiding" text:key1="toolbars"/>display or hide toolbars, go to <text:span text:style-name="OOoMenuPath">View &gt; Toolbars</text:span> on the main menu bar, then click on the name of a toolbar from the drop-down list. An active toolbar shows a check-mark beside its name. Toolbars created from tool palettes are not listed in the View menu.</text:p>
      <text:p text:style-name="P55">To close a toolbar, click on the X on the right of the toolbar title or go to <text:span text:style-name="OOoMenuPath">View &gt; Toolbars</text:span> on the main menu bar and deselect the toolbar.</text:p>
      <text:h text:style-name="P236" text:outline-level="4"><text:bookmark-start text:name="__RefHeading__1972_1098315447"/>Sub-menus <text:alphabetical-index-mark text:string-value="tool palettes"/>and tool palettes<text:bookmark-end text:name="__RefHeading__1972_1098315447"/></text:h>
      <text:p text:style-name="P55">Toolbar icons with a small triangle to the right will display <text:span text:style-name="OOoEmphasis">sub-menus</text:span>, <text:span text:style-name="OOoEmphasis">tool palettes</text:span>, and alternative methods of selecting items, depending on the icon.</text:p>
      <text:p text:style-name="P55">Tool palettes can be made into a floating toolbar. <text:sequence-ref text:reference-format="category-and-value" text:ref-name="refFigure3">Figure 4</text:sequence-ref><text:s/>shows an example of a tool palette from the Drawing toolbar made into a floating toolbar. See “<text:span text:style-name="T36"><text:bookmark-ref text:reference-format="text" text:ref-name="__RefHeading__2643_161909">Moving toolbars</text:bookmark-ref></text:span>” and “<text:span text:style-name="T36"><text:bookmark-ref text:reference-format="text" text:ref-name="__RefHeading__2442_651442457">Floating toolbars</text:bookmark-ref></text:span>” below for more information on moving and floating these toolbars created from tool palettes.</text:p>
      <text:p text:style-name="P72"><text:soft-page-break/><draw:frame draw:style-name="fr3" draw:name="Frame3" text:anchor-type="as-char" svg:width="3.9366in" draw:z-index="3"><draw:text-box fo:min-height="2.4346in"><text:p text:style-name="P100"/><text:p text:style-name="OOoFigureCaption">Figure <text:sequence text:ref-name="refFigure3" text:name="Figure" text:formula="ooow:Figure+1" style:num-format="1">4</text:sequence>: Example of tearing off a tool palette</text:p></draw:text-box></draw:frame></text:p>
      <text:h text:style-name="P236" text:outline-level="4"><text:bookmark-start text:name="__RefHeading__2643_161909"/><text:reference-mark-start text:name="moving toolbars"/>Moving toolbars<text:bookmark-end text:name="__RefHeading__2643_161909"/><text:reference-mark-end text:name="moving toolbars"/></text:h>
      <text:p text:style-name="P108"><text:alphabetical-index-mark text:string-value="moving" text:key1="toolbars"/>Docked toolbars can be undocked and moved to a new docked position or left as a floating toolbar.</text:p>
      <text:list xml:id="list184502428796184" text:continue-list="list184502368391952" text:style-name="OOoNum_20_123">
        <text:list-item text:start-value="1">
          <text:p text:style-name="P292">Move the mouse cursor over the toolbar handle, which is the small vertical bar to the left of a docked toolbar and highlighted in <text:span text:style-name="T37"><text:sequence-ref text:reference-format="category-and-value" text:ref-name="refFigure4">Figure 5</text:sequence-ref></text:span>.</text:p>
        </text:list-item>
        <text:list-item>
          <text:p text:style-name="P275">Hold down the left mouse button and drag the toolbar to the new location. The toolbar can be docked in a new position at the top, sides or bottom of the main window, or left as a floating toolbar.</text:p>
        </text:list-item>
        <text:list-item>
          <text:p text:style-name="P275">Release the <text:span text:style-name="OOoEmphasis">mouse button</text:span>.</text:p>
        </text:list-item>
        <text:list-item>
          <text:p text:style-name="P282">To move a floating toolbar, click on its title bar and drag it to a new floating location or dock the toolbar at the top or bottom of the main window.</text:p>
        </text:list-item>
      </text:list>
      <text:p text:style-name="P72"><draw:frame draw:style-name="fr3" draw:name="Frame4" text:anchor-type="as-char" svg:width="1.9689in" draw:z-index="4"><draw:text-box fo:min-height="1.2898in"><text:p text:style-name="P97"/><text:p text:style-name="OOoFigureCaption">Figure <text:sequence text:ref-name="refFigure4" text:name="Figure" text:formula="ooow:Figure+1" style:num-format="1">5</text:sequence>: Toolbar handles</text:p></draw:text-box></draw:frame></text:p>
      <table:table table:name="Table4" table:style-name="Table4">
        <table:table-column table:style-name="Table4.A"/>
        <table:table-column table:style-name="Table4.B"/>
        <table:table-row table:style-name="TableLine105449136">
          <table:table-cell table:style-name="Table4.A1" office:value-type="string">
            <text:p text:style-name="P129">Note</text:p>
          </table:table-cell>
          <table:table-cell table:style-name="Table4.B1" office:value-type="string">
            <text:p text:style-name="P88">You can also dock a floating toolbar by holding down the <text:span text:style-name="OOoKeystroke">Ctrl</text:span> key and double clicking in the title bar of the toolbar.</text:p>
          </table:table-cell>
        </table:table-row>
      </table:table>
      <text:h text:style-name="P236" text:outline-level="4"><text:bookmark-start text:name="__RefHeading__2442_651442457"/>Floating toolbars<text:bookmark-end text:name="__RefHeading__2442_651442457"/></text:h>
      <text:p text:style-name="P55">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P55">Some of these additional toolbars are context sensitive and will automatically appear depending on the position of the cursor. For example, when the cursor is in a table, a <text:span text:style-name="OOoEmphasis">Table toolbar</text:span> appears, and when the cursor is in a numbered or bullet list, the <text:span text:style-name="OOoEmphasis">Bullets and Numbering</text:span> toolbar appears.</text:p>
      <text:h text:style-name="P236" text:outline-level="4"><text:bookmark-start text:name="__RefHeading__2242_1986025576"/>Customizing toolbars<text:bookmark-end text:name="__RefHeading__2242_1986025576"/></text:h>
      <text:p text:style-name="P55">You can <text:alphabetical-index-mark text:string-value="customizing" text:key1="toolbars"/>customize toolbars in several ways, including choosing which icons are visible and locking the position of a docked toolbar. You can also add icons and create new toolbars, as described in <text:soft-page-break/><text:span text:style-name="OOoEmphasis">Chapter 14 Customizing LibreOffice</text:span>. To access the customization options for a toolbar, right-click in an empty space between the icons on a toolbar to open a context menu as follows:</text:p>
      <text:list xml:id="list184502484626019" text:continue-list="list184503153386897" text:style-name="OOoBullets_20_1">
        <text:list-item>
          <text:p text:style-name="P257"><text:alphabetical-index-mark text:string-value="show or hide icons" text:key1="toolbars"/>To show or hide icons defined for the selected toolbar, click <text:span text:style-name="OOoMenuPath">Visible Buttons</text:span>. Visible icons on a toolbar are indicated by an outline around the icon (<text:span text:style-name="T38"><text:sequence-ref text:reference-format="category-and-value" text:ref-name="refFigure5">Figure 6</text:sequence-ref></text:span>) or by a check mark beside the icon, depending on your operating system. Select or deselect icons to hide or show them on the toolbar.</text:p>
        </text:list-item>
      </text:list>
      <text:p text:style-name="P71"><draw:frame draw:style-name="fr1" draw:name="Frame14" text:anchor-type="as-char" svg:width="4.5453in" draw:z-index="5"><draw:text-box fo:min-height="4.5811in"><text:p text:style-name="P101"/><text:p text:style-name="OOoFigureCaption">Figure <text:sequence text:ref-name="refFigure5" text:name="Figure" text:formula="ooow:Figure+1" style:num-format="1">6</text:sequence>: Selection of visible toolbar icons</text:p></draw:text-box></draw:frame></text:p>
      <text:list xml:id="list184503857543694" text:continue-numbering="true" text:style-name="OOoBullets_20_1">
        <text:list-item>
          <text:p text:style-name="P240">Click <text:span text:style-name="OOoMenuPath">Customize Toolbar</text:span> to open the Customize dialog, see <text:span text:style-name="OOoEmphasis">Chapter 14 Customizing LibreOffice</text:span> for more information.</text:p>
        </text:list-item>
        <text:list-item>
          <text:p text:style-name="P239">Click <text:span text:style-name="OOoMenuPath">Dock Toolbar</text:span> to dock the selected toolbar. By default, a toolbar will dock at the top of the workspace. You can reposition the toolbar to a different docked position, see “<text:span text:style-name="T51"><text:bookmark-ref text:reference-format="text" text:ref-name="__RefHeading__2643_161909">Moving toolbars</text:bookmark-ref></text:span>” on page <text:span text:style-name="T51"><text:bookmark-ref text:reference-format="page" text:ref-name="__RefHeading__2643_161909">24</text:bookmark-ref></text:span>.</text:p>
        </text:list-item>
        <text:list-item>
          <text:p text:style-name="P240">Click <text:span text:style-name="OOoMenuPath">Dock All Toolbars</text:span> to dock all floating toolbars. By default, toolbars will dock at the top of the workspace. You can reposition the toolbars to different docked positions, see “<text:span text:style-name="T51"><text:bookmark-ref text:reference-format="text" text:ref-name="__RefHeading__2643_161909">Moving toolbars</text:bookmark-ref></text:span>” on page <text:span text:style-name="T51"><text:bookmark-ref text:reference-format="page" text:ref-name="__RefHeading__2643_161909">24</text:bookmark-ref></text:span>.</text:p>
        </text:list-item>
        <text:list-item>
          <text:p text:style-name="P240">Click <text:span text:style-name="OOoMenuPath">Lock Toolbar Position</text:span> to lock a docked toolbar into its docked position.</text:p>
        </text:list-item>
        <text:list-item>
          <text:p text:style-name="P250">Click <text:span text:style-name="OOoMenuPath">Close Toolbar</text:span> to close the selected toolbar.</text:p>
        </text:list-item>
      </text:list>
      <text:h text:style-name="P215" text:outline-level="3"><text:bookmark-start text:name="__RefHeading__8020_1804223662"/><text:reference-mark-start text:name="docking/floating"/>Docking/floating dialogs<text:bookmark-end text:name="__RefHeading__8020_1804223662"/><text:reference-mark-end text:name="docking/floating"/></text:h>
      <text:p text:style-name="P55">When dialogs open, they are floating dialogs, unless they have been docked when LibreOffice was last opened. These floating dialogs can be docked by holding down the <text:span text:style-name="OOoKeystroke">Ctrl</text:span> key and double-clicking in a vacant area near the icons at the top of the floating dialog. The dialog will then dock in its last docked position on the workspace. After docking, you can resize the docked dialog and reposition in a new docked position.</text:p>
      <text:p text:style-name="P55"><text:soft-page-break/>To undock a docked dialog and make it floating, hold down the <text:span text:style-name="OOoKeystroke">Ctrl</text:span> key and double-click in a vacant area near the icons at the top of the docked dialog. Alternatively, click and hold in a vacant area near the icons at the top of the docked dialog and drag it to a floating position.</text:p>
      <text:h text:style-name="P226" text:outline-level="3"><text:bookmark-start text:name="__RefHeading__6938_1241987491"/><text:alphabetical-index-mark text:string-value="right-click (context) menus"/><text:alphabetical-index-mark text:string-value="context menus"/>Context menus<text:bookmark-end text:name="__RefHeading__6938_1241987491"/></text:h>
      <text:p text:style-name="P55">Context menus are a quick access to many menu functions and are opened by right-clicking on a paragraph, graphic, or other object. When a context menu opens, the functions or options available will be dependent on the object that has been selected. A context menu can be the easiest way to reach a function, especially if you are not sure where a function is located in the menus or toolbars.</text:p>
      <text:h text:style-name="P215" text:outline-level="3"><text:bookmark-start text:name="__RefHeading__65331_1365249792"/>Status bar<text:bookmark-end text:name="__RefHeading__65331_1365249792"/></text:h>
      <text:p text:style-name="P55"><text:alphabetical-index-mark text:string-value="status bar"/>The status bar is located at the bottom of the workspace provides information about the document and convenient ways to quickly change some features. It is similar in Writer, Calc, Impress, and Draw, but each LibreOffice component includes some component-specific items. An example of the Writer status bar is shown in <text:span text:style-name="T39"><text:sequence-ref text:reference-format="category-and-value" text:ref-name="refFigure6">Figure 7</text:sequence-ref></text:span>.</text:p>
      <text:p text:style-name="P191"><draw:frame draw:style-name="fr1" draw:name="Frame41" text:anchor-type="as-char" svg:width="6.6929in" draw:z-index="6"><draw:text-box fo:min-height="1.2201in"><text:p text:style-name="P102"/><text:p text:style-name="OOoFigureCaption">Figure <text:sequence text:ref-name="refFigure6" text:name="Figure" text:formula="ooow:Figure+1" style:num-format="1">7</text:sequence>: Example status bar from Writer</text:p></draw:text-box></draw:frame></text:p>
      <text:p text:style-name="P124">Page, sheet, or slide number and page count</text:p>
      <text:p text:style-name="P144">Shows the current page, sheet, or slide number and the total number of pages, sheets, or slides in the document. Double-click on this field to open the Navigator. Other uses of this field depend on the LibreOffice component.</text:p>
      <text:p text:style-name="P122">Words and characters</text:p>
      <text:p text:style-name="P142">Shows the total number of words and characters in the document or in the selection.</text:p>
      <text:p text:style-name="P124">Page style or slide design</text:p>
      <text:p text:style-name="P144">Shows the current page style or slide design. To edit the current page style or slide design, double-click on this field.</text:p>
      <text:p text:style-name="P123">Language</text:p>
      <text:p text:style-name="P143">Shows the current language of the whole document.</text:p>
      <text:p text:style-name="P123">Insert mode</text:p>
      <text:p text:style-name="P144">Shows the type of insert mode the program is in. This field is blank if the program is in Insert mode. Each time the <text:span text:style-name="OOoKeystroke">Ins</text:span> key is pressed the mode toggles between Insert and Overwrite.</text:p>
      <text:p text:style-name="P124">Unsaved changes</text:p>
      <text:p text:style-name="P144">An icon appears here if changes to the document have not been saved.</text:p>
      <text:p text:style-name="P124">Digital signature</text:p>
      <text:p text:style-name="P144">If the document has been digitally signed, an icon shows here. You can double-click the icon to view the certificate.</text:p>
      <text:p text:style-name="P124">Object information</text:p>
      <text:p text:style-name="P144">Displays information relevant to the position of the cursor or the selected element of the document. Double-clicking in this area usually opens a relevant dialog.</text:p>
      <text:p text:style-name="P122"><text:soft-page-break/>View layout</text:p>
      <text:p text:style-name="P142">Select between Single Page, Multiple Pages and Double Sided Pages on how your document is displayed.</text:p>
      <text:p text:style-name="P124">Zoom slider</text:p>
      <text:p text:style-name="P144">Drag the Zoom slider, or click on the <text:span text:style-name="OOoStrongEmphasis">+</text:span> and <text:span text:style-name="OOoStrongEmphasis">–</text:span> signs to change the view magnification of your document.</text:p>
      <text:p text:style-name="P123">Zoom percentage</text:p>
      <text:p text:style-name="P144">Indicates the magnification level of the document. Right-click on the percentage figure to open a list of magnification values from which to choose. Double-clicking on this percentage figure opens the <text:span text:style-name="OOoMenuPath">Zoom &amp; View Layout</text:span> dialog.</text:p>
      <text:h text:style-name="P215" text:outline-level="3"><text:bookmark-start text:name="__RefHeading__8953_2107521479"/>Sidebar<text:bookmark-end text:name="__RefHeading__8953_2107521479"/></text:h>
      <text:p text:style-name="P55"><text:alphabetical-index-mark text:string-value="Sidebar"/>To activate the Sidebar, select <text:span text:style-name="OOoMenuPath">View &gt; Sidebar</text:span> from the Menu Bar. The sidebar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P53">All components contain the Properties, Styles and Formatting, Gallery, and Navigator decks. Some components have additional decks, such as Master Pages, Custom Animation, and Slide Transition for Impress and Functions for Calc.</text:p>
      <text:p text:style-name="P55">A panel is like a combination of a toolbar and a dialog. For example, you can freely mix working in the main edit window to enter text and use the Properties panel in the sidebar to change text attributes.</text:p>
      <text:p text:style-name="P55">Tool bars and sidebar panels share many functions. For example, the buttons for making text bold or italic exist in both the Formatting toolbar and the Properties panel.</text:p>
      <text:p text:style-name="P54">For more detail, see the Sidebar explanation in the relevant LibreOffice component’s user guide.</text:p>
      <text:h text:style-name="P202" text:outline-level="2"><text:bookmark-start text:name="__RefHeading__22077_697337876"/><text:alphabetical-index-mark text:string-value="starting a new document"/>Starting new documents<text:bookmark-end text:name="__RefHeading__22077_697337876"/></text:h>
      <text:p text:style-name="P10">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LibreOffice in several ways.</text:p>
      <text:p text:style-name="P55">When LibreOffice is open but no document is open, the Start Center (<text:span text:style-name="T38"><text:sequence-ref text:reference-format="category-and-value" text:ref-name="refFigure1">Figure 2</text:sequence-ref></text:span> on page <text:span text:style-name="T39"><text:sequence-ref text:reference-format="page" text:ref-name="refFigure1">21</text:sequence-ref></text:span>) is shown. Click one of the icons to open a new document of that type, or click the <text:span text:style-name="OOoMenuPath">Templates</text:span> icon to start a new document using a template.</text:p>
      <text:p text:style-name="P26">You can also start a new document in one of the following ways:</text:p>
      <text:list xml:id="list184502632233423" text:continue-numbering="true" text:style-name="OOoBullets_20_1">
        <text:list-item>
          <text:p text:style-name="P263">Use <text:span text:style-name="OOoMenuPath">File &gt; New</text:span> on the menu bar and select the type of document from the context menu.</text:p>
        </text:list-item>
      </text:list>
      <text:list xml:id="list37433563" text:style-name="OOoBullets_20_1">
        <text:list-item>
          <text:p text:style-name="P240">Use the keyboard shortcut <text:span text:style-name="OOoKeystroke">Ctrl+N</text:span> to create a new document. The type of document created depends on which LibreOffice component is open and active. For example, if Calc is open and active, a new spreadsheet is created.</text:p>
        </text:list-item>
        <text:list-item>
          <text:p text:style-name="P240">Use <text:span text:style-name="OOoMenuPath">File &gt; Wizards</text:span> on the menu bar and select the type of document from the context menu.</text:p>
        </text:list-item>
        <text:list-item>
          <text:p text:style-name="P240">If a document is already open in LibreOffice, click the <text:span text:style-name="OO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242">If a document is already open in LibreOffice, click on the small triangle to the right of the <text:span text:style-name="OOoMenuPath">New</text:span> icon on the Standard toolbar and select the type of document from the context menu that opens.</text:p>
        </text:list-item>
        <text:list-item>
          <text:p text:style-name="P250"><text:soft-page-break/>On Windows or Linux, use the Quickstarter feature included with LibreOffice. See “<text:bookmark-ref text:reference-format="text" text:ref-name="__RefHeading__22043_697337876">Quickstarter</text:bookmark-ref>” on page <text:bookmark-ref text:reference-format="page" text:ref-name="__RefHeading__22043_697337876">21</text:bookmark-ref><text:s/>for more information.</text:p>
        </text:list-item>
      </text:list>
      <table:table table:name="Table5" table:style-name="Table5">
        <table:table-column table:style-name="Table5.A"/>
        <table:table-column table:style-name="Table5.B"/>
        <table:table-row table:style-name="TableLine141651344">
          <table:table-cell table:style-name="Table5.A1" office:value-type="string">
            <text:p text:style-name="P129">Note</text:p>
          </table:table-cell>
          <table:table-cell table:style-name="Table5.B1" office:value-type="string">
            <text:p text:style-name="P87">If all documents are closed without closing LibreOffice, then the Start Center will be displayed.</text:p>
          </table:table-cell>
        </table:table-row>
      </table:table>
      <text:h text:style-name="P202" text:outline-level="2"><text:bookmark-start text:name="__RefHeading__35663913"/>Opening existing documents<text:bookmark-end text:name="__RefHeading__35663913"/></text:h>
      <text:p text:style-name="P108">You can also open an existing document in one of the following ways:</text:p>
      <text:list xml:id="list184502779621108" text:continue-list="list184502632233423" text:style-name="OOoBullets_20_1">
        <text:list-item>
          <text:p text:style-name="P257">When no document is open, click <text:span text:style-name="OOoMenuPath">Open File</text:span> in the Start Center to reach the Open dialog.</text:p>
        </text:list-item>
      </text:list>
      <text:list xml:id="list37430411" text:style-name="OOoBullets_20_1">
        <text:list-item text:start-value="1">
          <text:p text:style-name="P240">Go to <text:span text:style-name="OOoMenuPath">File &gt; Open</text:span> on the menu bar the reach the Open dialog.</text:p>
        </text:list-item>
        <text:list-item>
          <text:p text:style-name="P240">Use the keyboard shortcut <text:span text:style-name="OOoKeystroke">Ctrl+O</text:span> to reach the Open dialog.</text:p>
        </text:list-item>
        <text:list-item>
          <text:p text:style-name="P240">If a document is already open, click the <text:span text:style-name="OOoMenuPath">Open</text:span> icon <text:s/>on the Standard toolbar and select from a list of available documents from the Open dialog.</text:p>
        </text:list-item>
        <text:list-item>
          <text:p text:style-name="P240">Click the small triangle to the right of the <text:span text:style-name="OOoMenuPath">Open</text:span> icon and select from a list of recently opened documents.</text:p>
        </text:list-item>
        <text:list-item>
          <text:p text:style-name="P250">When no document is open, double-click on a thumbnail of recently opened documents displayed in the Start Center. You can scroll up or down in the Start Center to locate a recently opened document.</text:p>
        </text:list-item>
      </text:list>
      <text:p text:style-name="P55">When using the Open dialog, navigate to the folder you want and select the file you want, and then click <text:span text:style-name="OOoMenuPath">Open</text:span>. If a document is already open in LibreOffice, the second document opens in a new window.</text:p>
      <text:p text:style-name="P55">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P55">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able:table table:name="Table6" table:style-name="Table6">
        <table:table-column table:style-name="Table6.A"/>
        <table:table-column table:style-name="Table6.B"/>
        <table:table-row table:style-name="TableLine143819600">
          <table:table-cell table:style-name="Table6.A1" office:value-type="string">
            <text:p text:style-name="P129">Note</text:p>
          </table:table-cell>
          <table:table-cell table:style-name="Table6.B1" office:value-type="string">
            <text:p text:style-name="P88">You can choose whether to use the LibreOffice Open/Save dialogs or the ones provided by your computer’s operating system. See “<text:span text:style-name="T40"><text:bookmark-ref text:reference-format="text" text:ref-name="__RefHeading__22087_697337876">Open and Save As dialogs</text:bookmark-ref></text:span>” on page <text:span text:style-name="T40"><text:bookmark-ref text:reference-format="page" text:ref-name="__RefHeading__22087_697337876">31</text:bookmark-ref></text:span><text:s/>for more information.</text:p>
          </table:table-cell>
        </table:table-row>
      </table:table>
      <text:h text:style-name="P202" text:outline-level="2"><text:bookmark-start text:name="__RefHeading__22079_697337876"/><text:alphabetical-index-mark text:string-value="saving files"/>Saving documents<text:bookmark-end text:name="__RefHeading__22079_697337876"/></text:h>
      <text:p text:style-name="P108">You can save documents as follows:</text:p>
      <text:list xml:id="list184501875216491" text:continue-list="list184502779621108" text:style-name="OOoBullets_20_1">
        <text:list-item>
          <text:p text:style-name="P257"><text:span text:style-name="OOoMenuPath">Save</text:span> command – use if you are keeping the document, its current filename and location.</text:p>
        </text:list-item>
        <text:list-item>
          <text:p text:style-name="P239"><text:span text:style-name="OOoMenuPath">Save As</text:span> command – use if you want to create a new document, or change the filename and/or file format, or save the file in a different location on your computer.</text:p>
        </text:list-item>
        <text:list-item>
          <text:p text:style-name="P249">Password protection – use if you want to restrict who can open and read the document, or open and edit the document.</text:p>
        </text:list-item>
      </text:list>
      <text:h text:style-name="P216" text:outline-level="3"><text:bookmark-start text:name="__RefHeading__5389_1247198942"/><text:soft-page-break/>Save command<text:bookmark-end text:name="__RefHeading__5389_1247198942"/></text:h>
      <text:p text:style-name="P26">To save a document if you are keeping the document, its current filename and location, do one of the following:</text:p>
      <text:list xml:id="list1931416145" text:style-name="OOoBullets_20_1">
        <text:list-item>
          <text:p text:style-name="P257">Use the keyboard shortcut <text:span text:style-name="OOoKeystroke">Ctrl+S</text:span>.</text:p>
        </text:list-item>
        <text:list-item>
          <text:p text:style-name="P240">Go to <text:span text:style-name="OOoMenuPath">File &gt; Save</text:span> on the main menu bar.</text:p>
        </text:list-item>
        <text:list-item>
          <text:p text:style-name="P249">Click the <text:span text:style-name="OOoMenuPath">Save icon</text:span> <text:s/>on the Standard toolbar.</text:p>
        </text:list-item>
      </text:list>
      <text:p text:style-name="P55">Using the Save command will overwrite the last saved version of the file.</text:p>
      <text:h text:style-name="P217" text:outline-level="3"><text:bookmark-start text:name="__RefHeading__5391_1247198942"/>Save As command<text:bookmark-end text:name="__RefHeading__5391_1247198942"/></text:h>
      <text:p text:style-name="P108">To save a document if you want to create a new document, or change the filename and/or file format, or save the file in a different location on your computer:</text:p>
      <text:list xml:id="list184502667639288" text:continue-numbering="true" text:style-name="OOoBullets_20_1">
        <text:list-item>
          <text:p text:style-name="P257">Use the keyboard shortcut <text:span text:style-name="OOoKeystroke">Ctrl+Shift+S</text:span>.</text:p>
        </text:list-item>
        <text:list-item>
          <text:p text:style-name="P250">Go to <text:span text:style-name="OOoMenuPath">File &gt; Save As</text:span> on the main menu bar.</text:p>
        </text:list-item>
      </text:list>
      <text:p text:style-name="P55">When the <text:span text:style-name="OOoMenuPath">Save As</text:span> dialog (<text:span text:style-name="T41"><text:sequence-ref text:reference-format="category-and-value" text:ref-name="refFigure7">Figure 8</text:sequence-ref></text:span>) or <text:span text:style-name="OOoMenuPath">Save</text:span> dialog opens, enter the file name, change the file type (if applicable), navigate to a new location (if applicable), and click <text:span text:style-name="OOoMenuPath">Save</text:span>.</text:p>
      <text:p text:style-name="P55">The dialog that opens when using the <text:span text:style-name="OOoMenuPath">Save As</text:span> command depends on the options that have been set in LibreOffice. See “<text:span text:style-name="T27"><text:bookmark-ref text:reference-format="text" text:ref-name="__RefHeading__22087_697337876">Open and Save As dialogs</text:bookmark-ref></text:span>” on page <text:span text:style-name="T27"><text:bookmark-ref text:reference-format="page" text:ref-name="__RefHeading__22087_697337876">31</text:bookmark-ref></text:span><text:s/>for more information.</text:p>
      <text:p text:style-name="P72"><text:span text:style-name="OOoMenuPath"><text:span text:style-name="T28"><draw:frame draw:style-name="fr2" draw:name="Frame5" text:anchor-type="as-char" svg:width="5.5339in" draw:z-index="7"><draw:text-box fo:min-height="3.6689in"><text:p text:style-name="OOoFigureCaption"/><text:p text:style-name="OOoFigureCaption">Figure <text:sequence text:ref-name="refFigure7" text:name="Figure" text:formula="ooow:Figure+1" style:num-format="1">8</text:sequence>: Example of LibreOffice Save As dialog</text:p></draw:text-box></draw:frame></text:span></text:span></text:p>
      <text:h text:style-name="P215" text:outline-level="3"><text:bookmark-start text:name="__RefHeading__20523_24232397"/><text:alphabetical-index-mark text:string-value="security"/><text:alphabetical-index-mark text:string-value="password protection"/>Password protection<text:bookmark-end text:name="__RefHeading__20523_24232397"/></text:h>
      <text:p text:style-name="P108">To protect a document and restrict who can open and read the document, or open and edit the document, you have to use password protection.</text:p>
      <text:list xml:id="list184502215788789" text:continue-list="list184502428796184" text:style-name="OOoNum_20_123">
        <text:list-item text:start-value="1">
          <text:p text:style-name="P292">Using the Save As command above, select the <text:span text:style-name="OOoMenuPath">Save with password</text:span> option in the Save As dialog or Save dialog.</text:p>
        </text:list-item>
        <text:list-item>
          <text:p text:style-name="P275">Click <text:span text:style-name="OOoMenuPath">Save</text:span> and the <text:span text:style-name="OOoMenuPath">Set Password</text:span> dialog opens (<text:span text:style-name="T52"><text:sequence-ref text:reference-format="category-and-value" text:ref-name="refFigure8">Figure 9</text:sequence-ref></text:span>).</text:p>
        </text:list-item>
        <text:list-item>
          <text:p text:style-name="P272">In <text:span text:style-name="OOoEmphasis">File encryption password</text:span>, enter a password to open the document and then enter the same password as confirmation.</text:p>
        </text:list-item>
        <text:list-item>
          <text:p text:style-name="P272"><text:soft-page-break/>To restrict who can edit the document, click the <text:span text:style-name="OOoMenuPath">More Options</text:span> button. This button changes to <text:span text:style-name="OOoMenuPath">Fewer Options</text:span> when clicked.</text:p>
        </text:list-item>
        <text:list-item>
          <text:p text:style-name="P272">In <text:span text:style-name="OOoEmphasis">File sharing password</text:span>, select <text:span text:style-name="OOoMenuPath">Open file read only</text:span> and enter a password to allow editing and then enter the same password as confirmation.</text:p>
        </text:list-item>
        <text:list-item>
          <text:p text:style-name="P282">Click <text:span text:style-name="OOoMenuPath">OK</text:span> and the dialog closes. If the passwords match, the document is saved password protected. If the passwords do not match, you receive an error message.</text:p>
        </text:list-item>
      </text:list>
      <text:p text:style-name="P72"><text:span text:style-name="OOoMenuPath"><text:span text:style-name="T28"><draw:frame draw:style-name="fr1" draw:name="Frame11" text:anchor-type="as-char" svg:width="3.6953in" draw:z-index="8"><draw:text-box fo:min-height="4.7382in"><text:p text:style-name="P98"/><text:p text:style-name="OOoFigureCaption">Figure <text:sequence text:ref-name="refFigure8" text:name="Figure" text:formula="ooow:Figure+1" style:num-format="1">9</text:sequence>: <text:span text:style-name="T52">Set Password dialog</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130">Caution</text:p>
            <text:p text:style-name="P130"/>
          </table:table-cell>
          <table:table-cell table:style-name="Table7.B1" office:value-type="string">
            <text:p text:style-name="P88">LibreOffice uses a very strong encryption mechanism that makes it almost impossible to recover the contents of a document if you lose or forget the password.</text:p>
          </table:table-cell>
        </table:table-row>
      </table:table>
      <text:h text:style-name="P230" text:outline-level="3"><text:bookmark-start text:name="__RefHeading__14630_129573012"/>Changing the password<text:bookmark-end text:name="__RefHeading__14630_129573012"/></text:h>
      <text:p text:style-name="P20">When a document is password-protected, you can change the password while the document is open. Go to <text:span text:style-name="OOoMenuPath">File &gt; Properties &gt; General</text:span> on the menu bar and click the <text:span text:style-name="OOoMenuPath">Change Password</text:span> button in the Properties dialog. This opens the Set Password dialog where you can enter a new password.</text:p>
      <text:h text:style-name="P231" text:outline-level="3"><text:bookmark-start text:name="__RefHeading__22083_697337876"/>Saving documents <text:alphabetical-index-mark text:string-value="automatic saving"/>automatically<text:bookmark-end text:name="__RefHeading__22083_697337876"/></text:h>
      <text:p text:style-name="P26">LibreOffice can save files automatically as part of the <text:span text:style-name="OOoMenuPath">AutoRecovery</text:span> feature. Automatic saving, like manual saving, overwrites the last saved state of the file. To set up automatic file saving:</text:p>
      <text:list xml:id="list37438389" text:style-name="OOoNum_20_123">
        <text:list-item text:start-value="1">
          <text:p text:style-name="P295">Go to <text:span text:style-name="OOoMenuPath">Tools &gt; Options &gt; Load/Save &gt; General</text:span> on the menu bar.</text:p>
        </text:list-item>
        <text:list-item>
          <text:p text:style-name="P275">Select <text:span text:style-name="OOoMenuPath">Save </text:span><text:alphabetical-index-mark text:string-value="autorecovery"/><text:span text:style-name="OOoMenuPath">AutoRecovery information every</text:span> and set the time interval.</text:p>
        </text:list-item>
        <text:list-item>
          <text:p text:style-name="P284"><text:soft-page-break/>Click <text:span text:style-name="OOoMenuPath">OK</text:span>.</text:p>
        </text:list-item>
      </text:list>
      <text:h text:style-name="P206" text:outline-level="2"><text:bookmark-start text:name="__RefHeading__22085_697337876"/>Renaming and deleting files<text:bookmark-end text:name="__RefHeading__22085_697337876"/></text:h>
      <text:p text:style-name="P16">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OOoMenuPath">Delete</text:span> or <text:span text:style-name="OOoMenuPath">Rename</text:span>, as appropriate. However, you cannot copy or paste files within the dialogs.</text:p>
      <text:h text:style-name="P202" text:outline-level="2"><text:bookmark-start text:name="Ref_Ref_28"/><text:bookmark-start text:name="__RefHeading__22087_697337876"/><text:reference-mark-start text:name="Using Open and Save As dialogs"/>Open and Save As dialogs<text:bookmark-end text:name="Ref_Ref_28"/><text:bookmark-end text:name="__RefHeading__22087_697337876"/><text:reference-mark-end text:name="Using Open and Save As dialogs"/></text:h>
      <text:p text:style-name="P108">You can choose whether to use the <text:alphabetical-index-mark text:string-value="Open and Save As dialogs"/>LibreOffice Open and Save As dialogs or the ones provided by your operating system.</text:p>
      <text:list xml:id="list184502298345874" text:continue-list="list184501875216491" text:style-name="OOoBullets_20_1">
        <text:list-item>
          <text:p text:style-name="P257">To use LibreOffice dialogs for saving or opening files, go to <text:span text:style-name="OOoMenuPath">Tools &gt; Options &gt; LibreOffice &gt; General</text:span> and check the option <text:span text:style-name="OOoMenuPath">Use LibreOffice dialog boxes</text:span>. An example of a LibreOffice dialog is shown in <text:span text:style-name="T42"><text:sequence-ref text:reference-format="category-and-value" text:ref-name="refFigure7">Figure 8</text:sequence-ref></text:span><text:s/>on page <text:span text:style-name="T42"><text:sequence-ref text:reference-format="page" text:ref-name="refFigure7">29</text:sequence-ref></text:span>.</text:p>
        </text:list-item>
        <text:list-item>
          <text:p text:style-name="P249">To use the operating system dialogs for saving or opening files, go to <text:span text:style-name="OOoMenuPath">Tools &gt; Options &gt; LibreOffice &gt; General</text:span> and uncheck the option <text:span text:style-name="OOoMenuPath">Use LibreOffice dialog boxes</text:span>.</text:p>
        </text:list-item>
      </text:list>
      <text:p text:style-name="P108">The three icons in the top right of the LibreOffice Open and Save As dialogs are as follows:</text:p>
      <text:list xml:id="list37431175" text:style-name="OOoBullets_20_1">
        <text:list-item text:start-value="1">
          <text:p text:style-name="P264"><text:span text:style-name="OOoStrongEmphasis">Connect To Server</text:span> <text:span text:style-name="T43"><text:s text:c="2"/>– a dialog opens allowing you to connect to </text:span>a network server if the file you want is not located on your computer.</text:p>
        </text:list-item>
        <text:list-item>
          <text:p text:style-name="P259"><text:span text:style-name="OOoStrongEmphasis">Up One Level</text:span> <text:s/>–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P249"><text:span text:style-name="OOoStrongEmphasis">Create New Folder</text:span> <text:s/>– creates a new sub-folder in the folder that is displayed in the dialog.</text:p>
        </text:list-item>
      </text:list>
      <text:p text:style-name="P55">Use the <text:span text:style-name="OOoMenuPath">File type</text:span> field to specify the type of file to be opened or the format of the file to be saved.</text:p>
      <text:p text:style-name="P55">The <text:span text:style-name="OOoMenuPath">Read-only</text:span> option on the Open dialog opens the file for reading and printing only. Most of the icons and most menu options are disabled on the toolbars. The <text:span text:style-name="OOoStrongEmphasis">Edit File</text:span> icon <text:s/>becomes active on the Standard toolbar. Click on this icon to open the file for editing.</text:p>
      <text:h text:style-name="P202" text:outline-level="2"><text:bookmark-start text:name="__RefHeading__22089_697337876"/>Using the Navigator<text:bookmark-end text:name="__RefHeading__22089_697337876"/></text:h>
      <text:p text:style-name="P20">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9">10</text:sequence-ref>. In Calc it shows Sheets, Range Names, Database Ranges, Graphics, Drawing Objects, and other items. In Impress and Draw it shows Slides, Pictures, and other items.</text:p>
      <text:p text:style-name="P37">To open the Navigator, click the <text:span text:style-name="OOoStrongEmphasis">Navigator</text:span> icon <text:s/>on the Standard toolbar, or press the <text:span text:style-name="OOoKeystroke">F5</text:span> key, or go to <text:span text:style-name="OOoMenuPath">View &gt; Navigator</text:span> on the menu bar.</text:p>
      <text:p text:style-name="P55">You can dock the Navigator to either side of the main LibreOffice window or leave it floating (see “<text:reference-ref text:reference-format="text" text:ref-name="docking/floating">Docking/floating dialogs</text:reference-ref>“ on page <text:reference-ref text:reference-format="page" text:ref-name="docking/floating">25</text:reference-ref><text:s/>for more information).</text:p>
      <text:p text:style-name="P55">Click the marker (+ or triangle) by any of the categories to display the list of objects in that category.</text:p>
      <text:p text:style-name="P72"><text:soft-page-break/><draw:frame draw:style-name="fr1" draw:name="Frame6" text:anchor-type="as-char" svg:width="2.5598in" draw:z-index="9"><draw:text-box fo:min-height="3.4854in"><text:p text:style-name="P103"/><text:p text:style-name="OOoFigureCaption">Figure <text:sequence text:ref-name="refFigure9" text:name="Figure" text:formula="ooow:Figure+1" style:num-format="1">10</text:sequence>: Navigator in Writer</text:p></draw:text-box></draw:frame></text:p>
      <text:p text:style-name="P108">The Navigator provides several convenient ways to move around a document and find items in it:</text:p>
      <text:list xml:id="list37446788" text:style-name="OOoBullets_20_1">
        <text:list-item text:start-value="1">
          <text:p text:style-name="P257">When a category is showing the list of objects in it, double-click on an object to jump directly to that object location in the document.</text:p>
        </text:list-item>
        <text:list-item>
          <text:p text:style-name="P239">Objects are much easier to find if you have given them recognizable names when creating them, instead of keeping the LibreOffice default names, for example Sheet1, Table1, Table2, and so on. The default names may not correspond to the actual position of the object in the document.</text:p>
        </text:list-item>
      </text:list>
      <text:list xml:id="list37419147" text:style-name="OOoBullets_20_1">
        <text:list-item text:start-value="1">
          <text:p text:style-name="P250">Each Navigator in the individual LibreOffice components has a different range of functions and these functions are further explained in the appropriate user guides for each LibreOffice component.</text:p>
        </text:list-item>
      </text:list>
      <text:h text:style-name="P202" text:outline-level="2"><text:bookmark-start text:name="__RefHeading__22091_697337876"/>Undoing and redoing changes<text:bookmark-end text:name="__RefHeading__22091_697337876"/></text:h>
      <text:p text:style-name="P20">To undo the most recent <text:alphabetical-index-mark text:string-value="changes, undo and redo"/>change in a document, use the keyboard shortcut <text:span text:style-name="OOoKeystroke">Ctrl+Z,</text:span> or click the <text:alphabetical-index-mark text:string-value="undo change"/><text:span text:style-name="OOoMenuPath">Undo</text:span> icon <text:s/>on the Standard toolbar, or go to <text:span text:style-name="OOoMenuPath">Edit &gt; Undo</text:span> on the menu bar. Click the small triangle to the right of the <text:span text:style-name="OOoMenuPath">Undo</text:span> icon to get a list of all the changes that can be undone. You can select multiple changes and undo them at the same time.</text:p>
      <text:p text:style-name="P55">After changes have been undone, you can redo changes. To redo a change use the keyboard shortcut <text:span text:style-name="OOoKeystroke">Ctrl+Y</text:span>, or click the <text:span text:style-name="OOoMenuPath">Redo</text:span> icon , or go to <text:span text:style-name="OOoMenuPath">Edit &gt; Redo</text:span> on the menu bar. As with Undo, click on the triangle to the right of the arrow to get a list of the changes that can be reapplied.</text:p>
      <text:p text:style-name="P55">To modify the number of changes LibreOffice remembers, go to <text:span text:style-name="OOoMenuPath">Tools &gt; Options &gt; LibreOffice &gt; Memory</text:span> on the menu bar. In the Undo section increase or decrease the<text:span text:style-name="OOoMenuPath"> Number of steps</text:span>. Be aware that asking LibreOffice to remember more changes consumes more computer memory.</text:p>
      <text:h text:style-name="P202" text:outline-level="2"><text:bookmark-start text:name="__RefHeading__22093_697337876"/><text:soft-page-break/><text:reference-mark-start text:name="Closing a document"/><text:alphabetical-index-mark text:string-value="closing a document"/>Closing a document<text:bookmark-end text:name="__RefHeading__22093_697337876"/><text:reference-mark-end text:name="Closing a document"/></text:h>
      <text:p text:style-name="P10">If only one document is open and you want to <text:alphabetical-index-mark text:string-value="closing" text:key1="document"/>close that document, go to <text:span text:style-name="OOoMenuPath">File &gt; Close</text:span> on the menu bar or click on the X on the right side of the menu bar. The document closes and the LibreOffice Start Center opens.</text:p>
      <text:p text:style-name="P55">If more than one document is open and you want to close one of them, go to <text:span text:style-name="OOoMenuPath">File &gt; Close</text:span> on the menu bar or click on the X on the title bar of that document’s window. The X may be located on either the right or left end of the title bar.</text:p>
      <text:p text:style-name="P108">If the document has not been saved since the last change, a message box is displayed. Choose whether to save or discard your changes.</text:p>
      <table:table table:name="Table8" table:style-name="Table8">
        <table:table-column table:style-name="Table8.A"/>
        <table:table-column table:style-name="Table8.B"/>
        <table:table-row table:style-name="Table8.1">
          <table:table-cell table:style-name="Table8.A1" office:value-type="string">
            <text:p text:style-name="P130">Caution</text:p>
            <text:p text:style-name="P130"/>
          </table:table-cell>
          <table:table-cell table:style-name="Table8.B1" office:value-type="string">
            <text:p text:style-name="P88">Not saving your document could result in the loss of recently made changes, or worse still, the entire file.</text:p>
          </table:table-cell>
        </table:table-row>
      </table:table>
      <text:h text:style-name="P202" text:outline-level="2"><text:bookmark-start text:name="__RefHeading__22095_697337876"/>Closing LibreOffice<text:bookmark-end text:name="__RefHeading__22095_697337876"/></text:h>
      <text:p text:style-name="P10">To <text:alphabetical-index-mark text:string-value="closing LibreOffice"/>close LibreOffice completely, go to <text:span text:style-name="OOoMenuPath">File &gt; Exit</text:span> on the menu bar in Windows and Linux operating systems. In a Mac operating system, go to <text:span text:style-name="OOoMenuPath">LibreOffice &gt; Quit LibreOffice</text:span> on the menu bar.</text:p>
      <text:p text:style-name="P55">When you close the last document using the X on the Title bar of the window, then LibreOffice will close completely. A Mac operating system does not have this function; instead, you need to go to <text:span text:style-name="OOoMenuPath">LibreOffice &gt; Quit LibreOffice</text:span> on the menu bar.</text:p>
      <text:p text:style-name="P107">You can also use a keyboard shortcut as follows:</text:p>
      <text:list xml:id="list184502253939456" text:continue-list="list184502298345874" text:style-name="OOoBullets_20_1">
        <text:list-item>
          <text:p text:style-name="P257">In Windows and Linux – <text:span text:style-name="OOoKeystroke">Ctrl+Q</text:span></text:p>
        </text:list-item>
        <text:list-item>
          <text:p text:style-name="P240">In Mac OS X – <text:span text:style-name="OOoKeystroke">Command ⌘+Q</text:span></text:p>
        </text:list-item>
      </text:list>
      <text:p text:style-name="P108">If any documents have not been saved since the last change, a message box is displayed. Choose whether to save or discard your changes.</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Ubuntu" svg:font-family="Ubuntu" style:font-adornments="Regular"/>
    <style:font-face style:name="Tahoma" svg:font-family="Tahoma"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Liberation Mono1"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1" svg:font-family="'DejaVu Sans'" style:font-adornments="Condensed Oblique"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114in" draw:dots2="1" draw:dots2-length="0.0114in" draw:distance="0.0114in"/>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1"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loext:opacity="10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2" style:master-page-name="">
      <style:paragraph-properties fo:margin-top="0.2126in" fo:margin-bottom="0.1256in" style:contextual-spacing="false" style:page-number="auto" fo:padding="0in" fo:border-left="none" fo:border-right="none" fo:border-top="none" fo:border-bottom="0.99pt solid #18a303" style:shadow="none"/>
      <style:text-properties fo:color="#18a303" loext:opacity="100%" fo:font-size="16pt"/>
    </style:style>
    <style:style style:name="OOoHeading_20_0" style:display-name="OOoHeading 0" style:family="paragraph" style:parent-style-name="OOoHeading" style:next-style-name="OOoTextBody" style:default-outline-level="1">
      <style:paragraph-properties fo:margin-top="3.9366in" fo:margin-bottom="0.1299in" style:contextual-spacing="false" fo:text-align="start" style:justify-single-word="false"/>
      <style:text-properties fo:color="#000000" loext:opacity="100%" style:font-name="Liberation Sans3"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loext:opacity="100%" style:font-name="Liberation Sans3"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in" fo:margin-right="0in" fo:margin-top="0in" fo:margin-bottom="0in" style:contextual-spacing="false" fo:text-indent="0in"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in" fo:margin-bottom="0.0827in" style:contextual-spacing="false" fo:padding="0in" fo:border-left="none" fo:border-right="none" fo:border-top="none" fo:border-bottom="0.99pt solid #18a303" style:shadow="none"/>
      <style:text-properties fo:color="#18a303" loext:opacity="100%"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style:contextual-spacing="false" fo:text-indent="0in"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margin-top="0in" fo:margin-bottom="0in" style:contextual-spacing="false"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TextBodyIndent" style:family="paragraph" style:parent-style-name="OOoTextBody">
      <style:paragraph-properties fo:margin-left="0.2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margin-top="0in" fo:margin-bottom="0in" style:contextual-spacing="false" fo:text-indent="-0.25in"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in" fo:margin-bottom="0.0417in"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loext:opacity="100%" style:font-name="Liberation Sans2"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margin-top="0in" fo:margin-bottom="0in" style:contextual-spacing="false" fo:text-align="start" style:justify-single-word="false" fo:text-indent="0in" style:auto-text-indent="false"/>
      <style:text-properties fo:color="#000000" loext:opacity="100%" style:font-name="Liberation Sans"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in" fo:margin-right="0in" fo:margin-top="0in" fo:margin-bottom="0in" style:contextual-spacing="false" fo:text-indent="0in"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Contents" style:family="paragraph" style:parent-style-name="OOoTextBody">
      <style:paragraph-properties fo:margin-left="0in" fo:margin-right="0in" fo:margin-top="0in" fo:margin-bottom="0in" style:contextual-spacing="false" fo:text-indent="0in"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master-page-name="">
      <style:paragraph-properties fo:margin-top="0.0783in" fo:margin-bottom="0in" style:contextual-spacing="false" style:page-number="auto" fo:keep-with-next="always"/>
      <style:text-properties fo:font-size="12pt" fo:font-weight="bold"/>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fo:color="#18a303" loext:opacity="100%" style:font-name="Liberation Sans2" fo:font-family="'Liberation Sans'" style:font-style-name="Bold" style:font-family-generic="swiss" style:font-pitch="variable"/>
    </style:style>
    <style:style style:name="Figure" style:family="paragraph" style:parent-style-name="Caption" style:class="extra">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margin-top="0in" fo:margin-bottom="0in" style:contextual-spacing="false"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margin-top="0in" fo:margin-bottom="0in" style:contextual-spacing="false"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3">
      <style:paragraph-properties fo:margin-top="0.1535in" fo:margin-bottom="0.0827in" style:contextual-spacing="false" style:shadow="none"/>
      <style:text-properties fo:color="#18a303" loext:opacity="100%" fo:font-size="14pt"/>
    </style:style>
    <style:style style:name="OOoHeading_20_3" style:display-name="OOoHeading 3" style:family="paragraph" style:parent-style-name="OOoHeading" style:next-style-name="OOoTextBody" style:default-outline-level="4">
      <style:paragraph-properties fo:margin-top="0.1535in" fo:margin-bottom="0.0429in" style:contextual-spacing="false"/>
      <style:text-properties fo:color="#18a303" loext:opacity="100%" fo:font-size="12pt" fo:font-style="italic"/>
    </style:style>
    <style:style style:name="OOoHeading_20_4" style:display-name="OOoHeading 4" style:family="paragraph" style:parent-style-name="OOoHeading" style:next-style-name="OOoTextBody">
      <style:paragraph-properties fo:margin-top="0.1252in" fo:margin-bottom="0in" style:contextual-spacing="false" fo:padding="0in" fo:border="none" style:shadow="none"/>
      <style:text-properties fo:color="#18a303" loext:opacity="100%" fo:font-size="80%"/>
    </style:style>
    <style:style style:name="OOoFigureNoCaption" style:family="paragraph" style:parent-style-name="OOoTextBody" style:next-style-name="OOoTextBody">
      <style:paragraph-properties fo:margin-left="0in" fo:margin-right="0in" fo:margin-top="0.0835in" fo:margin-bottom="0.0835in" style:contextual-spacing="false" fo:text-align="center" style:justify-single-word="false" fo:text-indent="0in" style:auto-text-indent="false"/>
    </style:style>
    <style:style style:name="OOoList_5f_TextBody_5f_L1" style:display-name="OOoList_TextBody_L1" style:family="paragraph" style:parent-style-name="OOoList" style:list-style-name="">
      <style:paragraph-properties fo:margin-left="0.5118in" fo:margin-right="0in" fo:margin-top="0in" fo:margin-bottom="0in" style:contextual-spacing="false"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0.8661in" fo:margin-right="0in" fo:margin-top="0in" fo:margin-bottom="0in" style:contextual-spacing="false"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2"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in" fo:margin-right="0in" fo:margin-top="0in" fo:margin-bottom="0in" style:contextual-spacing="false" fo:text-indent="0in" style:auto-text-indent="false" fo:padding="0in" fo:border-left="none" fo:border-right="none" fo:border-top="none" fo:border-bottom="0.99pt solid #00ae00" style:shadow="none" text:number-lines="false" text:line-number="0"/>
      <style:text-properties fo:color="#00ae00" loext:opacity="1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OOoBookTitle" style:family="paragraph" style:parent-style-name="OOoHeading" style:next-style-name="OOoTextBody">
      <style:paragraph-properties fo:margin-top="4.3307in" fo:margin-bottom="0.0398in" style:contextual-spacing="false" fo:text-align="center" style:justify-single-word="false"/>
      <style:text-properties fo:color="#000000" loext:opacity="100%" style:font-name="Liberation Sans3"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in" fo:margin-right="0in" fo:margin-top="0in" fo:margin-bottom="0in" style:contextual-spacing="false" fo:line-height="100%" fo:text-indent="0in"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in" fo:margin-right="0in" fo:margin-top="0in" fo:margin-bottom="0in" style:contextual-spacing="false" fo:text-align="center" style:justify-single-word="false" fo:text-indent="0in"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in" fo:margin-right="0in" fo:margin-top="0in" fo:margin-bottom="0.0429in" style:contextual-spacing="false" fo:text-align="start" style:justify-single-word="false" fo:text-indent="0in"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in" fo:margin-right="0in" fo:margin-top="0in" fo:margin-bottom="0in" style:contextual-spacing="false" fo:text-indent="0in"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2362in" fo:margin-right="0in" fo:margin-top="0in" fo:margin-bottom="0in" style:contextual-spacing="fals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in" fo:margin-right="0in" fo:margin-top="0.0783in" fo:margin-bottom="0.0398in" style:contextual-spacing="false" fo:text-indent="0in" style:auto-text-indent="false" style:page-number="auto" style:shadow="none" fo:keep-with-next="always"/>
      <style:text-properties fo:color="#00ae00" loext:opacity="100%" fo:font-size="14pt" fo:font-weight="bold"/>
    </style:style>
    <style:style style:name="OOoCoverNotice" style:family="paragraph" style:parent-style-name="OOoTextBody">
      <style:paragraph-properties fo:margin-left="0.7874in" fo:margin-right="0in" fo:margin-top="0.3937in" fo:margin-bottom="0.0827in" style:contextual-spacing="false" fo:text-align="center" style:justify-single-word="false" fo:text-indent="0in" style:auto-text-indent="false" style:border-line-width="0.0138in 0.0138in 0.0138in" fo:padding="0.0984in" fo:border="3pt double #000000" style:shadow="#808080 0.0709in 0.0709in"/>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2"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3"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2"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2"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2" fo:font-family="'Liberation Sans'" style:font-style-name="Bold" style:font-family-generic="swiss" style:font-pitch="variable" fo:font-size="16pt" fo:font-weight="bold" style:font-size-asian="16pt" style:font-weight-asian="bold" style:font-size-complex="16pt" style:font-weight-complex="bold"/>
    </style:style>
    <style:style style:name="Lib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in" fo:margin-right="0.1575in" fo:margin-top="0in" fo:margin-bottom="0in" style:contextual-spacing="false" fo:text-indent="0in" style:auto-text-indent="false" fo:padding="0.0193in" fo:border-left="none" fo:border-right="none" fo:border-top="none" fo:border-bottom="2.49pt solid #000000"/>
      <style:text-properties fo:font-size="11pt" fo:font-style="italic" fo:font-weight="bold"/>
    </style:style>
    <style:style style:name="OOoScenario" style:family="paragraph" style:parent-style-name="OOoTextBody">
      <loext:graphic-properties draw:fill="none" draw:fill-color="#99ccff"/>
      <style:paragraph-properties fo:margin-left="0in" fo:margin-right="0in" fo:margin-top="0in" fo:margin-bottom="0in" style:contextual-spacing="false" fo:text-indent="0in" style:auto-text-indent="false" fo:background-color="transparent" fo:padding="0in" fo:border="none"/>
    </style:style>
    <style:style style:name="OOoFullWidth" style:family="paragraph" style:next-style-name="OOoTextBody">
      <style:paragraph-properties fo:margin-left="0.05in" fo:margin-right="0in" fo:margin-top="0in" fo:margin-bottom="0.0984in" style:contextual-spacing="false" fo:text-indent="0in"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style: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style:contextual-spacing="false" fo:text-indent="0in" style:auto-text-indent="false" style:page-number="auto"/>
      <style:text-properties fo:font-size="12pt"/>
    </style:style>
    <style:style style:name="OOoBookSubtitle" style:family="paragraph" style:parent-style-name="OOoBookTitle" style:next-style-name="OOoTextBody" style:master-page-name="">
      <style:paragraph-properties fo:margin-top="0in" fo:margin-bottom="0.0398in" style:contextual-spacing="false" style:page-number="auto"/>
      <style:text-properties fo:font-size="18pt" fo:font-style="italic" fo:font-weight="normal"/>
    </style:style>
    <style:style style:name="LONumStandard" style:family="paragraph" style:parent-style-name="OOoNum_20_123_20_Start" style:list-style-name="OOoNumStandard">
      <loext:graphic-properties draw:fill="none" draw:fill-color="#99ccff"/>
      <style:paragraph-properties fo:background-color="transparent"/>
    </style:style>
    <style:style style:name="LONumStandardStop" style:family="paragraph" style:parent-style-name="OOoNum_20_123_20_End" style:next-style-name="OOoTextBody" style:list-style-name="OOoNumStandard" style:master-page-name="">
      <loext:graphic-properties draw:fill="none" draw:fill-color="#99ccff"/>
      <style:paragraph-properties style:page-number="auto" fo:background-color="transparent" style:shadow="none">
        <style:tab-stops/>
      </style:paragraph-properties>
    </style:style>
    <style:style style:name="OOoFramedPicture" style:family="paragraph" style:parent-style-name="OOoFigure">
      <style:paragraph-properties fo:margin-top="0in" fo:margin-bottom="0in" style:contextual-spacing="false"/>
    </style:style>
    <style:style style:name="Macro_20_Code" style:display-name="Macro Code" style:family="paragraph" style:class="text" style:master-page-name="">
      <loext:graphic-properties draw:fill="none" draw:fill-color="#99ccff"/>
      <style:paragraph-properties fo:margin-left="0.0783in" fo:margin-right="0.0783in" fo:margin-top="0in" fo:margin-bottom="0in" style:contextual-spacing="false" fo:text-indent="0in" style:auto-text-indent="false" style:page-number="auto" fo:background-color="transparent" text:number-lines="tru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paragraph-properties>
      <style:text-properties style:font-name="Liberation Mono" fo:font-family="'Liberation Mono'" style:font-style-name="Regular" style:font-family-generic="modern" style:font-pitch="fixed" fo:font-size="9pt" fo:language="zxx" fo:country="none"/>
    </style:style>
    <style:style style:name="LONumStandardEnd" style:family="paragraph" style:parent-style-name="OOoNum_20_123_20_End" style:next-style-name="OOoTextBody" style:list-style-name="OOoNum_20_standard">
      <loext:graphic-properties draw:fill="none" draw:fill-color="#99ccff"/>
      <style:paragraph-properties fo:background-color="transparent" text:number-lines="false" text:line-number="0"/>
    </style:style>
    <style:style style:name="OOoListTNCCont." style:family="paragraph" style:parent-style-name="OOoListTNC_20_Start">
      <style:paragraph-properties fo:margin-left="0.5118in" fo:margin-right="0in" fo:margin-top="0in" fo:margin-bottom="0in" style:contextual-spacing="false" fo:text-indent="-0.2201in"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hapterNumber" style:family="text">
      <style:text-properties fo:color="#000000" loext:opacity="100%" style:font-name="Liberation Sans3"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loext:opacity="100%" style:font-name="Liberation Sans"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 fo:font-family="'Liberation Sans'" style:font-style-name="Italic" style:font-family-generic="swiss" style:font-pitch="variable" fo:font-style="italic"/>
    </style:style>
    <style:style style:name="OOoKeystroke" style:family="text" style:parent-style-name="OOoDefault">
      <style:text-properties style:font-name="Liberation Sans"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loext:opacity="100%" style:font-name="Liberation Mono2"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loext:opacity="10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loext:opacity="100%" style:font-name="Times New Roman1"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loext:opacity="1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loext:opacity="100%"/>
    </style:style>
    <style:style style:name="_5f_OOoComputerIdent" style:display-name="_OOoComputerIdent" style:family="text" style:parent-style-name="_5f_OOoComputerBase">
      <style:text-properties fo:color="#008000" loext:opacity="100%"/>
    </style:style>
    <style:style style:name="_5f_OOoComputerLiteral" style:display-name="_OOoComputerLiteral" style:family="text" style:parent-style-name="_5f_OOoComputerBase">
      <style:text-properties fo:color="#ff0000" loext:opacity="1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2"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loext:opacity="100%" style:font-name="Liberation Sans1" fo:font-family="'Liberation Sans'" style:font-style-name="Regular" style:font-family-generic="swiss" style:font-pitch="variable" style:text-underline-style="dotted" style:text-underline-width="auto" style:text-underline-color="font-color"/>
    </style:style>
    <style:style style:name="OOoUserInput" style:family="text" style:parent-style-name="OOoDefault">
      <style:text-properties fo:color="#000080" loext:opacity="100%" fo:font-weight="bold"/>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1"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style:style>
    <style:style style:name="LibOComputerCode" style:family="text" style:parent-style-name="LibOStandard">
      <style:text-properties style:font-name="Liberation Mono2"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LOKeystroke" style:family="text" style:parent-style-name="LODefault">
      <style:text-properties style:font-name="Liberation Sans" fo:font-family="'Liberation Sans'" style:font-style-name="Italic" style:font-family-generic="swiss" style:font-pitch="variable" fo:font-style="italic"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style:style style:name="LibOFormel" style:family="graphic" style:parent-style-name="Formula">
      <style:graphic-properties text:anchor-type="as-char" fo:margin-left="0in" fo:margin-right="0in" style:wrap="parallel" style:number-wrapped-paragraphs="no-limit" style:wrap-contour="fals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752in" fo:text-indent="-0.3547in" fo:margin-left="1.57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291in" fo:text-indent="-0.3543in" fo:margin-left="1.9291in"/>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1.5in" fo:text-indent="-1.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2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officeooo:rsid="003402c9"/>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style style:name="MT4" style:family="text">
      <style:text-properties officeooo:rsid="00382529"/>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2638in" fo:page-height="11.6937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2" style:page-usage="lef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OOoPageStyle" style:page-layout-name="Mpm2">
      <style:footer>
        <text:p text:style-name="MP1"><text:chapter text:display="name" text:outline-level="1">Chapter 1   Introducing LibreOffice</text:chapter><text:s/><text:span text:style-name="MT1">| </text:span><text:page-number text:select-page="current">31</text:page-number></text:p>
      </style:footer>
      <style:footer-left>
        <text:p text:style-name="OOoFooter"><text:page-number text:select-page="current">32</text:page-number><text:s/><text:span text:style-name="MT1">| </text:span><text:title>Getting Started with LibreOffice 4.2</text:title></text:p>
      </style:footer-left>
    </style:master-page>
    <style:master-page style:name="OOoFirstPage" style:page-layout-name="Mpm3" style:next-style-name="OOoCopyright"/>
    <style:master-page style:name="OOoCopyright" style:page-layout-name="Mpm4" draw:style-name="Mdp1" style:next-style-name="OOoFrontMatter">
      <style:footer>
        <text:p text:style-name="MP1"><text:span text:style-name="MT2">Documentation for LibreOffice is available at </text:span><text:a xlink:type="simple" xlink:href="http://www.libreoffice.org/get-help/documentation" text:style-name="Internet_20_link" text:visited-style-name="Visited_20_Internet_20_Link"><text:span text:style-name="Internet_20_link"><text:span text:style-name="MT3">http://www.libreoffice.org/get-help/documentation</text:span></text:span></text:a></text:p>
      </style:footer>
    </style:master-page>
    <style:master-page style:name="OOoFrontMatter" style:page-layout-name="Mpm5">
      <style:footer>
        <text:p text:style-name="MP1"><text:title>Getting Started with LibreOffice 4.2</text:title><text:s/><text:span text:style-name="MT4">| </text:span><text:page-number text:select-page="current">7</text:page-number></text:p>
      </style:footer>
      <style:footer-left>
        <text:p text:style-name="OOoFooter"><text:page-number text:select-page="current">6</text:page-number><text:s/><text:span text:style-name="MT4">| </text:span><text:title>Getting Started with LibreOffice 4.2</text:title></text:p>
      </style:footer-left>
    </style:master-page>
    <style:master-page style:name="OOoOneColumn" style:page-layout-name="Mpm6" draw:style-name="Mdp1">
      <style:footer>
        <text:p text:style-name="MP2"><text:title>Getting Started with LibreOffice 4.2</text:title><text:tab/><text:chapter text:display="name" text:outline-level="1"/><text:tab/><text:page-number text:select-page="current">0</text:page-number></text:p>
      </style:footer>
    </style:master-page>
    <style:master-page style:name="OOoTitlePage" style:page-layout-name="Mpm7" style:next-style-name="OOoCopyright"/>
    <style:master-page style:name="First_20_Page" style:display-name="First Page" style:page-layout-name="Mpm1" style:next-style-name="Standard"/>
    <style:master-page style:name="Index" style:page-layout-name="Mpm8">
      <style:footer>
        <text:p text:style-name="Footer"/>
      </style:footer>
      <style:footer-left>
        <text:p text:style-name="Footer"/>
      </style:footer-left>
    </style:master-page>
    <style:master-page style:name="OOoIndex" style:page-layout-name="Mpm9"/>
    <style:master-page style:name="Landscape" style:page-layout-name="Mpm10"/>
    <style:master-page style:name="master-page3" style:page-layout-name="Mpm11"/>
    <style:master-page style:name="Left_20_Page" style:display-name="Left Page" style:page-layout-name="Mpm12" style:next-style-name="Right_20_Page"/>
    <style:master-page style:name="Right_20_Page" style:display-name="Right Page" style:page-layout-name="Mpm13" style:next-style-name="Left_20_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Dev/7.1.0.0.alpha1$Linux_X86_64 LibreOffice_project/49a39d1abccc61b6dace3e92059ae50a6a2c298d</meta:generator>
    <dc:title>Getting Started with LibreOffice 4.2</dc:title>
    <meta:creation-date>2010-01-04T08:31:18</meta:creation-date>
    <meta:editing-cycles>354</meta:editing-cycles>
    <meta:editing-duration>P2DT11H41M5S</meta:editing-duration>
    <meta:initial-creator>Jean Hollis Weber</meta:initial-creator>
    <dc:date>2020-10-28T18:45:01.049541863</dc:date>
    <meta:document-statistic meta:table-count="8" meta:image-count="0" meta:object-count="0" meta:page-count="33" meta:paragraph-count="627" meta:word-count="8742" meta:character-count="52514" meta:non-whitespace-character-count="44440"/>
    <meta:user-defined meta:name="Info 1"/>
    <meta:user-defined meta:name="Info 2"/>
    <meta:user-defined meta:name="Info 3"/>
    <meta:user-defined meta:name="Info 4"/>
    <meta:template xlink:type="simple" xlink:actuate="onRequest" xlink:title="LO_3_4_book_template" xlink:href="../../../../Library/Application%20Support/LibreOffice/3/user/template/LO_3_4_book_template.ott" meta:date="2012-04-21T15:17:30"/>
  </office:meta>
</office:document-meta>
</file>